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61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ering-pv-data" table:style-name="ta1">
        <table:shapes>
          <draw:frame draw:z-index="0" draw:style-name="gr1" draw:text-style-name="P1" svg:width="468.06mm" svg:height="210.67mm" svg:x="171.97mm" svg:y="2.12mm">
            <draw:object draw:notify-on-update-of-ranges="'metering-pv-data'.B456:'metering-pv-data'.B694 'metering-pv-data'.A2:'metering-pv-data'.A2 'metering-pv-data'.C2:'metering-pv-data'.C240 'metering-pv-data'.A456:'metering-pv-data'.A456 'metering-pv-data'.C456:'metering-pv-data'.C694 'metering-pv-data'.A429:'metering-pv-data'.A429 'metering-pv-data'.C429:'metering-pv-data'.C455 'metering-pv-data'.A241:'metering-pv-data'.A241 'metering-pv-data'.C241:'metering-pv-data'.C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period_end</text:p>
          </table:table-cell>
          <table:table-cell office:value-type="string" calcext:value-type="string">
            <text:p>persistentvolumeclaim_usage_bytes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7:00:00" calcext:value-type="date">
            <text:p>2020-02-07 07:00:00</text:p>
          </table:table-cell>
          <table:table-cell office:value-type="float" office:value="1620049920" calcext:value-type="float">
            <text:p>1.6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8:00:00" calcext:value-type="date">
            <text:p>2020-02-07 08:00:00</text:p>
          </table:table-cell>
          <table:table-cell office:value-type="float" office:value="1620049920" calcext:value-type="float">
            <text:p>1.6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9:00:00" calcext:value-type="date">
            <text:p>2020-02-07 09:00:00</text:p>
          </table:table-cell>
          <table:table-cell office:value-type="float" office:value="1620049920" calcext:value-type="float">
            <text:p>1.6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3:00:00" calcext:value-type="date">
            <text:p>2020-02-09 03:00:00</text:p>
          </table:table-cell>
          <table:table-cell office:value-type="float" office:value="1628160000" calcext:value-type="float">
            <text:p>1.6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4:00:00" calcext:value-type="date">
            <text:p>2020-02-09 04:00:00</text:p>
          </table:table-cell>
          <table:table-cell office:value-type="float" office:value="1629634560" calcext:value-type="float">
            <text:p>1.6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5:00:00" calcext:value-type="date">
            <text:p>2020-02-09 05:00:00</text:p>
          </table:table-cell>
          <table:table-cell office:value-type="float" office:value="1630126080" calcext:value-type="float">
            <text:p>1.6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6:00:00" calcext:value-type="date">
            <text:p>2020-02-09 06:00:00</text:p>
          </table:table-cell>
          <table:table-cell office:value-type="float" office:value="1630126080" calcext:value-type="float">
            <text:p>1.6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2:00:00" calcext:value-type="date">
            <text:p>2020-02-09 02:00:00</text:p>
          </table:table-cell>
          <table:table-cell office:value-type="float" office:value="1632374784" calcext:value-type="float">
            <text:p>1.6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0:00:00" calcext:value-type="date">
            <text:p>2020-02-07 10:00:00</text:p>
          </table:table-cell>
          <table:table-cell office:value-type="float" office:value="1647419392" calcext:value-type="float">
            <text:p>1.6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5:00:00" calcext:value-type="date">
            <text:p>2020-02-11 05:00:00</text:p>
          </table:table-cell>
          <table:table-cell office:value-type="float" office:value="1651261440" calcext:value-type="float">
            <text:p>1.6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6:00:00" calcext:value-type="date">
            <text:p>2020-02-11 06:00:00</text:p>
          </table:table-cell>
          <table:table-cell office:value-type="float" office:value="1651261440" calcext:value-type="float">
            <text:p>1.6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7:00:00" calcext:value-type="date">
            <text:p>2020-02-11 07:00:00</text:p>
          </table:table-cell>
          <table:table-cell office:value-type="float" office:value="1651261440" calcext:value-type="float">
            <text:p>1.6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8:00:00" calcext:value-type="date">
            <text:p>2020-02-11 08:00:00</text:p>
          </table:table-cell>
          <table:table-cell office:value-type="float" office:value="1651261440" calcext:value-type="float">
            <text:p>1.6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9:00:00" calcext:value-type="date">
            <text:p>2020-02-11 09:00:00</text:p>
          </table:table-cell>
          <table:table-cell office:value-type="float" office:value="1659682816" calcext:value-type="float">
            <text:p>1.6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5:00:00" calcext:value-type="date">
            <text:p>2020-02-13 15:00:00</text:p>
          </table:table-cell>
          <table:table-cell office:value-type="float" office:value="1660846080" calcext:value-type="float">
            <text:p>1.6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6:00:00" calcext:value-type="date">
            <text:p>2020-02-13 16:00:00</text:p>
          </table:table-cell>
          <table:table-cell office:value-type="float" office:value="1660846080" calcext:value-type="float">
            <text:p>1.6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7:00:00" calcext:value-type="date">
            <text:p>2020-02-13 17:00:00</text:p>
          </table:table-cell>
          <table:table-cell office:value-type="float" office:value="1660846080" calcext:value-type="float">
            <text:p>1.6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8:00:00" calcext:value-type="date">
            <text:p>2020-02-13 18:00:00</text:p>
          </table:table-cell>
          <table:table-cell office:value-type="float" office:value="1660846080" calcext:value-type="float">
            <text:p>1.6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7:00:00" calcext:value-type="date">
            <text:p>2020-02-09 07:00:00</text:p>
          </table:table-cell>
          <table:table-cell office:value-type="float" office:value="1663811584" calcext:value-type="float">
            <text:p>1.6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" calcext:value-type="date">
            <text:p>2020-02-06 00:00:00</text:p>
          </table:table-cell>
          <table:table-cell office:value-type="float" office:value="1672921088" calcext:value-type="float">
            <text:p>1.6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9:00:00" calcext:value-type="date">
            <text:p>2020-02-15 19:00:00</text:p>
          </table:table-cell>
          <table:table-cell office:value-type="float" office:value="167976960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20:00:00" calcext:value-type="date">
            <text:p>2020-02-15 20:00:00</text:p>
          </table:table-cell>
          <table:table-cell office:value-type="float" office:value="167976960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21:00:00" calcext:value-type="date">
            <text:p>2020-02-15 21:00:00</text:p>
          </table:table-cell>
          <table:table-cell office:value-type="float" office:value="167976960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22:00:00" calcext:value-type="date">
            <text:p>2020-02-15 22:00:00</text:p>
          </table:table-cell>
          <table:table-cell office:value-type="float" office:value="167976960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9:00:00" calcext:value-type="date">
            <text:p>2020-02-13 19:00:00</text:p>
          </table:table-cell>
          <table:table-cell office:value-type="float" office:value="1680846848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1:00:00" calcext:value-type="date">
            <text:p>2020-02-07 11:00:00</text:p>
          </table:table-cell>
          <table:table-cell office:value-type="float" office:value="168321024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2:00:00" calcext:value-type="date">
            <text:p>2020-02-07 12:00:00</text:p>
          </table:table-cell>
          <table:table-cell office:value-type="float" office:value="168321024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3:00:00" calcext:value-type="date">
            <text:p>2020-02-07 13:00:00</text:p>
          </table:table-cell>
          <table:table-cell office:value-type="float" office:value="1683210240" calcext:value-type="float">
            <text:p>1.6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8:00:00" calcext:value-type="date">
            <text:p>2020-02-09 08:00:00</text:p>
          </table:table-cell>
          <table:table-cell office:value-type="float" office:value="1693286400" calcext:value-type="float">
            <text:p>1.6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9:00:00" calcext:value-type="date">
            <text:p>2020-02-09 09:00:00</text:p>
          </table:table-cell>
          <table:table-cell office:value-type="float" office:value="1693286400" calcext:value-type="float">
            <text:p>1.6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0:00:00" calcext:value-type="date">
            <text:p>2020-02-09 10:00:00</text:p>
          </table:table-cell>
          <table:table-cell office:value-type="float" office:value="1693286400" calcext:value-type="float">
            <text:p>1.6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1:00:00" calcext:value-type="date">
            <text:p>2020-02-09 11:00:00</text:p>
          </table:table-cell>
          <table:table-cell office:value-type="float" office:value="1693286400" calcext:value-type="float">
            <text:p>1.6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4:00:00" calcext:value-type="date">
            <text:p>2020-02-07 14:00:00</text:p>
          </table:table-cell>
          <table:table-cell office:value-type="float" office:value="1701105664" calcext:value-type="float">
            <text:p>1.7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2:00:00" calcext:value-type="date">
            <text:p>2020-02-09 12:00:00</text:p>
          </table:table-cell>
          <table:table-cell office:value-type="float" office:value="1705918464" calcext:value-type="float">
            <text:p>1.7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0:00:00" calcext:value-type="date">
            <text:p>2020-02-11 10:00:00</text:p>
          </table:table-cell>
          <table:table-cell office:value-type="float" office:value="1714421760" calcext:value-type="float">
            <text:p>1.7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1:00:00" calcext:value-type="date">
            <text:p>2020-02-11 11:00:00</text:p>
          </table:table-cell>
          <table:table-cell office:value-type="float" office:value="1714421760" calcext:value-type="float">
            <text:p>1.7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2:00:00" calcext:value-type="date">
            <text:p>2020-02-11 12:00:00</text:p>
          </table:table-cell>
          <table:table-cell office:value-type="float" office:value="1714421760" calcext:value-type="float">
            <text:p>1.7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3:00:00" calcext:value-type="date">
            <text:p>2020-02-11 13:00:00</text:p>
          </table:table-cell>
          <table:table-cell office:value-type="float" office:value="1714421760" calcext:value-type="float">
            <text:p>1.7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4:00:00" calcext:value-type="date">
            <text:p>2020-02-11 14:00:00</text:p>
          </table:table-cell>
          <table:table-cell office:value-type="float" office:value="1720737792" calcext:value-type="float">
            <text:p>1.7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20:00:00" calcext:value-type="date">
            <text:p>2020-02-13 20:00:00</text:p>
          </table:table-cell>
          <table:table-cell office:value-type="float" office:value="1724006400" calcext:value-type="float">
            <text:p>1.7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21:00:00" calcext:value-type="date">
            <text:p>2020-02-13 21:00:00</text:p>
          </table:table-cell>
          <table:table-cell office:value-type="float" office:value="1724006400" calcext:value-type="float">
            <text:p>1.7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22:00:00" calcext:value-type="date">
            <text:p>2020-02-13 22:00:00</text:p>
          </table:table-cell>
          <table:table-cell office:value-type="float" office:value="1724006400" calcext:value-type="float">
            <text:p>1.7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23:00:00" calcext:value-type="date">
            <text:p>2020-02-13 23:00:00</text:p>
          </table:table-cell>
          <table:table-cell office:value-type="float" office:value="1724006400" calcext:value-type="float">
            <text:p>1.7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" calcext:value-type="date">
            <text:p>2020-02-14 00:00:00</text:p>
          </table:table-cell>
          <table:table-cell office:value-type="float" office:value="1724006400" calcext:value-type="float">
            <text:p>1.7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1:00:00" calcext:value-type="date">
            <text:p>2020-02-06 01:00:00</text:p>
          </table:table-cell>
          <table:table-cell office:value-type="float" office:value="1730863104" calcext:value-type="float">
            <text:p>1.7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2:00:00" calcext:value-type="date">
            <text:p>2020-02-06 02:00:00</text:p>
          </table:table-cell>
          <table:table-cell office:value-type="float" office:value="1738883072" calcext:value-type="float">
            <text:p>1.7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3:00:00" calcext:value-type="date">
            <text:p>2020-02-06 03:00:00</text:p>
          </table:table-cell>
          <table:table-cell office:value-type="float" office:value="1740095488" calcext:value-type="float">
            <text:p>1.7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4:00:00" calcext:value-type="date">
            <text:p>2020-02-06 04:00:00</text:p>
          </table:table-cell>
          <table:table-cell office:value-type="float" office:value="1741209600" calcext:value-type="float">
            <text:p>1.7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4:00:00" calcext:value-type="date">
            <text:p>2020-02-13 14:00:00</text:p>
          </table:table-cell>
          <table:table-cell office:value-type="float" office:value="1746153472" calcext:value-type="float">
            <text:p>1.7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5:00:00" calcext:value-type="date">
            <text:p>2020-02-07 15:00:00</text:p>
          </table:table-cell>
          <table:table-cell office:value-type="float" office:value="1746370560" calcext:value-type="float">
            <text:p>1.7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6:00:00" calcext:value-type="date">
            <text:p>2020-02-07 16:00:00</text:p>
          </table:table-cell>
          <table:table-cell office:value-type="float" office:value="1746370560" calcext:value-type="float">
            <text:p>1.7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7:00:00" calcext:value-type="date">
            <text:p>2020-02-07 17:00:00</text:p>
          </table:table-cell>
          <table:table-cell office:value-type="float" office:value="1746370560" calcext:value-type="float">
            <text:p>1.7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8:00:00" calcext:value-type="date">
            <text:p>2020-02-07 18:00:00</text:p>
          </table:table-cell>
          <table:table-cell office:value-type="float" office:value="1754791936" calcext:value-type="float">
            <text:p>1.7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3:00:00" calcext:value-type="date">
            <text:p>2020-02-09 13:00:00</text:p>
          </table:table-cell>
          <table:table-cell office:value-type="float" office:value="1756446720" calcext:value-type="float">
            <text:p>1.7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4:00:00" calcext:value-type="date">
            <text:p>2020-02-09 14:00:00</text:p>
          </table:table-cell>
          <table:table-cell office:value-type="float" office:value="1756446720" calcext:value-type="float">
            <text:p>1.7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5:00:00" calcext:value-type="date">
            <text:p>2020-02-09 15:00:00</text:p>
          </table:table-cell>
          <table:table-cell office:value-type="float" office:value="1756446720" calcext:value-type="float">
            <text:p>1.7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6:00:00" calcext:value-type="date">
            <text:p>2020-02-09 16:00:00</text:p>
          </table:table-cell>
          <table:table-cell office:value-type="float" office:value="1756446720" calcext:value-type="float">
            <text:p>1.7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7:00:00" calcext:value-type="date">
            <text:p>2020-02-09 17:00:00</text:p>
          </table:table-cell>
          <table:table-cell office:value-type="float" office:value="1756446720" calcext:value-type="float">
            <text:p>1.7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6:00:00" calcext:value-type="date">
            <text:p>2020-02-07 06:00:00</text:p>
          </table:table-cell>
          <table:table-cell office:value-type="float" office:value="1769455616" calcext:value-type="float">
            <text:p>1.7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5:00:00" calcext:value-type="date">
            <text:p>2020-02-11 15:00:00</text:p>
          </table:table-cell>
          <table:table-cell office:value-type="float" office:value="1777582080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6:00:00" calcext:value-type="date">
            <text:p>2020-02-11 16:00:00</text:p>
          </table:table-cell>
          <table:table-cell office:value-type="float" office:value="1777582080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7:00:00" calcext:value-type="date">
            <text:p>2020-02-11 17:00:00</text:p>
          </table:table-cell>
          <table:table-cell office:value-type="float" office:value="1777582080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8:00:00" calcext:value-type="date">
            <text:p>2020-02-11 18:00:00</text:p>
          </table:table-cell>
          <table:table-cell office:value-type="float" office:value="1777582080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5:00:00" calcext:value-type="date">
            <text:p>2020-02-06 05:00:00</text:p>
          </table:table-cell>
          <table:table-cell office:value-type="float" office:value="1781211136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1:00:00" calcext:value-type="date">
            <text:p>2020-02-14 01:00:00</text:p>
          </table:table-cell>
          <table:table-cell office:value-type="float" office:value="1781501952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19:00:00" calcext:value-type="date">
            <text:p>2020-02-11 19:00:00</text:p>
          </table:table-cell>
          <table:table-cell office:value-type="float" office:value="1784950784" calcext:value-type="float">
            <text:p>1.7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2:00:00" calcext:value-type="date">
            <text:p>2020-02-14 02:00:00</text:p>
          </table:table-cell>
          <table:table-cell office:value-type="float" office:value="1787904000" calcext:value-type="float">
            <text:p>1.7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3:00:00" calcext:value-type="date">
            <text:p>2020-02-14 03:00:00</text:p>
          </table:table-cell>
          <table:table-cell office:value-type="float" office:value="1787904000" calcext:value-type="float">
            <text:p>1.7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4:00:00" calcext:value-type="date">
            <text:p>2020-02-14 04:00:00</text:p>
          </table:table-cell>
          <table:table-cell office:value-type="float" office:value="1787904000" calcext:value-type="float">
            <text:p>1.7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5:00:00" calcext:value-type="date">
            <text:p>2020-02-14 05:00:00</text:p>
          </table:table-cell>
          <table:table-cell office:value-type="float" office:value="1787904000" calcext:value-type="float">
            <text:p>1.7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8:00:00" calcext:value-type="date">
            <text:p>2020-02-09 18:00:00</text:p>
          </table:table-cell>
          <table:table-cell office:value-type="float" office:value="1801711616" calcext:value-type="float">
            <text:p>1.8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6:00:00" calcext:value-type="date">
            <text:p>2020-02-06 06:00:00</text:p>
          </table:table-cell>
          <table:table-cell office:value-type="float" office:value="1804369920" calcext:value-type="float">
            <text:p>1.8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7:00:00" calcext:value-type="date">
            <text:p>2020-02-06 07:00:00</text:p>
          </table:table-cell>
          <table:table-cell office:value-type="float" office:value="1804369920" calcext:value-type="float">
            <text:p>1.8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8:00:00" calcext:value-type="date">
            <text:p>2020-02-06 08:00:00</text:p>
          </table:table-cell>
          <table:table-cell office:value-type="float" office:value="1804369920" calcext:value-type="float">
            <text:p>1.8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19:00:00" calcext:value-type="date">
            <text:p>2020-02-07 19:00:00</text:p>
          </table:table-cell>
          <table:table-cell office:value-type="float" office:value="1809530880" calcext:value-type="float">
            <text:p>1.8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20:00:00" calcext:value-type="date">
            <text:p>2020-02-07 20:00:00</text:p>
          </table:table-cell>
          <table:table-cell office:value-type="float" office:value="1809530880" calcext:value-type="float">
            <text:p>1.8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21:00:00" calcext:value-type="date">
            <text:p>2020-02-07 21:00:00</text:p>
          </table:table-cell>
          <table:table-cell office:value-type="float" office:value="1809530880" calcext:value-type="float">
            <text:p>1.8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22:00:00" calcext:value-type="date">
            <text:p>2020-02-07 22:00:00</text:p>
          </table:table-cell>
          <table:table-cell office:value-type="float" office:value="1809530880" calcext:value-type="float">
            <text:p>1.8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6:00:00" calcext:value-type="date">
            <text:p>2020-02-14 06:00:00</text:p>
          </table:table-cell>
          <table:table-cell office:value-type="float" office:value="1819484160" calcext:value-type="float">
            <text:p>1.8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19:00:00" calcext:value-type="date">
            <text:p>2020-02-09 19:00:00</text:p>
          </table:table-cell>
          <table:table-cell office:value-type="float" office:value="1819607040" calcext:value-type="float">
            <text:p>1.8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20:00:00" calcext:value-type="date">
            <text:p>2020-02-09 20:00:00</text:p>
          </table:table-cell>
          <table:table-cell office:value-type="float" office:value="1819607040" calcext:value-type="float">
            <text:p>1.8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21:00:00" calcext:value-type="date">
            <text:p>2020-02-09 21:00:00</text:p>
          </table:table-cell>
          <table:table-cell office:value-type="float" office:value="1819607040" calcext:value-type="float">
            <text:p>1.8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22:00:00" calcext:value-type="date">
            <text:p>2020-02-09 22:00:00</text:p>
          </table:table-cell>
          <table:table-cell office:value-type="float" office:value="1819607040" calcext:value-type="float">
            <text:p>1.8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09:00:00" calcext:value-type="date">
            <text:p>2020-02-06 09:00:00</text:p>
          </table:table-cell>
          <table:table-cell office:value-type="float" office:value="1829634048" calcext:value-type="float">
            <text:p>1.8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20:00:00" calcext:value-type="date">
            <text:p>2020-02-11 20:00:00</text:p>
          </table:table-cell>
          <table:table-cell office:value-type="float" office:value="1840742400" calcext:value-type="float">
            <text:p>1.8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21:00:00" calcext:value-type="date">
            <text:p>2020-02-11 21:00:00</text:p>
          </table:table-cell>
          <table:table-cell office:value-type="float" office:value="1840742400" calcext:value-type="float">
            <text:p>1.8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22:00:00" calcext:value-type="date">
            <text:p>2020-02-11 22:00:00</text:p>
          </table:table-cell>
          <table:table-cell office:value-type="float" office:value="1840742400" calcext:value-type="float">
            <text:p>1.8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23:00:00" calcext:value-type="date">
            <text:p>2020-02-11 23:00:00</text:p>
          </table:table-cell>
          <table:table-cell office:value-type="float" office:value="1840742400" calcext:value-type="float">
            <text:p>1.8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23:00:00" calcext:value-type="date">
            <text:p>2020-02-09 23:00:00</text:p>
          </table:table-cell>
          <table:table-cell office:value-type="float" office:value="1846976512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" calcext:value-type="date">
            <text:p>2020-02-12 00:00:00</text:p>
          </table:table-cell>
          <table:table-cell office:value-type="float" office:value="1847058432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7:00:00" calcext:value-type="date">
            <text:p>2020-02-14 07:00:00</text:p>
          </table:table-cell>
          <table:table-cell office:value-type="float" office:value="1851064320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8:00:00" calcext:value-type="date">
            <text:p>2020-02-14 08:00:00</text:p>
          </table:table-cell>
          <table:table-cell office:value-type="float" office:value="1851064320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09:00:00" calcext:value-type="date">
            <text:p>2020-02-14 09:00:00</text:p>
          </table:table-cell>
          <table:table-cell office:value-type="float" office:value="1851064320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0:00:00" calcext:value-type="date">
            <text:p>2020-02-14 10:00:00</text:p>
          </table:table-cell>
          <table:table-cell office:value-type="float" office:value="1851064320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1:00:00" calcext:value-type="date">
            <text:p>2020-02-14 11:00:00</text:p>
          </table:table-cell>
          <table:table-cell office:value-type="float" office:value="1851064320" calcext:value-type="float">
            <text:p>1.8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0:00:00" calcext:value-type="date">
            <text:p>2020-02-06 10:00:00</text:p>
          </table:table-cell>
          <table:table-cell office:value-type="float" office:value="1867530240" calcext:value-type="float">
            <text:p>1.8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1:00:00" calcext:value-type="date">
            <text:p>2020-02-06 11:00:00</text:p>
          </table:table-cell>
          <table:table-cell office:value-type="float" office:value="1867530240" calcext:value-type="float">
            <text:p>1.8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2:00:00" calcext:value-type="date">
            <text:p>2020-02-06 12:00:00</text:p>
          </table:table-cell>
          <table:table-cell office:value-type="float" office:value="1867530240" calcext:value-type="float">
            <text:p>1.8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23:00:00" calcext:value-type="date">
            <text:p>2020-02-07 23:00:00</text:p>
          </table:table-cell>
          <table:table-cell office:value-type="float" office:value="1872691200" calcext:value-type="float">
            <text:p>1.8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" calcext:value-type="date">
            <text:p>2020-02-08 00:00:00</text:p>
          </table:table-cell>
          <table:table-cell office:value-type="float" office:value="1872691200" calcext:value-type="float">
            <text:p>1.8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1:00:00" calcext:value-type="date">
            <text:p>2020-02-08 01:00:00</text:p>
          </table:table-cell>
          <table:table-cell office:value-type="float" office:value="1877917696" calcext:value-type="float">
            <text:p>1.8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3:00:00" calcext:value-type="date">
            <text:p>2020-02-06 13:00:00</text:p>
          </table:table-cell>
          <table:table-cell office:value-type="float" office:value="1880162304" calcext:value-type="float">
            <text:p>1.8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" calcext:value-type="date">
            <text:p>2020-02-10 00:00:00</text:p>
          </table:table-cell>
          <table:table-cell office:value-type="float" office:value="1882767360" calcext:value-type="float">
            <text:p>1.8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1:00:00" calcext:value-type="date">
            <text:p>2020-02-10 01:00:00</text:p>
          </table:table-cell>
          <table:table-cell office:value-type="float" office:value="1883643904" calcext:value-type="float">
            <text:p>1.8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2:00:00" calcext:value-type="date">
            <text:p>2020-02-10 02:00:00</text:p>
          </table:table-cell>
          <table:table-cell office:value-type="float" office:value="1883873280" calcext:value-type="float">
            <text:p>1.8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3:00:00" calcext:value-type="date">
            <text:p>2020-02-10 03:00:00</text:p>
          </table:table-cell>
          <table:table-cell office:value-type="float" office:value="1883996160" calcext:value-type="float">
            <text:p>1.8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2:00:00" calcext:value-type="date">
            <text:p>2020-02-08 02:00:00</text:p>
          </table:table-cell>
          <table:table-cell office:value-type="float" office:value="1894625280" calcext:value-type="float">
            <text:p>1.8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2:00:00" calcext:value-type="date">
            <text:p>2020-02-14 12:00:00</text:p>
          </table:table-cell>
          <table:table-cell office:value-type="float" office:value="1899487232" calcext:value-type="float">
            <text:p>1.9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1:00:00" calcext:value-type="date">
            <text:p>2020-02-12 01:00:00</text:p>
          </table:table-cell>
          <table:table-cell office:value-type="float" office:value="1909415936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2:00:00" calcext:value-type="date">
            <text:p>2020-02-12 02:00:00</text:p>
          </table:table-cell>
          <table:table-cell office:value-type="float" office:value="191029248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3:00:00" calcext:value-type="date">
            <text:p>2020-02-12 03:00:00</text:p>
          </table:table-cell>
          <table:table-cell office:value-type="float" office:value="191029248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4:00:00" calcext:value-type="date">
            <text:p>2020-02-12 04:00:00</text:p>
          </table:table-cell>
          <table:table-cell office:value-type="float" office:value="191029248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5:00:00" calcext:value-type="date">
            <text:p>2020-02-12 05:00:00</text:p>
          </table:table-cell>
          <table:table-cell office:value-type="float" office:value="191029248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6:00:00" calcext:value-type="date">
            <text:p>2020-02-12 06:00:00</text:p>
          </table:table-cell>
          <table:table-cell office:value-type="float" office:value="191029248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3:00:00" calcext:value-type="date">
            <text:p>2020-02-14 13:00:00</text:p>
          </table:table-cell>
          <table:table-cell office:value-type="float" office:value="191422464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4:00:00" calcext:value-type="date">
            <text:p>2020-02-14 14:00:00</text:p>
          </table:table-cell>
          <table:table-cell office:value-type="float" office:value="191422464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5:00:00" calcext:value-type="date">
            <text:p>2020-02-14 15:00:00</text:p>
          </table:table-cell>
          <table:table-cell office:value-type="float" office:value="191422464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6:00:00" calcext:value-type="date">
            <text:p>2020-02-14 16:00:00</text:p>
          </table:table-cell>
          <table:table-cell office:value-type="float" office:value="1914224640" calcext:value-type="float">
            <text:p>1.9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7:00:00" calcext:value-type="date">
            <text:p>2020-02-14 17:00:00</text:p>
          </table:table-cell>
          <table:table-cell office:value-type="float" office:value="1919488000" calcext:value-type="float">
            <text:p>1.9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4:00:00" calcext:value-type="date">
            <text:p>2020-02-06 14:00:00</text:p>
          </table:table-cell>
          <table:table-cell office:value-type="float" office:value="1930690560" calcext:value-type="float">
            <text:p>1.9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5:00:00" calcext:value-type="date">
            <text:p>2020-02-06 15:00:00</text:p>
          </table:table-cell>
          <table:table-cell office:value-type="float" office:value="1930690560" calcext:value-type="float">
            <text:p>1.9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6:00:00" calcext:value-type="date">
            <text:p>2020-02-06 16:00:00</text:p>
          </table:table-cell>
          <table:table-cell office:value-type="float" office:value="1930690560" calcext:value-type="float">
            <text:p>1.9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7:00:00" calcext:value-type="date">
            <text:p>2020-02-06 17:00:00</text:p>
          </table:table-cell>
          <table:table-cell office:value-type="float" office:value="1930690560" calcext:value-type="float">
            <text:p>1.9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3:00:00" calcext:value-type="date">
            <text:p>2020-02-08 03:00:00</text:p>
          </table:table-cell>
          <table:table-cell office:value-type="float" office:value="1942224896" calcext:value-type="float">
            <text:p>1.9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4:00:00" calcext:value-type="date">
            <text:p>2020-02-08 04:00:00</text:p>
          </table:table-cell>
          <table:table-cell office:value-type="float" office:value="1943961600" calcext:value-type="float">
            <text:p>1.9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5:00:00" calcext:value-type="date">
            <text:p>2020-02-08 05:00:00</text:p>
          </table:table-cell>
          <table:table-cell office:value-type="float" office:value="1943961600" calcext:value-type="float">
            <text:p>1.9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6:00:00" calcext:value-type="date">
            <text:p>2020-02-08 06:00:00</text:p>
          </table:table-cell>
          <table:table-cell office:value-type="float" office:value="1943961600" calcext:value-type="float">
            <text:p>1.9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4:00:00" calcext:value-type="date">
            <text:p>2020-02-10 04:00:00</text:p>
          </table:table-cell>
          <table:table-cell office:value-type="float" office:value="1950535680" calcext:value-type="float">
            <text:p>1.9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5:00:00" calcext:value-type="date">
            <text:p>2020-02-10 05:00:00</text:p>
          </table:table-cell>
          <table:table-cell office:value-type="float" office:value="1962885120" calcext:value-type="float">
            <text:p>1.9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6:00:00" calcext:value-type="date">
            <text:p>2020-02-10 06:00:00</text:p>
          </table:table-cell>
          <table:table-cell office:value-type="float" office:value="1962885120" calcext:value-type="float">
            <text:p>1.9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7:00:00" calcext:value-type="date">
            <text:p>2020-02-10 07:00:00</text:p>
          </table:table-cell>
          <table:table-cell office:value-type="float" office:value="1962885120" calcext:value-type="float">
            <text:p>1.9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8:00:00" calcext:value-type="date">
            <text:p>2020-02-10 08:00:00</text:p>
          </table:table-cell>
          <table:table-cell office:value-type="float" office:value="1962885120" calcext:value-type="float">
            <text:p>1.9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7:00:00" calcext:value-type="date">
            <text:p>2020-02-12 07:00:00</text:p>
          </table:table-cell>
          <table:table-cell office:value-type="float" office:value="196818944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8:00:00" calcext:value-type="date">
            <text:p>2020-02-12 08:00:00</text:p>
          </table:table-cell>
          <table:table-cell office:value-type="float" office:value="197345280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09:00:00" calcext:value-type="date">
            <text:p>2020-02-12 09:00:00</text:p>
          </table:table-cell>
          <table:table-cell office:value-type="float" office:value="197345280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0:00:00" calcext:value-type="date">
            <text:p>2020-02-12 10:00:00</text:p>
          </table:table-cell>
          <table:table-cell office:value-type="float" office:value="197345280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1:00:00" calcext:value-type="date">
            <text:p>2020-02-12 11:00:00</text:p>
          </table:table-cell>
          <table:table-cell office:value-type="float" office:value="197345280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2:00:00" calcext:value-type="date">
            <text:p>2020-02-12 12:00:00</text:p>
          </table:table-cell>
          <table:table-cell office:value-type="float" office:value="197345280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3:00:00" calcext:value-type="date">
            <text:p>2020-02-12 13:00:00</text:p>
          </table:table-cell>
          <table:table-cell office:value-type="float" office:value="1973452800" calcext:value-type="float">
            <text:p>1.9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8:00:00" calcext:value-type="date">
            <text:p>2020-02-14 18:00:00</text:p>
          </table:table-cell>
          <table:table-cell office:value-type="float" office:value="1977384960" calcext:value-type="float">
            <text:p>1.9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19:00:00" calcext:value-type="date">
            <text:p>2020-02-14 19:00:00</text:p>
          </table:table-cell>
          <table:table-cell office:value-type="float" office:value="1977384960" calcext:value-type="float">
            <text:p>1.9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20:00:00" calcext:value-type="date">
            <text:p>2020-02-14 20:00:00</text:p>
          </table:table-cell>
          <table:table-cell office:value-type="float" office:value="1977384960" calcext:value-type="float">
            <text:p>1.9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21:00:00" calcext:value-type="date">
            <text:p>2020-02-14 21:00:00</text:p>
          </table:table-cell>
          <table:table-cell office:value-type="float" office:value="1977384960" calcext:value-type="float">
            <text:p>1.9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22:00:00" calcext:value-type="date">
            <text:p>2020-02-14 22:00:00</text:p>
          </table:table-cell>
          <table:table-cell office:value-type="float" office:value="1977384960" calcext:value-type="float">
            <text:p>1.9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7:00:00" calcext:value-type="date">
            <text:p>2020-02-08 07:00:00</text:p>
          </table:table-cell>
          <table:table-cell office:value-type="float" office:value="1977778176" calcext:value-type="float">
            <text:p>1.9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8:00:00" calcext:value-type="date">
            <text:p>2020-02-06 18:00:00</text:p>
          </table:table-cell>
          <table:table-cell office:value-type="float" office:value="1993850880" calcext:value-type="float">
            <text:p>1.9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19:00:00" calcext:value-type="date">
            <text:p>2020-02-06 19:00:00</text:p>
          </table:table-cell>
          <table:table-cell office:value-type="float" office:value="1993850880" calcext:value-type="float">
            <text:p>1.9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20:00:00" calcext:value-type="date">
            <text:p>2020-02-06 20:00:00</text:p>
          </table:table-cell>
          <table:table-cell office:value-type="float" office:value="1993850880" calcext:value-type="float">
            <text:p>1.9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21:00:00" calcext:value-type="date">
            <text:p>2020-02-06 21:00:00</text:p>
          </table:table-cell>
          <table:table-cell office:value-type="float" office:value="1993850880" calcext:value-type="float">
            <text:p>1.9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4T23:00:00" calcext:value-type="date">
            <text:p>2020-02-14 23:00:00</text:p>
          </table:table-cell>
          <table:table-cell office:value-type="float" office:value="1999491072" calcext:value-type="float">
            <text:p>2.0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8:00:00" calcext:value-type="date">
            <text:p>2020-02-08 08:00:00</text:p>
          </table:table-cell>
          <table:table-cell office:value-type="float" office:value="2007367680" calcext:value-type="float">
            <text:p>2.0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09:00:00" calcext:value-type="date">
            <text:p>2020-02-08 09:00:00</text:p>
          </table:table-cell>
          <table:table-cell office:value-type="float" office:value="2007367680" calcext:value-type="float">
            <text:p>2.0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0:00:00" calcext:value-type="date">
            <text:p>2020-02-08 10:00:00</text:p>
          </table:table-cell>
          <table:table-cell office:value-type="float" office:value="2007367680" calcext:value-type="float">
            <text:p>2.0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1:00:00" calcext:value-type="date">
            <text:p>2020-02-08 11:00:00</text:p>
          </table:table-cell>
          <table:table-cell office:value-type="float" office:value="2007367680" calcext:value-type="float">
            <text:p>2.0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4:00:00" calcext:value-type="date">
            <text:p>2020-02-12 14:00:00</text:p>
          </table:table-cell>
          <table:table-cell office:value-type="float" office:value="2014507008" calcext:value-type="float">
            <text:p>2.0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09:00:00" calcext:value-type="date">
            <text:p>2020-02-10 09:00:00</text:p>
          </table:table-cell>
          <table:table-cell office:value-type="float" office:value="2017624064" calcext:value-type="float">
            <text:p>2.0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4:00:00" calcext:value-type="date">
            <text:p>2020-02-11 04:00:00</text:p>
          </table:table-cell>
          <table:table-cell office:value-type="float" office:value="2021801984" calcext:value-type="float">
            <text:p>2.0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0:00:00" calcext:value-type="date">
            <text:p>2020-02-10 10:00:00</text:p>
          </table:table-cell>
          <table:table-cell office:value-type="float" office:value="2026045440" calcext:value-type="float">
            <text:p>2.0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1:00:00" calcext:value-type="date">
            <text:p>2020-02-10 11:00:00</text:p>
          </table:table-cell>
          <table:table-cell office:value-type="float" office:value="2026045440" calcext:value-type="float">
            <text:p>2.0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2:00:00" calcext:value-type="date">
            <text:p>2020-02-10 12:00:00</text:p>
          </table:table-cell>
          <table:table-cell office:value-type="float" office:value="2026045440" calcext:value-type="float">
            <text:p>2.0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3:00:00" calcext:value-type="date">
            <text:p>2020-02-10 13:00:00</text:p>
          </table:table-cell>
          <table:table-cell office:value-type="float" office:value="2026045440" calcext:value-type="float">
            <text:p>2.0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8:00:00" calcext:value-type="date">
            <text:p>2020-02-15 18:00:00</text:p>
          </table:table-cell>
          <table:table-cell office:value-type="float" office:value="2028359680" calcext:value-type="float">
            <text:p>2.0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5:00:00" calcext:value-type="date">
            <text:p>2020-02-12 15:00:00</text:p>
          </table:table-cell>
          <table:table-cell office:value-type="float" office:value="2036613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6:00:00" calcext:value-type="date">
            <text:p>2020-02-12 16:00:00</text:p>
          </table:table-cell>
          <table:table-cell office:value-type="float" office:value="2036613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7:00:00" calcext:value-type="date">
            <text:p>2020-02-12 17:00:00</text:p>
          </table:table-cell>
          <table:table-cell office:value-type="float" office:value="2036613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8:00:00" calcext:value-type="date">
            <text:p>2020-02-12 18:00:00</text:p>
          </table:table-cell>
          <table:table-cell office:value-type="float" office:value="2036613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19:00:00" calcext:value-type="date">
            <text:p>2020-02-12 19:00:00</text:p>
          </table:table-cell>
          <table:table-cell office:value-type="float" office:value="2036613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20:00:00" calcext:value-type="date">
            <text:p>2020-02-12 20:00:00</text:p>
          </table:table-cell>
          <table:table-cell office:value-type="float" office:value="2036613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" calcext:value-type="date">
            <text:p>2020-02-15 00:00:00</text:p>
          </table:table-cell>
          <table:table-cell office:value-type="float" office:value="204054528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22:00:00" calcext:value-type="date">
            <text:p>2020-02-06 22:00:00</text:p>
          </table:table-cell>
          <table:table-cell office:value-type="float" office:value="2041221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1:00:00" calcext:value-type="date">
            <text:p>2020-02-15 01:00:00</text:p>
          </table:table-cell>
          <table:table-cell office:value-type="float" office:value="2042462208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2:00:00" calcext:value-type="date">
            <text:p>2020-02-15 02:00:00</text:p>
          </table:table-cell>
          <table:table-cell office:value-type="float" office:value="2042757120" calcext:value-type="float">
            <text:p>2.0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3:00:00" calcext:value-type="date">
            <text:p>2020-02-15 03:00:00</text:p>
          </table:table-cell>
          <table:table-cell office:value-type="float" office:value="2052980736" calcext:value-type="float">
            <text:p>2.0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2:00:00" calcext:value-type="date">
            <text:p>2020-02-08 12:00:00</text:p>
          </table:table-cell>
          <table:table-cell office:value-type="float" office:value="2053685248" calcext:value-type="float">
            <text:p>2.0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6T23:00:00" calcext:value-type="date">
            <text:p>2020-02-06 23:00:00</text:p>
          </table:table-cell>
          <table:table-cell office:value-type="float" office:value="2057011200" calcext:value-type="float">
            <text:p>2.0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" calcext:value-type="date">
            <text:p>2020-02-07 00:00:00</text:p>
          </table:table-cell>
          <table:table-cell office:value-type="float" office:value="2057011200" calcext:value-type="float">
            <text:p>2.0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1:00:00" calcext:value-type="date">
            <text:p>2020-02-07 01:00:00</text:p>
          </table:table-cell>
          <table:table-cell office:value-type="float" office:value="2059583488" calcext:value-type="float">
            <text:p>2.0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21:00:00" calcext:value-type="date">
            <text:p>2020-02-12 21:00:00</text:p>
          </table:table-cell>
          <table:table-cell office:value-type="float" office:value="2063982592" calcext:value-type="float">
            <text:p>2.0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3:00:00" calcext:value-type="date">
            <text:p>2020-02-08 13:00:00</text:p>
          </table:table-cell>
          <table:table-cell office:value-type="float" office:value="2070528000" calcext:value-type="float">
            <text:p>2.0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4:00:00" calcext:value-type="date">
            <text:p>2020-02-08 14:00:00</text:p>
          </table:table-cell>
          <table:table-cell office:value-type="float" office:value="2070528000" calcext:value-type="float">
            <text:p>2.0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5:00:00" calcext:value-type="date">
            <text:p>2020-02-08 15:00:00</text:p>
          </table:table-cell>
          <table:table-cell office:value-type="float" office:value="2070528000" calcext:value-type="float">
            <text:p>2.0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6:00:00" calcext:value-type="date">
            <text:p>2020-02-08 16:00:00</text:p>
          </table:table-cell>
          <table:table-cell office:value-type="float" office:value="2073686016" calcext:value-type="float">
            <text:p>2.0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4:00:00" calcext:value-type="date">
            <text:p>2020-02-10 14:00:00</text:p>
          </table:table-cell>
          <table:table-cell office:value-type="float" office:value="2079731712" calcext:value-type="float">
            <text:p>2.0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5:00:00" calcext:value-type="date">
            <text:p>2020-02-10 15:00:00</text:p>
          </table:table-cell>
          <table:table-cell office:value-type="float" office:value="2089205760" calcext:value-type="float">
            <text:p>2.0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6:00:00" calcext:value-type="date">
            <text:p>2020-02-10 16:00:00</text:p>
          </table:table-cell>
          <table:table-cell office:value-type="float" office:value="2089205760" calcext:value-type="float">
            <text:p>2.0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7:00:00" calcext:value-type="date">
            <text:p>2020-02-10 17:00:00</text:p>
          </table:table-cell>
          <table:table-cell office:value-type="float" office:value="2089205760" calcext:value-type="float">
            <text:p>2.0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8:00:00" calcext:value-type="date">
            <text:p>2020-02-10 18:00:00</text:p>
          </table:table-cell>
          <table:table-cell office:value-type="float" office:value="2089205760" calcext:value-type="float">
            <text:p>2.0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22:00:00" calcext:value-type="date">
            <text:p>2020-02-12 22:00:00</text:p>
          </table:table-cell>
          <table:table-cell office:value-type="float" office:value="2099773440" calcext:value-type="float">
            <text:p>2.1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2T23:00:00" calcext:value-type="date">
            <text:p>2020-02-12 23:00:00</text:p>
          </table:table-cell>
          <table:table-cell office:value-type="float" office:value="2099773440" calcext:value-type="float">
            <text:p>2.1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" calcext:value-type="date">
            <text:p>2020-02-13 00:00:00</text:p>
          </table:table-cell>
          <table:table-cell office:value-type="float" office:value="2099773440" calcext:value-type="float">
            <text:p>2.1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1:00:00" calcext:value-type="date">
            <text:p>2020-02-13 01:00:00</text:p>
          </table:table-cell>
          <table:table-cell office:value-type="float" office:value="2102403072" calcext:value-type="float">
            <text:p>2.1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2:00:00" calcext:value-type="date">
            <text:p>2020-02-13 02:00:00</text:p>
          </table:table-cell>
          <table:table-cell office:value-type="float" office:value="2102968320" calcext:value-type="float">
            <text:p>2.1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4:00:00" calcext:value-type="date">
            <text:p>2020-02-15 04:00:00</text:p>
          </table:table-cell>
          <table:table-cell office:value-type="float" office:value="2107961344" calcext:value-type="float">
            <text:p>2.11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2:00:00" calcext:value-type="date">
            <text:p>2020-02-07 02:00:00</text:p>
          </table:table-cell>
          <table:table-cell office:value-type="float" office:value="2116276224" calcext:value-type="float">
            <text:p>2.1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5:00:00" calcext:value-type="date">
            <text:p>2020-02-15 05:00:00</text:p>
          </table:table-cell>
          <table:table-cell office:value-type="float" office:value="2121646080" calcext:value-type="float">
            <text:p>2.1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6:00:00" calcext:value-type="date">
            <text:p>2020-02-15 06:00:00</text:p>
          </table:table-cell>
          <table:table-cell office:value-type="float" office:value="2121646080" calcext:value-type="float">
            <text:p>2.1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7:00:00" calcext:value-type="date">
            <text:p>2020-02-15 07:00:00</text:p>
          </table:table-cell>
          <table:table-cell office:value-type="float" office:value="2121646080" calcext:value-type="float">
            <text:p>2.1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8:00:00" calcext:value-type="date">
            <text:p>2020-02-15 08:00:00</text:p>
          </table:table-cell>
          <table:table-cell office:value-type="float" office:value="2121646080" calcext:value-type="float">
            <text:p>2.1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3:00:00" calcext:value-type="date">
            <text:p>2020-02-07 03:00:00</text:p>
          </table:table-cell>
          <table:table-cell office:value-type="float" office:value="21250867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4:00:00" calcext:value-type="date">
            <text:p>2020-02-07 04:00:00</text:p>
          </table:table-cell>
          <table:table-cell office:value-type="float" office:value="21250867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7T05:00:00" calcext:value-type="date">
            <text:p>2020-02-07 05:00:00</text:p>
          </table:table-cell>
          <table:table-cell office:value-type="float" office:value="21250867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7:00:00" calcext:value-type="date">
            <text:p>2020-02-08 17:00:00</text:p>
          </table:table-cell>
          <table:table-cell office:value-type="float" office:value="21336883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8:00:00" calcext:value-type="date">
            <text:p>2020-02-08 18:00:00</text:p>
          </table:table-cell>
          <table:table-cell office:value-type="float" office:value="21336883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19:00:00" calcext:value-type="date">
            <text:p>2020-02-08 19:00:00</text:p>
          </table:table-cell>
          <table:table-cell office:value-type="float" office:value="21336883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20:00:00" calcext:value-type="date">
            <text:p>2020-02-08 20:00:00</text:p>
          </table:table-cell>
          <table:table-cell office:value-type="float" office:value="2133688320" calcext:value-type="float">
            <text:p>2.1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19:00:00" calcext:value-type="date">
            <text:p>2020-02-10 19:00:00</text:p>
          </table:table-cell>
          <table:table-cell office:value-type="float" office:value="2139734016" calcext:value-type="float">
            <text:p>2.14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3:00:00" calcext:value-type="date">
            <text:p>2020-02-13 03:00:00</text:p>
          </table:table-cell>
          <table:table-cell office:value-type="float" office:value="2146127872" calcext:value-type="float">
            <text:p>2.1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20:00:00" calcext:value-type="date">
            <text:p>2020-02-10 20:00:00</text:p>
          </table:table-cell>
          <table:table-cell office:value-type="float" office:value="2152366080" calcext:value-type="float">
            <text:p>2.1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21:00:00" calcext:value-type="date">
            <text:p>2020-02-10 21:00:00</text:p>
          </table:table-cell>
          <table:table-cell office:value-type="float" office:value="2152366080" calcext:value-type="float">
            <text:p>2.1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22:00:00" calcext:value-type="date">
            <text:p>2020-02-10 22:00:00</text:p>
          </table:table-cell>
          <table:table-cell office:value-type="float" office:value="2152366080" calcext:value-type="float">
            <text:p>2.1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0T23:00:00" calcext:value-type="date">
            <text:p>2020-02-10 23:00:00</text:p>
          </table:table-cell>
          <table:table-cell office:value-type="float" office:value="2152366080" calcext:value-type="float">
            <text:p>2.1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21:00:00" calcext:value-type="date">
            <text:p>2020-02-08 21:00:00</text:p>
          </table:table-cell>
          <table:table-cell office:value-type="float" office:value="2155794432" calcext:value-type="float">
            <text:p>2.16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4:00:00" calcext:value-type="date">
            <text:p>2020-02-13 04:00:00</text:p>
          </table:table-cell>
          <table:table-cell office:value-type="float" office:value="2166128640" calcext:value-type="float">
            <text:p>2.1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5:00:00" calcext:value-type="date">
            <text:p>2020-02-13 05:00:00</text:p>
          </table:table-cell>
          <table:table-cell office:value-type="float" office:value="2166128640" calcext:value-type="float">
            <text:p>2.1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6:00:00" calcext:value-type="date">
            <text:p>2020-02-13 06:00:00</text:p>
          </table:table-cell>
          <table:table-cell office:value-type="float" office:value="2166128640" calcext:value-type="float">
            <text:p>2.1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7:00:00" calcext:value-type="date">
            <text:p>2020-02-13 07:00:00</text:p>
          </table:table-cell>
          <table:table-cell office:value-type="float" office:value="2166128640" calcext:value-type="float">
            <text:p>2.1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8:00:00" calcext:value-type="date">
            <text:p>2020-02-13 08:00:00</text:p>
          </table:table-cell>
          <table:table-cell office:value-type="float" office:value="2174582784" calcext:value-type="float">
            <text:p>2.17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09:00:00" calcext:value-type="date">
            <text:p>2020-02-15 09:00:00</text:p>
          </table:table-cell>
          <table:table-cell office:value-type="float" office:value="2180595712" calcext:value-type="float">
            <text:p>2.1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0:00:00" calcext:value-type="date">
            <text:p>2020-02-15 10:00:00</text:p>
          </table:table-cell>
          <table:table-cell office:value-type="float" office:value="2184806400" calcext:value-type="float">
            <text:p>2.1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1:00:00" calcext:value-type="date">
            <text:p>2020-02-15 11:00:00</text:p>
          </table:table-cell>
          <table:table-cell office:value-type="float" office:value="2184806400" calcext:value-type="float">
            <text:p>2.1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2:00:00" calcext:value-type="date">
            <text:p>2020-02-15 12:00:00</text:p>
          </table:table-cell>
          <table:table-cell office:value-type="float" office:value="2184806400" calcext:value-type="float">
            <text:p>2.18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3:00:00" calcext:value-type="date">
            <text:p>2020-02-15 13:00:00</text:p>
          </table:table-cell>
          <table:table-cell office:value-type="float" office:value="2185867264" calcext:value-type="float">
            <text:p>2.19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22:00:00" calcext:value-type="date">
            <text:p>2020-02-08 22:00:00</text:p>
          </table:table-cell>
          <table:table-cell office:value-type="float" office:value="2196848640" calcext:value-type="float">
            <text:p>2.2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8T23:00:00" calcext:value-type="date">
            <text:p>2020-02-08 23:00:00</text:p>
          </table:table-cell>
          <table:table-cell office:value-type="float" office:value="2196848640" calcext:value-type="float">
            <text:p>2.2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" calcext:value-type="date">
            <text:p>2020-02-09 00:00:00</text:p>
          </table:table-cell>
          <table:table-cell office:value-type="float" office:value="2196848640" calcext:value-type="float">
            <text:p>2.2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09T01:00:00" calcext:value-type="date">
            <text:p>2020-02-09 01:00:00</text:p>
          </table:table-cell>
          <table:table-cell office:value-type="float" office:value="2196848640" calcext:value-type="float">
            <text:p>2.2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" calcext:value-type="date">
            <text:p>2020-02-11 00:00:00</text:p>
          </table:table-cell>
          <table:table-cell office:value-type="float" office:value="2203947008" calcext:value-type="float">
            <text:p>2.20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1:00:00" calcext:value-type="date">
            <text:p>2020-02-11 01:00:00</text:p>
          </table:table-cell>
          <table:table-cell office:value-type="float" office:value="2219147264" calcext:value-type="float">
            <text:p>2.2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2:00:00" calcext:value-type="date">
            <text:p>2020-02-11 02:00:00</text:p>
          </table:table-cell>
          <table:table-cell office:value-type="float" office:value="2219704320" calcext:value-type="float">
            <text:p>2.2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1T03:00:00" calcext:value-type="date">
            <text:p>2020-02-11 03:00:00</text:p>
          </table:table-cell>
          <table:table-cell office:value-type="float" office:value="2219704320" calcext:value-type="float">
            <text:p>2.22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09:00:00" calcext:value-type="date">
            <text:p>2020-02-13 09:00:00</text:p>
          </table:table-cell>
          <table:table-cell office:value-type="float" office:value="2229534720" calcext:value-type="float">
            <text:p>2.2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0:00:00" calcext:value-type="date">
            <text:p>2020-02-13 10:00:00</text:p>
          </table:table-cell>
          <table:table-cell office:value-type="float" office:value="2229534720" calcext:value-type="float">
            <text:p>2.2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1:00:00" calcext:value-type="date">
            <text:p>2020-02-13 11:00:00</text:p>
          </table:table-cell>
          <table:table-cell office:value-type="float" office:value="2229534720" calcext:value-type="float">
            <text:p>2.2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2:00:00" calcext:value-type="date">
            <text:p>2020-02-13 12:00:00</text:p>
          </table:table-cell>
          <table:table-cell office:value-type="float" office:value="2229534720" calcext:value-type="float">
            <text:p>2.2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3T13:00:00" calcext:value-type="date">
            <text:p>2020-02-13 13:00:00</text:p>
          </table:table-cell>
          <table:table-cell office:value-type="float" office:value="2229534720" calcext:value-type="float">
            <text:p>2.23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4:00:00" calcext:value-type="date">
            <text:p>2020-02-15 14:00:00</text:p>
          </table:table-cell>
          <table:table-cell office:value-type="float" office:value="2248458240" calcext:value-type="float">
            <text:p>2.2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5:00:00" calcext:value-type="date">
            <text:p>2020-02-15 15:00:00</text:p>
          </table:table-cell>
          <table:table-cell office:value-type="float" office:value="2248458240" calcext:value-type="float">
            <text:p>2.2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6:00:00" calcext:value-type="date">
            <text:p>2020-02-15 16:00:00</text:p>
          </table:table-cell>
          <table:table-cell office:value-type="float" office:value="2248458240" calcext:value-type="float">
            <text:p>2.25 GB</text:p>
          </table:table-cell>
        </table:table-row>
        <table:table-row table:style-name="ro1">
          <table:table-cell office:value-type="string" calcext:value-type="string">
            <text:p>openshift-metering</text:p>
          </table:table-cell>
          <table:table-cell office:value-type="date" office:date-value="2020-02-15T17:00:00" calcext:value-type="date">
            <text:p>2020-02-15 17:00:00</text:p>
          </table:table-cell>
          <table:table-cell office:value-type="float" office:value="2248458240" calcext:value-type="float">
            <text:p>2.2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2:00:00" calcext:value-type="date">
            <text:p>2020-02-11 02:00:00</text:p>
          </table:table-cell>
          <table:table-cell office:value-type="float" office:value="3358601216" calcext:value-type="float">
            <text:p>3.3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" calcext:value-type="date">
            <text:p>2020-02-11 00:00:00</text:p>
          </table:table-cell>
          <table:table-cell office:value-type="float" office:value="5038739456" calcext:value-type="float">
            <text:p>5.0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7:00:00" calcext:value-type="date">
            <text:p>2020-02-14 17:00:00</text:p>
          </table:table-cell>
          <table:table-cell office:value-type="float" office:value="5410865152" calcext:value-type="float">
            <text:p>5.4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22:00:00" calcext:value-type="date">
            <text:p>2020-02-10 22:00:00</text:p>
          </table:table-cell>
          <table:table-cell office:value-type="float" office:value="8403603456" calcext:value-type="float">
            <text:p>8.4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3:00:00" calcext:value-type="date">
            <text:p>2020-02-11 03:00:00</text:p>
          </table:table-cell>
          <table:table-cell office:value-type="float" office:value="9742516224" calcext:value-type="float">
            <text:p>9.7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9:00:00" calcext:value-type="date">
            <text:p>2020-02-14 19:00:00</text:p>
          </table:table-cell>
          <table:table-cell office:value-type="float" office:value="12716871680" calcext:value-type="float">
            <text:p>12.7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21:00:00" calcext:value-type="date">
            <text:p>2020-02-11 21:00:00</text:p>
          </table:table-cell>
          <table:table-cell office:value-type="float" office:value="12806950912" calcext:value-type="float">
            <text:p>12.8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22:00:00" calcext:value-type="date">
            <text:p>2020-02-08 22:00:00</text:p>
          </table:table-cell>
          <table:table-cell office:value-type="float" office:value="13172674560" calcext:value-type="float">
            <text:p>13.1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21:00:00" calcext:value-type="date">
            <text:p>2020-02-10 21:00:00</text:p>
          </table:table-cell>
          <table:table-cell office:value-type="float" office:value="14111727616" calcext:value-type="float">
            <text:p>14.1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4:00:00" calcext:value-type="date">
            <text:p>2020-02-13 04:00:00</text:p>
          </table:table-cell>
          <table:table-cell office:value-type="float" office:value="16060129280" calcext:value-type="float">
            <text:p>16.0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2:00:00" calcext:value-type="date">
            <text:p>2020-02-13 02:00:00</text:p>
          </table:table-cell>
          <table:table-cell office:value-type="float" office:value="16834940928" calcext:value-type="float">
            <text:p>16.8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5:00:00" calcext:value-type="date">
            <text:p>2020-02-11 05:00:00</text:p>
          </table:table-cell>
          <table:table-cell office:value-type="float" office:value="18144317440" calcext:value-type="float">
            <text:p>18.1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7T23:00:00" calcext:value-type="date">
            <text:p>2020-02-07 23:00:00</text:p>
          </table:table-cell>
          <table:table-cell office:value-type="float" office:value="18480009216" calcext:value-type="float">
            <text:p>18.4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8:00:00" calcext:value-type="date">
            <text:p>2020-02-11 18:00:00</text:p>
          </table:table-cell>
          <table:table-cell office:value-type="float" office:value="18604036096" calcext:value-type="float">
            <text:p>18.6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3:00:00" calcext:value-type="date">
            <text:p>2020-02-13 03:00:00</text:p>
          </table:table-cell>
          <table:table-cell office:value-type="float" office:value="18686251008" calcext:value-type="float">
            <text:p>18.6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4:00:00" calcext:value-type="date">
            <text:p>2020-02-11 04:00:00</text:p>
          </table:table-cell>
          <table:table-cell office:value-type="float" office:value="19199250432" calcext:value-type="float">
            <text:p>19.2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20:00:00" calcext:value-type="date">
            <text:p>2020-02-11 20:00:00</text:p>
          </table:table-cell>
          <table:table-cell office:value-type="float" office:value="19397419008" calcext:value-type="float">
            <text:p>19.4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20:00:00" calcext:value-type="date">
            <text:p>2020-02-10 20:00:00</text:p>
          </table:table-cell>
          <table:table-cell office:value-type="float" office:value="19645591552" calcext:value-type="float">
            <text:p>19.6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" calcext:value-type="date">
            <text:p>2020-02-13 00:00:00</text:p>
          </table:table-cell>
          <table:table-cell office:value-type="float" office:value="19657494528" calcext:value-type="float">
            <text:p>19.6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5:00:00" calcext:value-type="date">
            <text:p>2020-02-09 15:00:00</text:p>
          </table:table-cell>
          <table:table-cell office:value-type="float" office:value="20010180608" calcext:value-type="float">
            <text:p>20.0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23:00:00" calcext:value-type="date">
            <text:p>2020-02-08 23:00:00</text:p>
          </table:table-cell>
          <table:table-cell office:value-type="float" office:value="20166250496" calcext:value-type="float">
            <text:p>20.1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6:00:00" calcext:value-type="date">
            <text:p>2020-02-11 06:00:00</text:p>
          </table:table-cell>
          <table:table-cell office:value-type="float" office:value="20171685888" calcext:value-type="float">
            <text:p>20.1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" calcext:value-type="date">
            <text:p>2020-02-08 00:00:00</text:p>
          </table:table-cell>
          <table:table-cell office:value-type="float" office:value="20171833344" calcext:value-type="float">
            <text:p>20.1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" calcext:value-type="date">
            <text:p>2020-02-09 00:00:00</text:p>
          </table:table-cell>
          <table:table-cell office:value-type="float" office:value="20177731584" calcext:value-type="float">
            <text:p>20.1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7:00:00" calcext:value-type="date">
            <text:p>2020-02-11 07:00:00</text:p>
          </table:table-cell>
          <table:table-cell office:value-type="float" office:value="20183085056" calcext:value-type="float">
            <text:p>20.1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1:00:00" calcext:value-type="date">
            <text:p>2020-02-08 01:00:00</text:p>
          </table:table-cell>
          <table:table-cell office:value-type="float" office:value="20183392256" calcext:value-type="float">
            <text:p>20.1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1:00:00" calcext:value-type="date">
            <text:p>2020-02-09 01:00:00</text:p>
          </table:table-cell>
          <table:table-cell office:value-type="float" office:value="20189188096" calcext:value-type="float">
            <text:p>20.1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8:00:00" calcext:value-type="date">
            <text:p>2020-02-11 08:00:00</text:p>
          </table:table-cell>
          <table:table-cell office:value-type="float" office:value="20194471936" calcext:value-type="float">
            <text:p>20.1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2:00:00" calcext:value-type="date">
            <text:p>2020-02-08 02:00:00</text:p>
          </table:table-cell>
          <table:table-cell office:value-type="float" office:value="20194979840" calcext:value-type="float">
            <text:p>20.1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2:00:00" calcext:value-type="date">
            <text:p>2020-02-09 02:00:00</text:p>
          </table:table-cell>
          <table:table-cell office:value-type="float" office:value="20200542208" calcext:value-type="float">
            <text:p>20.2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09:00:00" calcext:value-type="date">
            <text:p>2020-02-11 09:00:00</text:p>
          </table:table-cell>
          <table:table-cell office:value-type="float" office:value="20205850624" calcext:value-type="float">
            <text:p>20.2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3:00:00" calcext:value-type="date">
            <text:p>2020-02-08 03:00:00</text:p>
          </table:table-cell>
          <table:table-cell office:value-type="float" office:value="20206567424" calcext:value-type="float">
            <text:p>20.2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3:00:00" calcext:value-type="date">
            <text:p>2020-02-09 03:00:00</text:p>
          </table:table-cell>
          <table:table-cell office:value-type="float" office:value="20211978240" calcext:value-type="float">
            <text:p>20.2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0:00:00" calcext:value-type="date">
            <text:p>2020-02-11 10:00:00</text:p>
          </table:table-cell>
          <table:table-cell office:value-type="float" office:value="20217229312" calcext:value-type="float">
            <text:p>20.2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4:00:00" calcext:value-type="date">
            <text:p>2020-02-08 04:00:00</text:p>
          </table:table-cell>
          <table:table-cell office:value-type="float" office:value="20218155008" calcext:value-type="float">
            <text:p>20.2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4:00:00" calcext:value-type="date">
            <text:p>2020-02-09 04:00:00</text:p>
          </table:table-cell>
          <table:table-cell office:value-type="float" office:value="20223430656" calcext:value-type="float">
            <text:p>20.2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1:00:00" calcext:value-type="date">
            <text:p>2020-02-11 11:00:00</text:p>
          </table:table-cell>
          <table:table-cell office:value-type="float" office:value="20228612096" calcext:value-type="float">
            <text:p>20.2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5:00:00" calcext:value-type="date">
            <text:p>2020-02-08 05:00:00</text:p>
          </table:table-cell>
          <table:table-cell office:value-type="float" office:value="20229738496" calcext:value-type="float">
            <text:p>20.2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5:00:00" calcext:value-type="date">
            <text:p>2020-02-09 05:00:00</text:p>
          </table:table-cell>
          <table:table-cell office:value-type="float" office:value="20234821632" calcext:value-type="float">
            <text:p>20.2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2:00:00" calcext:value-type="date">
            <text:p>2020-02-11 12:00:00</text:p>
          </table:table-cell>
          <table:table-cell office:value-type="float" office:value="20239994880" calcext:value-type="float">
            <text:p>20.2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6:00:00" calcext:value-type="date">
            <text:p>2020-02-08 06:00:00</text:p>
          </table:table-cell>
          <table:table-cell office:value-type="float" office:value="20241260544" calcext:value-type="float">
            <text:p>20.2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6:00:00" calcext:value-type="date">
            <text:p>2020-02-09 06:00:00</text:p>
          </table:table-cell>
          <table:table-cell office:value-type="float" office:value="20246274048" calcext:value-type="float">
            <text:p>20.2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3:00:00" calcext:value-type="date">
            <text:p>2020-02-11 13:00:00</text:p>
          </table:table-cell>
          <table:table-cell office:value-type="float" office:value="20251447296" calcext:value-type="float">
            <text:p>20.2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7:00:00" calcext:value-type="date">
            <text:p>2020-02-08 07:00:00</text:p>
          </table:table-cell>
          <table:table-cell office:value-type="float" office:value="20252839936" calcext:value-type="float">
            <text:p>20.2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7:00:00" calcext:value-type="date">
            <text:p>2020-02-09 07:00:00</text:p>
          </table:table-cell>
          <table:table-cell office:value-type="float" office:value="20257714176" calcext:value-type="float">
            <text:p>20.2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4:00:00" calcext:value-type="date">
            <text:p>2020-02-11 14:00:00</text:p>
          </table:table-cell>
          <table:table-cell office:value-type="float" office:value="20262793216" calcext:value-type="float">
            <text:p>20.2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8:00:00" calcext:value-type="date">
            <text:p>2020-02-08 08:00:00</text:p>
          </table:table-cell>
          <table:table-cell office:value-type="float" office:value="20264517632" calcext:value-type="float">
            <text:p>20.2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8:00:00" calcext:value-type="date">
            <text:p>2020-02-09 08:00:00</text:p>
          </table:table-cell>
          <table:table-cell office:value-type="float" office:value="20269187072" calcext:value-type="float">
            <text:p>20.2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5:00:00" calcext:value-type="date">
            <text:p>2020-02-11 15:00:00</text:p>
          </table:table-cell>
          <table:table-cell office:value-type="float" office:value="20274278400" calcext:value-type="float">
            <text:p>20.2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09:00:00" calcext:value-type="date">
            <text:p>2020-02-08 09:00:00</text:p>
          </table:table-cell>
          <table:table-cell office:value-type="float" office:value="20276015104" calcext:value-type="float">
            <text:p>20.2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09:00:00" calcext:value-type="date">
            <text:p>2020-02-09 09:00:00</text:p>
          </table:table-cell>
          <table:table-cell office:value-type="float" office:value="20280676352" calcext:value-type="float">
            <text:p>20.2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6:00:00" calcext:value-type="date">
            <text:p>2020-02-11 16:00:00</text:p>
          </table:table-cell>
          <table:table-cell office:value-type="float" office:value="20285685760" calcext:value-type="float">
            <text:p>20.2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0:00:00" calcext:value-type="date">
            <text:p>2020-02-08 10:00:00</text:p>
          </table:table-cell>
          <table:table-cell office:value-type="float" office:value="20287713280" calcext:value-type="float">
            <text:p>20.2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0:00:00" calcext:value-type="date">
            <text:p>2020-02-09 10:00:00</text:p>
          </table:table-cell>
          <table:table-cell office:value-type="float" office:value="20292177920" calcext:value-type="float">
            <text:p>20.2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1:00:00" calcext:value-type="date">
            <text:p>2020-02-08 11:00:00</text:p>
          </table:table-cell>
          <table:table-cell office:value-type="float" office:value="20299366400" calcext:value-type="float">
            <text:p>20.3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1:00:00" calcext:value-type="date">
            <text:p>2020-02-09 11:00:00</text:p>
          </table:table-cell>
          <table:table-cell office:value-type="float" office:value="20303552512" calcext:value-type="float">
            <text:p>20.3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2:00:00" calcext:value-type="date">
            <text:p>2020-02-08 12:00:00</text:p>
          </table:table-cell>
          <table:table-cell office:value-type="float" office:value="20310929408" calcext:value-type="float">
            <text:p>20.3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2:00:00" calcext:value-type="date">
            <text:p>2020-02-09 12:00:00</text:p>
          </table:table-cell>
          <table:table-cell office:value-type="float" office:value="20315041792" calcext:value-type="float">
            <text:p>20.3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3:00:00" calcext:value-type="date">
            <text:p>2020-02-08 13:00:00</text:p>
          </table:table-cell>
          <table:table-cell office:value-type="float" office:value="20322623488" calcext:value-type="float">
            <text:p>20.3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3:00:00" calcext:value-type="date">
            <text:p>2020-02-09 13:00:00</text:p>
          </table:table-cell>
          <table:table-cell office:value-type="float" office:value="20326617088" calcext:value-type="float">
            <text:p>20.3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4:00:00" calcext:value-type="date">
            <text:p>2020-02-08 14:00:00</text:p>
          </table:table-cell>
          <table:table-cell office:value-type="float" office:value="20334153728" calcext:value-type="float">
            <text:p>20.3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4:00:00" calcext:value-type="date">
            <text:p>2020-02-09 14:00:00</text:p>
          </table:table-cell>
          <table:table-cell office:value-type="float" office:value="20338040832" calcext:value-type="float">
            <text:p>20.3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5:00:00" calcext:value-type="date">
            <text:p>2020-02-08 15:00:00</text:p>
          </table:table-cell>
          <table:table-cell office:value-type="float" office:value="20345733120" calcext:value-type="float">
            <text:p>20.3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6:00:00" calcext:value-type="date">
            <text:p>2020-02-08 16:00:00</text:p>
          </table:table-cell>
          <table:table-cell office:value-type="float" office:value="20357320704" calcext:value-type="float">
            <text:p>20.3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6:00:00" calcext:value-type="date">
            <text:p>2020-02-09 16:00:00</text:p>
          </table:table-cell>
          <table:table-cell office:value-type="float" office:value="20360962048" calcext:value-type="float">
            <text:p>20.3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7:00:00" calcext:value-type="date">
            <text:p>2020-02-08 17:00:00</text:p>
          </table:table-cell>
          <table:table-cell office:value-type="float" office:value="20368838656" calcext:value-type="float">
            <text:p>20.3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7:00:00" calcext:value-type="date">
            <text:p>2020-02-09 17:00:00</text:p>
          </table:table-cell>
          <table:table-cell office:value-type="float" office:value="20372357120" calcext:value-type="float">
            <text:p>20.3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8:00:00" calcext:value-type="date">
            <text:p>2020-02-08 18:00:00</text:p>
          </table:table-cell>
          <table:table-cell office:value-type="float" office:value="20380340224" calcext:value-type="float">
            <text:p>20.3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8:00:00" calcext:value-type="date">
            <text:p>2020-02-09 18:00:00</text:p>
          </table:table-cell>
          <table:table-cell office:value-type="float" office:value="20383817728" calcext:value-type="float">
            <text:p>20.3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19:00:00" calcext:value-type="date">
            <text:p>2020-02-08 19:00:00</text:p>
          </table:table-cell>
          <table:table-cell office:value-type="float" office:value="20391911424" calcext:value-type="float">
            <text:p>20.3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19:00:00" calcext:value-type="date">
            <text:p>2020-02-09 19:00:00</text:p>
          </table:table-cell>
          <table:table-cell office:value-type="float" office:value="20395266048" calcext:value-type="float">
            <text:p>20.4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20:00:00" calcext:value-type="date">
            <text:p>2020-02-08 20:00:00</text:p>
          </table:table-cell>
          <table:table-cell office:value-type="float" office:value="20403372032" calcext:value-type="float">
            <text:p>20.4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20:00:00" calcext:value-type="date">
            <text:p>2020-02-09 20:00:00</text:p>
          </table:table-cell>
          <table:table-cell office:value-type="float" office:value="20406689792" calcext:value-type="float">
            <text:p>20.4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8T21:00:00" calcext:value-type="date">
            <text:p>2020-02-08 21:00:00</text:p>
          </table:table-cell>
          <table:table-cell office:value-type="float" office:value="20414799872" calcext:value-type="float">
            <text:p>20.4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21:00:00" calcext:value-type="date">
            <text:p>2020-02-09 21:00:00</text:p>
          </table:table-cell>
          <table:table-cell office:value-type="float" office:value="20418068480" calcext:value-type="float">
            <text:p>20.4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22:00:00" calcext:value-type="date">
            <text:p>2020-02-09 22:00:00</text:p>
          </table:table-cell>
          <table:table-cell office:value-type="float" office:value="20429484032" calcext:value-type="float">
            <text:p>20.4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09T23:00:00" calcext:value-type="date">
            <text:p>2020-02-09 23:00:00</text:p>
          </table:table-cell>
          <table:table-cell office:value-type="float" office:value="20440911872" calcext:value-type="float">
            <text:p>20.4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" calcext:value-type="date">
            <text:p>2020-02-10 00:00:00</text:p>
          </table:table-cell>
          <table:table-cell office:value-type="float" office:value="20452241408" calcext:value-type="float">
            <text:p>20.4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1:00:00" calcext:value-type="date">
            <text:p>2020-02-10 01:00:00</text:p>
          </table:table-cell>
          <table:table-cell office:value-type="float" office:value="20463579136" calcext:value-type="float">
            <text:p>20.4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2:00:00" calcext:value-type="date">
            <text:p>2020-02-10 02:00:00</text:p>
          </table:table-cell>
          <table:table-cell office:value-type="float" office:value="20475043840" calcext:value-type="float">
            <text:p>20.4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3:00:00" calcext:value-type="date">
            <text:p>2020-02-10 03:00:00</text:p>
          </table:table-cell>
          <table:table-cell office:value-type="float" office:value="20486496256" calcext:value-type="float">
            <text:p>20.4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4:00:00" calcext:value-type="date">
            <text:p>2020-02-10 04:00:00</text:p>
          </table:table-cell>
          <table:table-cell office:value-type="float" office:value="20497956864" calcext:value-type="float">
            <text:p>20.5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5:00:00" calcext:value-type="date">
            <text:p>2020-02-10 05:00:00</text:p>
          </table:table-cell>
          <table:table-cell office:value-type="float" office:value="20509286400" calcext:value-type="float">
            <text:p>20.5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6:00:00" calcext:value-type="date">
            <text:p>2020-02-10 06:00:00</text:p>
          </table:table-cell>
          <table:table-cell office:value-type="float" office:value="20520681472" calcext:value-type="float">
            <text:p>20.5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7:00:00" calcext:value-type="date">
            <text:p>2020-02-10 07:00:00</text:p>
          </table:table-cell>
          <table:table-cell office:value-type="float" office:value="20532158464" calcext:value-type="float">
            <text:p>20.5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8:00:00" calcext:value-type="date">
            <text:p>2020-02-10 08:00:00</text:p>
          </table:table-cell>
          <table:table-cell office:value-type="float" office:value="20543459328" calcext:value-type="float">
            <text:p>20.5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09:00:00" calcext:value-type="date">
            <text:p>2020-02-10 09:00:00</text:p>
          </table:table-cell>
          <table:table-cell office:value-type="float" office:value="20554776576" calcext:value-type="float">
            <text:p>20.5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0:00:00" calcext:value-type="date">
            <text:p>2020-02-10 10:00:00</text:p>
          </table:table-cell>
          <table:table-cell office:value-type="float" office:value="20566155264" calcext:value-type="float">
            <text:p>20.5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1:00:00" calcext:value-type="date">
            <text:p>2020-02-10 11:00:00</text:p>
          </table:table-cell>
          <table:table-cell office:value-type="float" office:value="20577439744" calcext:value-type="float">
            <text:p>20.5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2:00:00" calcext:value-type="date">
            <text:p>2020-02-10 12:00:00</text:p>
          </table:table-cell>
          <table:table-cell office:value-type="float" office:value="20588740608" calcext:value-type="float">
            <text:p>20.5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3:00:00" calcext:value-type="date">
            <text:p>2020-02-10 13:00:00</text:p>
          </table:table-cell>
          <table:table-cell office:value-type="float" office:value="20600094720" calcext:value-type="float">
            <text:p>20.6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4:00:00" calcext:value-type="date">
            <text:p>2020-02-10 14:00:00</text:p>
          </table:table-cell>
          <table:table-cell office:value-type="float" office:value="20611305472" calcext:value-type="float">
            <text:p>20.6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5:00:00" calcext:value-type="date">
            <text:p>2020-02-10 15:00:00</text:p>
          </table:table-cell>
          <table:table-cell office:value-type="float" office:value="20622721024" calcext:value-type="float">
            <text:p>20.6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6:00:00" calcext:value-type="date">
            <text:p>2020-02-10 16:00:00</text:p>
          </table:table-cell>
          <table:table-cell office:value-type="float" office:value="20634107904" calcext:value-type="float">
            <text:p>20.6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7:00:00" calcext:value-type="date">
            <text:p>2020-02-10 17:00:00</text:p>
          </table:table-cell>
          <table:table-cell office:value-type="float" office:value="20645457920" calcext:value-type="float">
            <text:p>20.6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8:00:00" calcext:value-type="date">
            <text:p>2020-02-10 18:00:00</text:p>
          </table:table-cell>
          <table:table-cell office:value-type="float" office:value="20656939008" calcext:value-type="float">
            <text:p>20.6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0T19:00:00" calcext:value-type="date">
            <text:p>2020-02-10 19:00:00</text:p>
          </table:table-cell>
          <table:table-cell office:value-type="float" office:value="20668452864" calcext:value-type="float">
            <text:p>20.6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20:00:00" calcext:value-type="date">
            <text:p>2020-02-14 20:00:00</text:p>
          </table:table-cell>
          <table:table-cell office:value-type="float" office:value="20861476864" calcext:value-type="float">
            <text:p>20.8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17:00:00" calcext:value-type="date">
            <text:p>2020-02-11 17:00:00</text:p>
          </table:table-cell>
          <table:table-cell office:value-type="float" office:value="22470098944" calcext:value-type="float">
            <text:p>22.4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21:00:00" calcext:value-type="date">
            <text:p>2020-02-14 21:00:00</text:p>
          </table:table-cell>
          <table:table-cell office:value-type="float" office:value="22938902528" calcext:value-type="float">
            <text:p>22.9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1:00:00" calcext:value-type="date">
            <text:p>2020-02-13 01:00:00</text:p>
          </table:table-cell>
          <table:table-cell office:value-type="float" office:value="22945906688" calcext:value-type="float">
            <text:p>22.9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22:00:00" calcext:value-type="date">
            <text:p>2020-02-14 22:00:00</text:p>
          </table:table-cell>
          <table:table-cell office:value-type="float" office:value="22951104512" calcext:value-type="float">
            <text:p>22.9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23:00:00" calcext:value-type="date">
            <text:p>2020-02-14 23:00:00</text:p>
          </table:table-cell>
          <table:table-cell office:value-type="float" office:value="22963355648" calcext:value-type="float">
            <text:p>22.9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" calcext:value-type="date">
            <text:p>2020-02-15 00:00:00</text:p>
          </table:table-cell>
          <table:table-cell office:value-type="float" office:value="22975655936" calcext:value-type="float">
            <text:p>22.9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1:00:00" calcext:value-type="date">
            <text:p>2020-02-15 01:00:00</text:p>
          </table:table-cell>
          <table:table-cell office:value-type="float" office:value="22987898880" calcext:value-type="float">
            <text:p>22.9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2:00:00" calcext:value-type="date">
            <text:p>2020-02-15 02:00:00</text:p>
          </table:table-cell>
          <table:table-cell office:value-type="float" office:value="23000072192" calcext:value-type="float">
            <text:p>23.0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3:00:00" calcext:value-type="date">
            <text:p>2020-02-15 03:00:00</text:p>
          </table:table-cell>
          <table:table-cell office:value-type="float" office:value="23012331520" calcext:value-type="float">
            <text:p>23.0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4:00:00" calcext:value-type="date">
            <text:p>2020-02-15 04:00:00</text:p>
          </table:table-cell>
          <table:table-cell office:value-type="float" office:value="23024467968" calcext:value-type="float">
            <text:p>23.0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5:00:00" calcext:value-type="date">
            <text:p>2020-02-15 05:00:00</text:p>
          </table:table-cell>
          <table:table-cell office:value-type="float" office:value="23036588032" calcext:value-type="float">
            <text:p>23.0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6:00:00" calcext:value-type="date">
            <text:p>2020-02-15 06:00:00</text:p>
          </table:table-cell>
          <table:table-cell office:value-type="float" office:value="23048798208" calcext:value-type="float">
            <text:p>23.0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7:00:00" calcext:value-type="date">
            <text:p>2020-02-15 07:00:00</text:p>
          </table:table-cell>
          <table:table-cell office:value-type="float" office:value="23061037056" calcext:value-type="float">
            <text:p>23.0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8:00:00" calcext:value-type="date">
            <text:p>2020-02-15 08:00:00</text:p>
          </table:table-cell>
          <table:table-cell office:value-type="float" office:value="23073259520" calcext:value-type="float">
            <text:p>23.0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09:00:00" calcext:value-type="date">
            <text:p>2020-02-15 09:00:00</text:p>
          </table:table-cell>
          <table:table-cell office:value-type="float" office:value="23085432832" calcext:value-type="float">
            <text:p>23.0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0:00:00" calcext:value-type="date">
            <text:p>2020-02-15 10:00:00</text:p>
          </table:table-cell>
          <table:table-cell office:value-type="float" office:value="23097663488" calcext:value-type="float">
            <text:p>23.1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1:00:00" calcext:value-type="date">
            <text:p>2020-02-15 11:00:00</text:p>
          </table:table-cell>
          <table:table-cell office:value-type="float" office:value="23109931008" calcext:value-type="float">
            <text:p>23.1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2:00:00" calcext:value-type="date">
            <text:p>2020-02-15 12:00:00</text:p>
          </table:table-cell>
          <table:table-cell office:value-type="float" office:value="23122112512" calcext:value-type="float">
            <text:p>23.1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3:00:00" calcext:value-type="date">
            <text:p>2020-02-15 13:00:00</text:p>
          </table:table-cell>
          <table:table-cell office:value-type="float" office:value="23134289920" calcext:value-type="float">
            <text:p>23.1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4:00:00" calcext:value-type="date">
            <text:p>2020-02-15 14:00:00</text:p>
          </table:table-cell>
          <table:table-cell office:value-type="float" office:value="23146467328" calcext:value-type="float">
            <text:p>23.1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5:00:00" calcext:value-type="date">
            <text:p>2020-02-15 15:00:00</text:p>
          </table:table-cell>
          <table:table-cell office:value-type="float" office:value="23158599680" calcext:value-type="float">
            <text:p>23.1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6:00:00" calcext:value-type="date">
            <text:p>2020-02-15 16:00:00</text:p>
          </table:table-cell>
          <table:table-cell office:value-type="float" office:value="23170723840" calcext:value-type="float">
            <text:p>23.1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7:00:00" calcext:value-type="date">
            <text:p>2020-02-15 17:00:00</text:p>
          </table:table-cell>
          <table:table-cell office:value-type="float" office:value="23182868480" calcext:value-type="float">
            <text:p>23.1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8:00:00" calcext:value-type="date">
            <text:p>2020-02-15 18:00:00</text:p>
          </table:table-cell>
          <table:table-cell office:value-type="float" office:value="23195000832" calcext:value-type="float">
            <text:p>23.2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19:00:00" calcext:value-type="date">
            <text:p>2020-02-15 19:00:00</text:p>
          </table:table-cell>
          <table:table-cell office:value-type="float" office:value="23207075840" calcext:value-type="float">
            <text:p>23.2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20:00:00" calcext:value-type="date">
            <text:p>2020-02-15 20:00:00</text:p>
          </table:table-cell>
          <table:table-cell office:value-type="float" office:value="23219277824" calcext:value-type="float">
            <text:p>23.2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21:00:00" calcext:value-type="date">
            <text:p>2020-02-15 21:00:00</text:p>
          </table:table-cell>
          <table:table-cell office:value-type="float" office:value="23231475712" calcext:value-type="float">
            <text:p>23.2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5T22:00:00" calcext:value-type="date">
            <text:p>2020-02-15 22:00:00</text:p>
          </table:table-cell>
          <table:table-cell office:value-type="float" office:value="23243636736" calcext:value-type="float">
            <text:p>23.2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22:00:00" calcext:value-type="date">
            <text:p>2020-02-11 22:00:00</text:p>
          </table:table-cell>
          <table:table-cell office:value-type="float" office:value="23424987136" calcext:value-type="float">
            <text:p>23.4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23:00:00" calcext:value-type="date">
            <text:p>2020-02-12 23:00:00</text:p>
          </table:table-cell>
          <table:table-cell office:value-type="float" office:value="24118984704" calcext:value-type="float">
            <text:p>24.1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5:00:00" calcext:value-type="date">
            <text:p>2020-02-13 05:00:00</text:p>
          </table:table-cell>
          <table:table-cell office:value-type="float" office:value="24212000768" calcext:value-type="float">
            <text:p>24.2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1T23:00:00" calcext:value-type="date">
            <text:p>2020-02-11 23:00:00</text:p>
          </table:table-cell>
          <table:table-cell office:value-type="float" office:value="24222244864" calcext:value-type="float">
            <text:p>24.2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6:00:00" calcext:value-type="date">
            <text:p>2020-02-13 06:00:00</text:p>
          </table:table-cell>
          <table:table-cell office:value-type="float" office:value="24228712448" calcext:value-type="float">
            <text:p>24.2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" calcext:value-type="date">
            <text:p>2020-02-12 00:00:00</text:p>
          </table:table-cell>
          <table:table-cell office:value-type="float" office:value="24233848832" calcext:value-type="float">
            <text:p>24.2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7:00:00" calcext:value-type="date">
            <text:p>2020-02-13 07:00:00</text:p>
          </table:table-cell>
          <table:table-cell office:value-type="float" office:value="24243924992" calcext:value-type="float">
            <text:p>24.2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1:00:00" calcext:value-type="date">
            <text:p>2020-02-12 01:00:00</text:p>
          </table:table-cell>
          <table:table-cell office:value-type="float" office:value="24245620736" calcext:value-type="float">
            <text:p>24.2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2:00:00" calcext:value-type="date">
            <text:p>2020-02-12 02:00:00</text:p>
          </table:table-cell>
          <table:table-cell office:value-type="float" office:value="24257196032" calcext:value-type="float">
            <text:p>24.2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8:00:00" calcext:value-type="date">
            <text:p>2020-02-13 08:00:00</text:p>
          </table:table-cell>
          <table:table-cell office:value-type="float" office:value="24259133440" calcext:value-type="float">
            <text:p>24.2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3:00:00" calcext:value-type="date">
            <text:p>2020-02-12 03:00:00</text:p>
          </table:table-cell>
          <table:table-cell office:value-type="float" office:value="24268914688" calcext:value-type="float">
            <text:p>24.2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09:00:00" calcext:value-type="date">
            <text:p>2020-02-13 09:00:00</text:p>
          </table:table-cell>
          <table:table-cell office:value-type="float" office:value="24274214912" calcext:value-type="float">
            <text:p>24.2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4:00:00" calcext:value-type="date">
            <text:p>2020-02-12 04:00:00</text:p>
          </table:table-cell>
          <table:table-cell office:value-type="float" office:value="24280526848" calcext:value-type="float">
            <text:p>24.2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0:00:00" calcext:value-type="date">
            <text:p>2020-02-13 10:00:00</text:p>
          </table:table-cell>
          <table:table-cell office:value-type="float" office:value="24289378304" calcext:value-type="float">
            <text:p>24.2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5:00:00" calcext:value-type="date">
            <text:p>2020-02-12 05:00:00</text:p>
          </table:table-cell>
          <table:table-cell office:value-type="float" office:value="24292134912" calcext:value-type="float">
            <text:p>24.2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6:00:00" calcext:value-type="date">
            <text:p>2020-02-12 06:00:00</text:p>
          </table:table-cell>
          <table:table-cell office:value-type="float" office:value="24303697920" calcext:value-type="float">
            <text:p>24.3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1:00:00" calcext:value-type="date">
            <text:p>2020-02-13 11:00:00</text:p>
          </table:table-cell>
          <table:table-cell office:value-type="float" office:value="24304480256" calcext:value-type="float">
            <text:p>24.3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7:00:00" calcext:value-type="date">
            <text:p>2020-02-12 07:00:00</text:p>
          </table:table-cell>
          <table:table-cell office:value-type="float" office:value="24315412480" calcext:value-type="float">
            <text:p>24.3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2:00:00" calcext:value-type="date">
            <text:p>2020-02-13 12:00:00</text:p>
          </table:table-cell>
          <table:table-cell office:value-type="float" office:value="24319488000" calcext:value-type="float">
            <text:p>24.3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8:00:00" calcext:value-type="date">
            <text:p>2020-02-12 08:00:00</text:p>
          </table:table-cell>
          <table:table-cell office:value-type="float" office:value="24327028736" calcext:value-type="float">
            <text:p>24.3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3:00:00" calcext:value-type="date">
            <text:p>2020-02-13 13:00:00</text:p>
          </table:table-cell>
          <table:table-cell office:value-type="float" office:value="24334749696" calcext:value-type="float">
            <text:p>24.3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09:00:00" calcext:value-type="date">
            <text:p>2020-02-12 09:00:00</text:p>
          </table:table-cell>
          <table:table-cell office:value-type="float" office:value="24338747392" calcext:value-type="float">
            <text:p>24.3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4:00:00" calcext:value-type="date">
            <text:p>2020-02-13 14:00:00</text:p>
          </table:table-cell>
          <table:table-cell office:value-type="float" office:value="24349757440" calcext:value-type="float">
            <text:p>24.3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0:00:00" calcext:value-type="date">
            <text:p>2020-02-12 10:00:00</text:p>
          </table:table-cell>
          <table:table-cell office:value-type="float" office:value="24350523392" calcext:value-type="float">
            <text:p>24.3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1:00:00" calcext:value-type="date">
            <text:p>2020-02-12 11:00:00</text:p>
          </table:table-cell>
          <table:table-cell office:value-type="float" office:value="24362110976" calcext:value-type="float">
            <text:p>24.3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5:00:00" calcext:value-type="date">
            <text:p>2020-02-13 15:00:00</text:p>
          </table:table-cell>
          <table:table-cell office:value-type="float" office:value="24364711936" calcext:value-type="float">
            <text:p>24.3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2:00:00" calcext:value-type="date">
            <text:p>2020-02-12 12:00:00</text:p>
          </table:table-cell>
          <table:table-cell office:value-type="float" office:value="24373899264" calcext:value-type="float">
            <text:p>24.3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6:00:00" calcext:value-type="date">
            <text:p>2020-02-13 16:00:00</text:p>
          </table:table-cell>
          <table:table-cell office:value-type="float" office:value="24379510784" calcext:value-type="float">
            <text:p>24.3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3:00:00" calcext:value-type="date">
            <text:p>2020-02-12 13:00:00</text:p>
          </table:table-cell>
          <table:table-cell office:value-type="float" office:value="24385667072" calcext:value-type="float">
            <text:p>24.3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7:00:00" calcext:value-type="date">
            <text:p>2020-02-13 17:00:00</text:p>
          </table:table-cell>
          <table:table-cell office:value-type="float" office:value="24394227712" calcext:value-type="float">
            <text:p>24.3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4:00:00" calcext:value-type="date">
            <text:p>2020-02-12 14:00:00</text:p>
          </table:table-cell>
          <table:table-cell office:value-type="float" office:value="24397426688" calcext:value-type="float">
            <text:p>24.4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8:00:00" calcext:value-type="date">
            <text:p>2020-02-13 18:00:00</text:p>
          </table:table-cell>
          <table:table-cell office:value-type="float" office:value="24408956928" calcext:value-type="float">
            <text:p>24.4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5:00:00" calcext:value-type="date">
            <text:p>2020-02-12 15:00:00</text:p>
          </table:table-cell>
          <table:table-cell office:value-type="float" office:value="24409010176" calcext:value-type="float">
            <text:p>24.4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6:00:00" calcext:value-type="date">
            <text:p>2020-02-12 16:00:00</text:p>
          </table:table-cell>
          <table:table-cell office:value-type="float" office:value="24420581376" calcext:value-type="float">
            <text:p>24.4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19:00:00" calcext:value-type="date">
            <text:p>2020-02-13 19:00:00</text:p>
          </table:table-cell>
          <table:table-cell office:value-type="float" office:value="24423718912" calcext:value-type="float">
            <text:p>24.4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7:00:00" calcext:value-type="date">
            <text:p>2020-02-12 17:00:00</text:p>
          </table:table-cell>
          <table:table-cell office:value-type="float" office:value="24432218112" calcext:value-type="float">
            <text:p>24.4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20:00:00" calcext:value-type="date">
            <text:p>2020-02-13 20:00:00</text:p>
          </table:table-cell>
          <table:table-cell office:value-type="float" office:value="24438476800" calcext:value-type="float">
            <text:p>24.4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8:00:00" calcext:value-type="date">
            <text:p>2020-02-12 18:00:00</text:p>
          </table:table-cell>
          <table:table-cell office:value-type="float" office:value="24443928576" calcext:value-type="float">
            <text:p>24.4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21:00:00" calcext:value-type="date">
            <text:p>2020-02-13 21:00:00</text:p>
          </table:table-cell>
          <table:table-cell office:value-type="float" office:value="24453206016" calcext:value-type="float">
            <text:p>24.45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19:00:00" calcext:value-type="date">
            <text:p>2020-02-12 19:00:00</text:p>
          </table:table-cell>
          <table:table-cell office:value-type="float" office:value="24455757824" calcext:value-type="float">
            <text:p>24.4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20:00:00" calcext:value-type="date">
            <text:p>2020-02-12 20:00:00</text:p>
          </table:table-cell>
          <table:table-cell office:value-type="float" office:value="24467341312" calcext:value-type="float">
            <text:p>24.4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22:00:00" calcext:value-type="date">
            <text:p>2020-02-13 22:00:00</text:p>
          </table:table-cell>
          <table:table-cell office:value-type="float" office:value="24467980288" calcext:value-type="float">
            <text:p>24.4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21:00:00" calcext:value-type="date">
            <text:p>2020-02-12 21:00:00</text:p>
          </table:table-cell>
          <table:table-cell office:value-type="float" office:value="24479088640" calcext:value-type="float">
            <text:p>24.4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3T23:00:00" calcext:value-type="date">
            <text:p>2020-02-13 23:00:00</text:p>
          </table:table-cell>
          <table:table-cell office:value-type="float" office:value="24482443264" calcext:value-type="float">
            <text:p>24.4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2T22:00:00" calcext:value-type="date">
            <text:p>2020-02-12 22:00:00</text:p>
          </table:table-cell>
          <table:table-cell office:value-type="float" office:value="24490651648" calcext:value-type="float">
            <text:p>24.4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" calcext:value-type="date">
            <text:p>2020-02-14 00:00:00</text:p>
          </table:table-cell>
          <table:table-cell office:value-type="float" office:value="24497086464" calcext:value-type="float">
            <text:p>24.5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1:00:00" calcext:value-type="date">
            <text:p>2020-02-14 01:00:00</text:p>
          </table:table-cell>
          <table:table-cell office:value-type="float" office:value="24511651840" calcext:value-type="float">
            <text:p>24.5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2:00:00" calcext:value-type="date">
            <text:p>2020-02-14 02:00:00</text:p>
          </table:table-cell>
          <table:table-cell office:value-type="float" office:value="24526102528" calcext:value-type="float">
            <text:p>24.5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3:00:00" calcext:value-type="date">
            <text:p>2020-02-14 03:00:00</text:p>
          </table:table-cell>
          <table:table-cell office:value-type="float" office:value="24540631040" calcext:value-type="float">
            <text:p>24.5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4:00:00" calcext:value-type="date">
            <text:p>2020-02-14 04:00:00</text:p>
          </table:table-cell>
          <table:table-cell office:value-type="float" office:value="24555184128" calcext:value-type="float">
            <text:p>24.5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5:00:00" calcext:value-type="date">
            <text:p>2020-02-14 05:00:00</text:p>
          </table:table-cell>
          <table:table-cell office:value-type="float" office:value="24569749504" calcext:value-type="float">
            <text:p>24.5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6:00:00" calcext:value-type="date">
            <text:p>2020-02-14 06:00:00</text:p>
          </table:table-cell>
          <table:table-cell office:value-type="float" office:value="24584388608" calcext:value-type="float">
            <text:p>24.58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7:00:00" calcext:value-type="date">
            <text:p>2020-02-14 07:00:00</text:p>
          </table:table-cell>
          <table:table-cell office:value-type="float" office:value="24598966272" calcext:value-type="float">
            <text:p>24.6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8:00:00" calcext:value-type="date">
            <text:p>2020-02-14 08:00:00</text:p>
          </table:table-cell>
          <table:table-cell office:value-type="float" office:value="24613560320" calcext:value-type="float">
            <text:p>24.61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09:00:00" calcext:value-type="date">
            <text:p>2020-02-14 09:00:00</text:p>
          </table:table-cell>
          <table:table-cell office:value-type="float" office:value="24628228096" calcext:value-type="float">
            <text:p>24.63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0:00:00" calcext:value-type="date">
            <text:p>2020-02-14 10:00:00</text:p>
          </table:table-cell>
          <table:table-cell office:value-type="float" office:value="24642973696" calcext:value-type="float">
            <text:p>24.64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1:00:00" calcext:value-type="date">
            <text:p>2020-02-14 11:00:00</text:p>
          </table:table-cell>
          <table:table-cell office:value-type="float" office:value="24657657856" calcext:value-type="float">
            <text:p>24.66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2:00:00" calcext:value-type="date">
            <text:p>2020-02-14 12:00:00</text:p>
          </table:table-cell>
          <table:table-cell office:value-type="float" office:value="24672428032" calcext:value-type="float">
            <text:p>24.67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3:00:00" calcext:value-type="date">
            <text:p>2020-02-14 13:00:00</text:p>
          </table:table-cell>
          <table:table-cell office:value-type="float" office:value="24687222784" calcext:value-type="float">
            <text:p>24.69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4:00:00" calcext:value-type="date">
            <text:p>2020-02-14 14:00:00</text:p>
          </table:table-cell>
          <table:table-cell office:value-type="float" office:value="24701722624" calcext:value-type="float">
            <text:p>24.70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5:00:00" calcext:value-type="date">
            <text:p>2020-02-14 15:00:00</text:p>
          </table:table-cell>
          <table:table-cell office:value-type="float" office:value="24716337152" calcext:value-type="float">
            <text:p>24.72 GB</text:p>
          </table:table-cell>
        </table:table-row>
        <table:table-row table:style-name="ro1">
          <table:table-cell office:value-type="string" calcext:value-type="string">
            <text:p>tnhlex-dev</text:p>
          </table:table-cell>
          <table:table-cell office:value-type="date" office:date-value="2020-02-14T16:00:00" calcext:value-type="date">
            <text:p>2020-02-14 16:00:00</text:p>
          </table:table-cell>
          <table:table-cell office:value-type="float" office:value="24731127808" calcext:value-type="float">
            <text:p>24.73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4T20:00:00" calcext:value-type="date">
            <text:p>2020-02-14 20:00:00</text:p>
          </table:table-cell>
          <table:table-cell office:value-type="float" office:value="64266952704" calcext:value-type="float">
            <text:p>64.27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4T21:00:00" calcext:value-type="date">
            <text:p>2020-02-14 21:00:00</text:p>
          </table:table-cell>
          <table:table-cell office:value-type="float" office:value="64394805248" calcext:value-type="float">
            <text:p>64.39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4T22:00:00" calcext:value-type="date">
            <text:p>2020-02-14 22:00:00</text:p>
          </table:table-cell>
          <table:table-cell office:value-type="float" office:value="64478339072" calcext:value-type="float">
            <text:p>64.48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4T23:00:00" calcext:value-type="date">
            <text:p>2020-02-14 23:00:00</text:p>
          </table:table-cell>
          <table:table-cell office:value-type="float" office:value="64559153152" calcext:value-type="float">
            <text:p>64.56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" calcext:value-type="date">
            <text:p>2020-02-15 00:00:00</text:p>
          </table:table-cell>
          <table:table-cell office:value-type="float" office:value="64639197184" calcext:value-type="float">
            <text:p>64.64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1:00:00" calcext:value-type="date">
            <text:p>2020-02-15 01:00:00</text:p>
          </table:table-cell>
          <table:table-cell office:value-type="float" office:value="64720437248" calcext:value-type="float">
            <text:p>64.72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2:00:00" calcext:value-type="date">
            <text:p>2020-02-15 02:00:00</text:p>
          </table:table-cell>
          <table:table-cell office:value-type="float" office:value="64801533952" calcext:value-type="float">
            <text:p>64.80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3:00:00" calcext:value-type="date">
            <text:p>2020-02-15 03:00:00</text:p>
          </table:table-cell>
          <table:table-cell office:value-type="float" office:value="64882573312" calcext:value-type="float">
            <text:p>64.88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4:00:00" calcext:value-type="date">
            <text:p>2020-02-15 04:00:00</text:p>
          </table:table-cell>
          <table:table-cell office:value-type="float" office:value="64963534848" calcext:value-type="float">
            <text:p>64.96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5:00:00" calcext:value-type="date">
            <text:p>2020-02-15 05:00:00</text:p>
          </table:table-cell>
          <table:table-cell office:value-type="float" office:value="65045282816" calcext:value-type="float">
            <text:p>65.05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6:00:00" calcext:value-type="date">
            <text:p>2020-02-15 06:00:00</text:p>
          </table:table-cell>
          <table:table-cell office:value-type="float" office:value="65129414656" calcext:value-type="float">
            <text:p>65.13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7:00:00" calcext:value-type="date">
            <text:p>2020-02-15 07:00:00</text:p>
          </table:table-cell>
          <table:table-cell office:value-type="float" office:value="65211842560" calcext:value-type="float">
            <text:p>65.21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8:00:00" calcext:value-type="date">
            <text:p>2020-02-15 08:00:00</text:p>
          </table:table-cell>
          <table:table-cell office:value-type="float" office:value="65293156352" calcext:value-type="float">
            <text:p>65.29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09:00:00" calcext:value-type="date">
            <text:p>2020-02-15 09:00:00</text:p>
          </table:table-cell>
          <table:table-cell office:value-type="float" office:value="65373552640" calcext:value-type="float">
            <text:p>65.37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0:00:00" calcext:value-type="date">
            <text:p>2020-02-15 10:00:00</text:p>
          </table:table-cell>
          <table:table-cell office:value-type="float" office:value="65454764032" calcext:value-type="float">
            <text:p>65.45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1:00:00" calcext:value-type="date">
            <text:p>2020-02-15 11:00:00</text:p>
          </table:table-cell>
          <table:table-cell office:value-type="float" office:value="65534345216" calcext:value-type="float">
            <text:p>65.53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2:00:00" calcext:value-type="date">
            <text:p>2020-02-15 12:00:00</text:p>
          </table:table-cell>
          <table:table-cell office:value-type="float" office:value="65615568896" calcext:value-type="float">
            <text:p>65.62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3:00:00" calcext:value-type="date">
            <text:p>2020-02-15 13:00:00</text:p>
          </table:table-cell>
          <table:table-cell office:value-type="float" office:value="65695559680" calcext:value-type="float">
            <text:p>65.70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4:00:00" calcext:value-type="date">
            <text:p>2020-02-15 14:00:00</text:p>
          </table:table-cell>
          <table:table-cell office:value-type="float" office:value="65777917952" calcext:value-type="float">
            <text:p>65.78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5:00:00" calcext:value-type="date">
            <text:p>2020-02-15 15:00:00</text:p>
          </table:table-cell>
          <table:table-cell office:value-type="float" office:value="65857921024" calcext:value-type="float">
            <text:p>65.86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6:00:00" calcext:value-type="date">
            <text:p>2020-02-15 16:00:00</text:p>
          </table:table-cell>
          <table:table-cell office:value-type="float" office:value="65938505728" calcext:value-type="float">
            <text:p>65.94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7:00:00" calcext:value-type="date">
            <text:p>2020-02-15 17:00:00</text:p>
          </table:table-cell>
          <table:table-cell office:value-type="float" office:value="66023456768" calcext:value-type="float">
            <text:p>66.02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8:00:00" calcext:value-type="date">
            <text:p>2020-02-15 18:00:00</text:p>
          </table:table-cell>
          <table:table-cell office:value-type="float" office:value="66104958976" calcext:value-type="float">
            <text:p>66.10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19:00:00" calcext:value-type="date">
            <text:p>2020-02-15 19:00:00</text:p>
          </table:table-cell>
          <table:table-cell office:value-type="float" office:value="66188697600" calcext:value-type="float">
            <text:p>66.19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20:00:00" calcext:value-type="date">
            <text:p>2020-02-15 20:00:00</text:p>
          </table:table-cell>
          <table:table-cell office:value-type="float" office:value="66269896704" calcext:value-type="float">
            <text:p>66.27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21:00:00" calcext:value-type="date">
            <text:p>2020-02-15 21:00:00</text:p>
          </table:table-cell>
          <table:table-cell office:value-type="float" office:value="66350620672" calcext:value-type="float">
            <text:p>66.35 GB</text:p>
          </table:table-cell>
        </table:table-row>
        <table:table-row table:style-name="ro1">
          <table:table-cell office:value-type="string" calcext:value-type="string">
            <text:p>rc-test</text:p>
          </table:table-cell>
          <table:table-cell office:value-type="date" office:date-value="2020-02-15T22:00:00" calcext:value-type="date">
            <text:p>2020-02-15 22:00:00</text:p>
          </table:table-cell>
          <table:table-cell office:value-type="float" office:value="66431197184" calcext:value-type="float">
            <text:p>66.4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" calcext:value-type="date">
            <text:p>2020-02-06 00:00:00</text:p>
          </table:table-cell>
          <table:table-cell office:value-type="float" office:value="7260508061696" calcext:value-type="float">
            <text:p>7260.5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1:00:00" calcext:value-type="date">
            <text:p>2020-02-06 01:00:00</text:p>
          </table:table-cell>
          <table:table-cell office:value-type="float" office:value="7296483028992" calcext:value-type="float">
            <text:p>7296.4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2:00:00" calcext:value-type="date">
            <text:p>2020-02-06 02:00:00</text:p>
          </table:table-cell>
          <table:table-cell office:value-type="float" office:value="7373094805504" calcext:value-type="float">
            <text:p>7373.0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3:00:00" calcext:value-type="date">
            <text:p>2020-02-06 03:00:00</text:p>
          </table:table-cell>
          <table:table-cell office:value-type="float" office:value="7436046270464" calcext:value-type="float">
            <text:p>7436.0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4:00:00" calcext:value-type="date">
            <text:p>2020-02-06 04:00:00</text:p>
          </table:table-cell>
          <table:table-cell office:value-type="float" office:value="7500706955264" calcext:value-type="float">
            <text:p>7500.7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5:00:00" calcext:value-type="date">
            <text:p>2020-02-06 05:00:00</text:p>
          </table:table-cell>
          <table:table-cell office:value-type="float" office:value="7567980527616" calcext:value-type="float">
            <text:p>7567.9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6:00:00" calcext:value-type="date">
            <text:p>2020-02-06 06:00:00</text:p>
          </table:table-cell>
          <table:table-cell office:value-type="float" office:value="7636200341504" calcext:value-type="float">
            <text:p>7636.2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7:00:00" calcext:value-type="date">
            <text:p>2020-02-06 07:00:00</text:p>
          </table:table-cell>
          <table:table-cell office:value-type="float" office:value="7713446068224" calcext:value-type="float">
            <text:p>7713.4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8:00:00" calcext:value-type="date">
            <text:p>2020-02-06 08:00:00</text:p>
          </table:table-cell>
          <table:table-cell office:value-type="float" office:value="7770969079808" calcext:value-type="float">
            <text:p>7770.9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09:00:00" calcext:value-type="date">
            <text:p>2020-02-06 09:00:00</text:p>
          </table:table-cell>
          <table:table-cell office:value-type="float" office:value="7834669236224" calcext:value-type="float">
            <text:p>7834.6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0:00:00" calcext:value-type="date">
            <text:p>2020-02-06 10:00:00</text:p>
          </table:table-cell>
          <table:table-cell office:value-type="float" office:value="7879459045376" calcext:value-type="float">
            <text:p>7879.4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1:00:00" calcext:value-type="date">
            <text:p>2020-02-06 11:00:00</text:p>
          </table:table-cell>
          <table:table-cell office:value-type="float" office:value="8059402715136" calcext:value-type="float">
            <text:p>8059.4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2:00:00" calcext:value-type="date">
            <text:p>2020-02-06 12:00:00</text:p>
          </table:table-cell>
          <table:table-cell office:value-type="float" office:value="8061807583232" calcext:value-type="float">
            <text:p>8061.8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3:00:00" calcext:value-type="date">
            <text:p>2020-02-06 13:00:00</text:p>
          </table:table-cell>
          <table:table-cell office:value-type="float" office:value="8143032614912" calcext:value-type="float">
            <text:p>8143.0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4:00:00" calcext:value-type="date">
            <text:p>2020-02-06 14:00:00</text:p>
          </table:table-cell>
          <table:table-cell office:value-type="float" office:value="8186174603264" calcext:value-type="float">
            <text:p>8186.1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5:00:00" calcext:value-type="date">
            <text:p>2020-02-06 15:00:00</text:p>
          </table:table-cell>
          <table:table-cell office:value-type="float" office:value="8235409477632" calcext:value-type="float">
            <text:p>8235.4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6:00:00" calcext:value-type="date">
            <text:p>2020-02-06 16:00:00</text:p>
          </table:table-cell>
          <table:table-cell office:value-type="float" office:value="8261768933376" calcext:value-type="float">
            <text:p>8261.7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7:00:00" calcext:value-type="date">
            <text:p>2020-02-06 17:00:00</text:p>
          </table:table-cell>
          <table:table-cell office:value-type="float" office:value="8297051217920" calcext:value-type="float">
            <text:p>8297.0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8:00:00" calcext:value-type="date">
            <text:p>2020-02-06 18:00:00</text:p>
          </table:table-cell>
          <table:table-cell office:value-type="float" office:value="8343781863424" calcext:value-type="float">
            <text:p>8343.7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19:00:00" calcext:value-type="date">
            <text:p>2020-02-06 19:00:00</text:p>
          </table:table-cell>
          <table:table-cell office:value-type="float" office:value="8432929144832" calcext:value-type="float">
            <text:p>8432.9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20:00:00" calcext:value-type="date">
            <text:p>2020-02-06 20:00:00</text:p>
          </table:table-cell>
          <table:table-cell office:value-type="float" office:value="8494411186176" calcext:value-type="float">
            <text:p>8494.4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21:00:00" calcext:value-type="date">
            <text:p>2020-02-06 21:00:00</text:p>
          </table:table-cell>
          <table:table-cell office:value-type="float" office:value="8542053634048" calcext:value-type="float">
            <text:p>8542.0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22:00:00" calcext:value-type="date">
            <text:p>2020-02-06 22:00:00</text:p>
          </table:table-cell>
          <table:table-cell office:value-type="float" office:value="8619990159360" calcext:value-type="float">
            <text:p>8619.9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6T23:00:00" calcext:value-type="date">
            <text:p>2020-02-06 23:00:00</text:p>
          </table:table-cell>
          <table:table-cell office:value-type="float" office:value="8686622060544" calcext:value-type="float">
            <text:p>8686.6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" calcext:value-type="date">
            <text:p>2020-02-07 00:00:00</text:p>
          </table:table-cell>
          <table:table-cell office:value-type="float" office:value="8769895620608" calcext:value-type="float">
            <text:p>8769.9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1:00:00" calcext:value-type="date">
            <text:p>2020-02-07 01:00:00</text:p>
          </table:table-cell>
          <table:table-cell office:value-type="float" office:value="8779804237824" calcext:value-type="float">
            <text:p>8779.8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2:00:00" calcext:value-type="date">
            <text:p>2020-02-07 02:00:00</text:p>
          </table:table-cell>
          <table:table-cell office:value-type="float" office:value="8851469496320" calcext:value-type="float">
            <text:p>8851.4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3:00:00" calcext:value-type="date">
            <text:p>2020-02-07 03:00:00</text:p>
          </table:table-cell>
          <table:table-cell office:value-type="float" office:value="8915247325184" calcext:value-type="float">
            <text:p>8915.2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4:00:00" calcext:value-type="date">
            <text:p>2020-02-07 04:00:00</text:p>
          </table:table-cell>
          <table:table-cell office:value-type="float" office:value="8984844660736" calcext:value-type="float">
            <text:p>8984.8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5:00:00" calcext:value-type="date">
            <text:p>2020-02-07 05:00:00</text:p>
          </table:table-cell>
          <table:table-cell office:value-type="float" office:value="9048811577344" calcext:value-type="float">
            <text:p>9048.8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6:00:00" calcext:value-type="date">
            <text:p>2020-02-07 06:00:00</text:p>
          </table:table-cell>
          <table:table-cell office:value-type="float" office:value="9106576658432" calcext:value-type="float">
            <text:p>9106.5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7:00:00" calcext:value-type="date">
            <text:p>2020-02-07 07:00:00</text:p>
          </table:table-cell>
          <table:table-cell office:value-type="float" office:value="9179623641088" calcext:value-type="float">
            <text:p>9179.6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8:00:00" calcext:value-type="date">
            <text:p>2020-02-07 08:00:00</text:p>
          </table:table-cell>
          <table:table-cell office:value-type="float" office:value="9245403176960" calcext:value-type="float">
            <text:p>9245.4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09:00:00" calcext:value-type="date">
            <text:p>2020-02-07 09:00:00</text:p>
          </table:table-cell>
          <table:table-cell office:value-type="float" office:value="9306746421248" calcext:value-type="float">
            <text:p>9306.7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0:00:00" calcext:value-type="date">
            <text:p>2020-02-07 10:00:00</text:p>
          </table:table-cell>
          <table:table-cell office:value-type="float" office:value="9441608388608" calcext:value-type="float">
            <text:p>9441.6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2:00:00" calcext:value-type="date">
            <text:p>2020-02-07 12:00:00</text:p>
          </table:table-cell>
          <table:table-cell office:value-type="float" office:value="9533000769536" calcext:value-type="float">
            <text:p>9533.0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1:00:00" calcext:value-type="date">
            <text:p>2020-02-07 11:00:00</text:p>
          </table:table-cell>
          <table:table-cell office:value-type="float" office:value="9545896202240" calcext:value-type="float">
            <text:p>9545.9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3:00:00" calcext:value-type="date">
            <text:p>2020-02-07 13:00:00</text:p>
          </table:table-cell>
          <table:table-cell office:value-type="float" office:value="9569987792896" calcext:value-type="float">
            <text:p>9569.9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4:00:00" calcext:value-type="date">
            <text:p>2020-02-07 14:00:00</text:p>
          </table:table-cell>
          <table:table-cell office:value-type="float" office:value="9644365791232" calcext:value-type="float">
            <text:p>9644.3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5:00:00" calcext:value-type="date">
            <text:p>2020-02-07 15:00:00</text:p>
          </table:table-cell>
          <table:table-cell office:value-type="float" office:value="9696088236032" calcext:value-type="float">
            <text:p>9696.0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7:00:00" calcext:value-type="date">
            <text:p>2020-02-07 17:00:00</text:p>
          </table:table-cell>
          <table:table-cell office:value-type="float" office:value="9845881729024" calcext:value-type="float">
            <text:p>9845.8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6:00:00" calcext:value-type="date">
            <text:p>2020-02-07 16:00:00</text:p>
          </table:table-cell>
          <table:table-cell office:value-type="float" office:value="9853399965696" calcext:value-type="float">
            <text:p>9853.4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8:00:00" calcext:value-type="date">
            <text:p>2020-02-07 18:00:00</text:p>
          </table:table-cell>
          <table:table-cell office:value-type="float" office:value="9902064263168" calcext:value-type="float">
            <text:p>9902.0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19:00:00" calcext:value-type="date">
            <text:p>2020-02-07 19:00:00</text:p>
          </table:table-cell>
          <table:table-cell office:value-type="float" office:value="9945001943040" calcext:value-type="float">
            <text:p>9945.0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20:00:00" calcext:value-type="date">
            <text:p>2020-02-07 20:00:00</text:p>
          </table:table-cell>
          <table:table-cell office:value-type="float" office:value="10042639069184" calcext:value-type="float">
            <text:p>10042.6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21:00:00" calcext:value-type="date">
            <text:p>2020-02-07 21:00:00</text:p>
          </table:table-cell>
          <table:table-cell office:value-type="float" office:value="10086733209600" calcext:value-type="float">
            <text:p>10086.7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22:00:00" calcext:value-type="date">
            <text:p>2020-02-07 22:00:00</text:p>
          </table:table-cell>
          <table:table-cell office:value-type="float" office:value="10157561901056" calcext:value-type="float">
            <text:p>10157.5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7T23:00:00" calcext:value-type="date">
            <text:p>2020-02-07 23:00:00</text:p>
          </table:table-cell>
          <table:table-cell office:value-type="float" office:value="10218263703552" calcext:value-type="float">
            <text:p>10218.2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1:00:00" calcext:value-type="date">
            <text:p>2020-02-08 01:00:00</text:p>
          </table:table-cell>
          <table:table-cell office:value-type="float" office:value="10356689584128" calcext:value-type="float">
            <text:p>10356.6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2:00:00" calcext:value-type="date">
            <text:p>2020-02-08 02:00:00</text:p>
          </table:table-cell>
          <table:table-cell office:value-type="float" office:value="10389214707712" calcext:value-type="float">
            <text:p>10389.2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" calcext:value-type="date">
            <text:p>2020-02-08 00:00:00</text:p>
          </table:table-cell>
          <table:table-cell office:value-type="float" office:value="10392494469120" calcext:value-type="float">
            <text:p>10392.4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3:00:00" calcext:value-type="date">
            <text:p>2020-02-08 03:00:00</text:p>
          </table:table-cell>
          <table:table-cell office:value-type="float" office:value="10441416130560" calcext:value-type="float">
            <text:p>10441.4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4:00:00" calcext:value-type="date">
            <text:p>2020-02-08 04:00:00</text:p>
          </table:table-cell>
          <table:table-cell office:value-type="float" office:value="10532324007936" calcext:value-type="float">
            <text:p>10532.3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5:00:00" calcext:value-type="date">
            <text:p>2020-02-08 05:00:00</text:p>
          </table:table-cell>
          <table:table-cell office:value-type="float" office:value="10569261223936" calcext:value-type="float">
            <text:p>10569.2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6:00:00" calcext:value-type="date">
            <text:p>2020-02-08 06:00:00</text:p>
          </table:table-cell>
          <table:table-cell office:value-type="float" office:value="10641794797568" calcext:value-type="float">
            <text:p>10641.7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7:00:00" calcext:value-type="date">
            <text:p>2020-02-08 07:00:00</text:p>
          </table:table-cell>
          <table:table-cell office:value-type="float" office:value="10709231980544" calcext:value-type="float">
            <text:p>10709.2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8:00:00" calcext:value-type="date">
            <text:p>2020-02-08 08:00:00</text:p>
          </table:table-cell>
          <table:table-cell office:value-type="float" office:value="10772752801792" calcext:value-type="float">
            <text:p>10772.7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09:00:00" calcext:value-type="date">
            <text:p>2020-02-08 09:00:00</text:p>
          </table:table-cell>
          <table:table-cell office:value-type="float" office:value="10831893954560" calcext:value-type="float">
            <text:p>10831.8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0:00:00" calcext:value-type="date">
            <text:p>2020-02-08 10:00:00</text:p>
          </table:table-cell>
          <table:table-cell office:value-type="float" office:value="10884318654464" calcext:value-type="float">
            <text:p>10884.3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1:00:00" calcext:value-type="date">
            <text:p>2020-02-08 11:00:00</text:p>
          </table:table-cell>
          <table:table-cell office:value-type="float" office:value="10963952066560" calcext:value-type="float">
            <text:p>10963.9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2:00:00" calcext:value-type="date">
            <text:p>2020-02-08 12:00:00</text:p>
          </table:table-cell>
          <table:table-cell office:value-type="float" office:value="11116892925952" calcext:value-type="float">
            <text:p>11116.8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3:00:00" calcext:value-type="date">
            <text:p>2020-02-08 13:00:00</text:p>
          </table:table-cell>
          <table:table-cell office:value-type="float" office:value="11139969597440" calcext:value-type="float">
            <text:p>11139.9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4:00:00" calcext:value-type="date">
            <text:p>2020-02-08 14:00:00</text:p>
          </table:table-cell>
          <table:table-cell office:value-type="float" office:value="11175122374656" calcext:value-type="float">
            <text:p>11175.1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5:00:00" calcext:value-type="date">
            <text:p>2020-02-08 15:00:00</text:p>
          </table:table-cell>
          <table:table-cell office:value-type="float" office:value="11281427132416" calcext:value-type="float">
            <text:p>11281.4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6:00:00" calcext:value-type="date">
            <text:p>2020-02-08 16:00:00</text:p>
          </table:table-cell>
          <table:table-cell office:value-type="float" office:value="11290186833920" calcext:value-type="float">
            <text:p>11290.1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7:00:00" calcext:value-type="date">
            <text:p>2020-02-08 17:00:00</text:p>
          </table:table-cell>
          <table:table-cell office:value-type="float" office:value="11316705599488" calcext:value-type="float">
            <text:p>11316.7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8:00:00" calcext:value-type="date">
            <text:p>2020-02-08 18:00:00</text:p>
          </table:table-cell>
          <table:table-cell office:value-type="float" office:value="11400856842240" calcext:value-type="float">
            <text:p>11400.8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19:00:00" calcext:value-type="date">
            <text:p>2020-02-08 19:00:00</text:p>
          </table:table-cell>
          <table:table-cell office:value-type="float" office:value="11439640252416" calcext:value-type="float">
            <text:p>11439.6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20:00:00" calcext:value-type="date">
            <text:p>2020-02-08 20:00:00</text:p>
          </table:table-cell>
          <table:table-cell office:value-type="float" office:value="11541896126464" calcext:value-type="float">
            <text:p>11541.9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21:00:00" calcext:value-type="date">
            <text:p>2020-02-08 21:00:00</text:p>
          </table:table-cell>
          <table:table-cell office:value-type="float" office:value="11560457166848" calcext:value-type="float">
            <text:p>11560.4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22:00:00" calcext:value-type="date">
            <text:p>2020-02-08 22:00:00</text:p>
          </table:table-cell>
          <table:table-cell office:value-type="float" office:value="11641297543168" calcext:value-type="float">
            <text:p>11641.3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8T23:00:00" calcext:value-type="date">
            <text:p>2020-02-08 23:00:00</text:p>
          </table:table-cell>
          <table:table-cell office:value-type="float" office:value="11686124101632" calcext:value-type="float">
            <text:p>11686.1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" calcext:value-type="date">
            <text:p>2020-02-09 00:00:00</text:p>
          </table:table-cell>
          <table:table-cell office:value-type="float" office:value="11775331946496" calcext:value-type="float">
            <text:p>11775.3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1:00:00" calcext:value-type="date">
            <text:p>2020-02-09 01:00:00</text:p>
          </table:table-cell>
          <table:table-cell office:value-type="float" office:value="11818293673984" calcext:value-type="float">
            <text:p>11818.2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2:00:00" calcext:value-type="date">
            <text:p>2020-02-09 02:00:00</text:p>
          </table:table-cell>
          <table:table-cell office:value-type="float" office:value="11859395846144" calcext:value-type="float">
            <text:p>11859.4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3:00:00" calcext:value-type="date">
            <text:p>2020-02-09 03:00:00</text:p>
          </table:table-cell>
          <table:table-cell office:value-type="float" office:value="11939340644352" calcext:value-type="float">
            <text:p>11939.3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4:00:00" calcext:value-type="date">
            <text:p>2020-02-09 04:00:00</text:p>
          </table:table-cell>
          <table:table-cell office:value-type="float" office:value="11988162150400" calcext:value-type="float">
            <text:p>11988.1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5:00:00" calcext:value-type="date">
            <text:p>2020-02-09 05:00:00</text:p>
          </table:table-cell>
          <table:table-cell office:value-type="float" office:value="12043967574016" calcext:value-type="float">
            <text:p>12043.9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6:00:00" calcext:value-type="date">
            <text:p>2020-02-09 06:00:00</text:p>
          </table:table-cell>
          <table:table-cell office:value-type="float" office:value="12128619507712" calcext:value-type="float">
            <text:p>12128.6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7:00:00" calcext:value-type="date">
            <text:p>2020-02-09 07:00:00</text:p>
          </table:table-cell>
          <table:table-cell office:value-type="float" office:value="12170120470528" calcext:value-type="float">
            <text:p>12170.1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8:00:00" calcext:value-type="date">
            <text:p>2020-02-09 08:00:00</text:p>
          </table:table-cell>
          <table:table-cell office:value-type="float" office:value="12242951573504" calcext:value-type="float">
            <text:p>12242.9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09:00:00" calcext:value-type="date">
            <text:p>2020-02-09 09:00:00</text:p>
          </table:table-cell>
          <table:table-cell office:value-type="float" office:value="12303887294464" calcext:value-type="float">
            <text:p>12303.8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0:00:00" calcext:value-type="date">
            <text:p>2020-02-09 10:00:00</text:p>
          </table:table-cell>
          <table:table-cell office:value-type="float" office:value="12401016971264" calcext:value-type="float">
            <text:p>12401.0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1:00:00" calcext:value-type="date">
            <text:p>2020-02-09 11:00:00</text:p>
          </table:table-cell>
          <table:table-cell office:value-type="float" office:value="12454654418944" calcext:value-type="float">
            <text:p>12454.6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2:00:00" calcext:value-type="date">
            <text:p>2020-02-09 12:00:00</text:p>
          </table:table-cell>
          <table:table-cell office:value-type="float" office:value="12565707796480" calcext:value-type="float">
            <text:p>12565.7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4:00:00" calcext:value-type="date">
            <text:p>2020-02-09 14:00:00</text:p>
          </table:table-cell>
          <table:table-cell office:value-type="float" office:value="12642141630464" calcext:value-type="float">
            <text:p>12642.1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3:00:00" calcext:value-type="date">
            <text:p>2020-02-09 13:00:00</text:p>
          </table:table-cell>
          <table:table-cell office:value-type="float" office:value="12675078250496" calcext:value-type="float">
            <text:p>12675.0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5:00:00" calcext:value-type="date">
            <text:p>2020-02-09 15:00:00</text:p>
          </table:table-cell>
          <table:table-cell office:value-type="float" office:value="12675744518144" calcext:value-type="float">
            <text:p>12675.7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6:00:00" calcext:value-type="date">
            <text:p>2020-02-09 16:00:00</text:p>
          </table:table-cell>
          <table:table-cell office:value-type="float" office:value="12818311020544" calcext:value-type="float">
            <text:p>12818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8:00:00" calcext:value-type="date">
            <text:p>2020-02-09 18:00:00</text:p>
          </table:table-cell>
          <table:table-cell office:value-type="float" office:value="12838429188096" calcext:value-type="float">
            <text:p>12838.4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7:00:00" calcext:value-type="date">
            <text:p>2020-02-09 17:00:00</text:p>
          </table:table-cell>
          <table:table-cell office:value-type="float" office:value="12841436426240" calcext:value-type="float">
            <text:p>12841.4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19:00:00" calcext:value-type="date">
            <text:p>2020-02-09 19:00:00</text:p>
          </table:table-cell>
          <table:table-cell office:value-type="float" office:value="12939305160704" calcext:value-type="float">
            <text:p>12939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20:00:00" calcext:value-type="date">
            <text:p>2020-02-09 20:00:00</text:p>
          </table:table-cell>
          <table:table-cell office:value-type="float" office:value="12992863244288" calcext:value-type="float">
            <text:p>12992.8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21:00:00" calcext:value-type="date">
            <text:p>2020-02-09 21:00:00</text:p>
          </table:table-cell>
          <table:table-cell office:value-type="float" office:value="13051423879168" calcext:value-type="float">
            <text:p>13051.4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22:00:00" calcext:value-type="date">
            <text:p>2020-02-09 22:00:00</text:p>
          </table:table-cell>
          <table:table-cell office:value-type="float" office:value="13109621501952" calcext:value-type="float">
            <text:p>13109.6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09T23:00:00" calcext:value-type="date">
            <text:p>2020-02-09 23:00:00</text:p>
          </table:table-cell>
          <table:table-cell office:value-type="float" office:value="13197131243520" calcext:value-type="float">
            <text:p>13197.1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1:00:00" calcext:value-type="date">
            <text:p>2020-02-10 01:00:00</text:p>
          </table:table-cell>
          <table:table-cell office:value-type="float" office:value="13264277258240" calcext:value-type="float">
            <text:p>13264.2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" calcext:value-type="date">
            <text:p>2020-02-10 00:00:00</text:p>
          </table:table-cell>
          <table:table-cell office:value-type="float" office:value="13280902946816" calcext:value-type="float">
            <text:p>13280.9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2:00:00" calcext:value-type="date">
            <text:p>2020-02-10 02:00:00</text:p>
          </table:table-cell>
          <table:table-cell office:value-type="float" office:value="13329683091456" calcext:value-type="float">
            <text:p>13329.6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3:00:00" calcext:value-type="date">
            <text:p>2020-02-10 03:00:00</text:p>
          </table:table-cell>
          <table:table-cell office:value-type="float" office:value="13393455198208" calcext:value-type="float">
            <text:p>13393.4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4:00:00" calcext:value-type="date">
            <text:p>2020-02-10 04:00:00</text:p>
          </table:table-cell>
          <table:table-cell office:value-type="float" office:value="13458005762048" calcext:value-type="float">
            <text:p>13458.0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5:00:00" calcext:value-type="date">
            <text:p>2020-02-10 05:00:00</text:p>
          </table:table-cell>
          <table:table-cell office:value-type="float" office:value="13538285056000" calcext:value-type="float">
            <text:p>13538.2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6:00:00" calcext:value-type="date">
            <text:p>2020-02-10 06:00:00</text:p>
          </table:table-cell>
          <table:table-cell office:value-type="float" office:value="13584414580736" calcext:value-type="float">
            <text:p>13584.4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7:00:00" calcext:value-type="date">
            <text:p>2020-02-10 07:00:00</text:p>
          </table:table-cell>
          <table:table-cell office:value-type="float" office:value="13645991731200" calcext:value-type="float">
            <text:p>13645.9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8:00:00" calcext:value-type="date">
            <text:p>2020-02-10 08:00:00</text:p>
          </table:table-cell>
          <table:table-cell office:value-type="float" office:value="13726973325312" calcext:value-type="float">
            <text:p>13726.9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09:00:00" calcext:value-type="date">
            <text:p>2020-02-10 09:00:00</text:p>
          </table:table-cell>
          <table:table-cell office:value-type="float" office:value="13772484939776" calcext:value-type="float">
            <text:p>13772.4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0:00:00" calcext:value-type="date">
            <text:p>2020-02-10 10:00:00</text:p>
          </table:table-cell>
          <table:table-cell office:value-type="float" office:value="13837213761536" calcext:value-type="float">
            <text:p>13837.2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1:00:00" calcext:value-type="date">
            <text:p>2020-02-10 11:00:00</text:p>
          </table:table-cell>
          <table:table-cell office:value-type="float" office:value="13897310474240" calcext:value-type="float">
            <text:p>13897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2:00:00" calcext:value-type="date">
            <text:p>2020-02-10 12:00:00</text:p>
          </table:table-cell>
          <table:table-cell office:value-type="float" office:value="13974651428864" calcext:value-type="float">
            <text:p>13974.6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3:00:00" calcext:value-type="date">
            <text:p>2020-02-10 13:00:00</text:p>
          </table:table-cell>
          <table:table-cell office:value-type="float" office:value="14059713794048" calcext:value-type="float">
            <text:p>14059.7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4:00:00" calcext:value-type="date">
            <text:p>2020-02-10 14:00:00</text:p>
          </table:table-cell>
          <table:table-cell office:value-type="float" office:value="14104397197312" calcext:value-type="float">
            <text:p>14104.4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5:00:00" calcext:value-type="date">
            <text:p>2020-02-10 15:00:00</text:p>
          </table:table-cell>
          <table:table-cell office:value-type="float" office:value="14193488216064" calcext:value-type="float">
            <text:p>14193.4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6:00:00" calcext:value-type="date">
            <text:p>2020-02-10 16:00:00</text:p>
          </table:table-cell>
          <table:table-cell office:value-type="float" office:value="14237704253440" calcext:value-type="float">
            <text:p>14237.7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7:00:00" calcext:value-type="date">
            <text:p>2020-02-10 17:00:00</text:p>
          </table:table-cell>
          <table:table-cell office:value-type="float" office:value="14332705280000" calcext:value-type="float">
            <text:p>14332.7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8:00:00" calcext:value-type="date">
            <text:p>2020-02-10 18:00:00</text:p>
          </table:table-cell>
          <table:table-cell office:value-type="float" office:value="14351445323776" calcext:value-type="float">
            <text:p>14351.4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19:00:00" calcext:value-type="date">
            <text:p>2020-02-10 19:00:00</text:p>
          </table:table-cell>
          <table:table-cell office:value-type="float" office:value="14397059346432" calcext:value-type="float">
            <text:p>14397.0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20:00:00" calcext:value-type="date">
            <text:p>2020-02-10 20:00:00</text:p>
          </table:table-cell>
          <table:table-cell office:value-type="float" office:value="14457683079168" calcext:value-type="float">
            <text:p>14457.6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21:00:00" calcext:value-type="date">
            <text:p>2020-02-10 21:00:00</text:p>
          </table:table-cell>
          <table:table-cell office:value-type="float" office:value="14521075064832" calcext:value-type="float">
            <text:p>14521.0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22:00:00" calcext:value-type="date">
            <text:p>2020-02-10 22:00:00</text:p>
          </table:table-cell>
          <table:table-cell office:value-type="float" office:value="14595312926720" calcext:value-type="float">
            <text:p>14595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0T23:00:00" calcext:value-type="date">
            <text:p>2020-02-10 23:00:00</text:p>
          </table:table-cell>
          <table:table-cell office:value-type="float" office:value="14643215192064" calcext:value-type="float">
            <text:p>14643.2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" calcext:value-type="date">
            <text:p>2020-02-11 00:00:00</text:p>
          </table:table-cell>
          <table:table-cell office:value-type="float" office:value="14704043368448" calcext:value-type="float">
            <text:p>14704.0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1:00:00" calcext:value-type="date">
            <text:p>2020-02-11 01:00:00</text:p>
          </table:table-cell>
          <table:table-cell office:value-type="float" office:value="14735993757696" calcext:value-type="float">
            <text:p>14735.9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2:00:00" calcext:value-type="date">
            <text:p>2020-02-11 02:00:00</text:p>
          </table:table-cell>
          <table:table-cell office:value-type="float" office:value="14798555246592" calcext:value-type="float">
            <text:p>14798.5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3:00:00" calcext:value-type="date">
            <text:p>2020-02-11 03:00:00</text:p>
          </table:table-cell>
          <table:table-cell office:value-type="float" office:value="14865668444160" calcext:value-type="float">
            <text:p>14865.6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4:00:00" calcext:value-type="date">
            <text:p>2020-02-11 04:00:00</text:p>
          </table:table-cell>
          <table:table-cell office:value-type="float" office:value="14946848104448" calcext:value-type="float">
            <text:p>14946.8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5:00:00" calcext:value-type="date">
            <text:p>2020-02-11 05:00:00</text:p>
          </table:table-cell>
          <table:table-cell office:value-type="float" office:value="14992991121408" calcext:value-type="float">
            <text:p>14992.9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6:00:00" calcext:value-type="date">
            <text:p>2020-02-11 06:00:00</text:p>
          </table:table-cell>
          <table:table-cell office:value-type="float" office:value="15046171250688" calcext:value-type="float">
            <text:p>15046.1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7:00:00" calcext:value-type="date">
            <text:p>2020-02-11 07:00:00</text:p>
          </table:table-cell>
          <table:table-cell office:value-type="float" office:value="15109585502208" calcext:value-type="float">
            <text:p>15109.5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8:00:00" calcext:value-type="date">
            <text:p>2020-02-11 08:00:00</text:p>
          </table:table-cell>
          <table:table-cell office:value-type="float" office:value="15188454641664" calcext:value-type="float">
            <text:p>15188.4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09:00:00" calcext:value-type="date">
            <text:p>2020-02-11 09:00:00</text:p>
          </table:table-cell>
          <table:table-cell office:value-type="float" office:value="15228518400000" calcext:value-type="float">
            <text:p>15228.5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0:00:00" calcext:value-type="date">
            <text:p>2020-02-11 10:00:00</text:p>
          </table:table-cell>
          <table:table-cell office:value-type="float" office:value="15249633705984" calcext:value-type="float">
            <text:p>15249.6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1:00:00" calcext:value-type="date">
            <text:p>2020-02-11 11:00:00</text:p>
          </table:table-cell>
          <table:table-cell office:value-type="float" office:value="15279074627584" calcext:value-type="float">
            <text:p>15279.0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2:00:00" calcext:value-type="date">
            <text:p>2020-02-11 12:00:00</text:p>
          </table:table-cell>
          <table:table-cell office:value-type="float" office:value="15341232238592" calcext:value-type="float">
            <text:p>15341.2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3:00:00" calcext:value-type="date">
            <text:p>2020-02-11 13:00:00</text:p>
          </table:table-cell>
          <table:table-cell office:value-type="float" office:value="15471945048064" calcext:value-type="float">
            <text:p>15471.9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4:00:00" calcext:value-type="date">
            <text:p>2020-02-11 14:00:00</text:p>
          </table:table-cell>
          <table:table-cell office:value-type="float" office:value="15511992733696" calcext:value-type="float">
            <text:p>15511.9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5:00:00" calcext:value-type="date">
            <text:p>2020-02-11 15:00:00</text:p>
          </table:table-cell>
          <table:table-cell office:value-type="float" office:value="15573541404672" calcext:value-type="float">
            <text:p>15573.5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6:00:00" calcext:value-type="date">
            <text:p>2020-02-11 16:00:00</text:p>
          </table:table-cell>
          <table:table-cell office:value-type="float" office:value="15635796738048" calcext:value-type="float">
            <text:p>15635.8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7:00:00" calcext:value-type="date">
            <text:p>2020-02-11 17:00:00</text:p>
          </table:table-cell>
          <table:table-cell office:value-type="float" office:value="15650904162304" calcext:value-type="float">
            <text:p>15650.9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8:00:00" calcext:value-type="date">
            <text:p>2020-02-11 18:00:00</text:p>
          </table:table-cell>
          <table:table-cell office:value-type="float" office:value="15714442297344" calcext:value-type="float">
            <text:p>15714.4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19:00:00" calcext:value-type="date">
            <text:p>2020-02-11 19:00:00</text:p>
          </table:table-cell>
          <table:table-cell office:value-type="float" office:value="15821530775552" calcext:value-type="float">
            <text:p>15821.5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20:00:00" calcext:value-type="date">
            <text:p>2020-02-11 20:00:00</text:p>
          </table:table-cell>
          <table:table-cell office:value-type="float" office:value="15825688928256" calcext:value-type="float">
            <text:p>15825.6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21:00:00" calcext:value-type="date">
            <text:p>2020-02-11 21:00:00</text:p>
          </table:table-cell>
          <table:table-cell office:value-type="float" office:value="15897953464320" calcext:value-type="float">
            <text:p>15897.9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22:00:00" calcext:value-type="date">
            <text:p>2020-02-11 22:00:00</text:p>
          </table:table-cell>
          <table:table-cell office:value-type="float" office:value="15979322523648" calcext:value-type="float">
            <text:p>15979.3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1T23:00:00" calcext:value-type="date">
            <text:p>2020-02-11 23:00:00</text:p>
          </table:table-cell>
          <table:table-cell office:value-type="float" office:value="16033672593408" calcext:value-type="float">
            <text:p>16033.6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" calcext:value-type="date">
            <text:p>2020-02-12 00:00:00</text:p>
          </table:table-cell>
          <table:table-cell office:value-type="float" office:value="16090206748672" calcext:value-type="float">
            <text:p>16090.2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1:00:00" calcext:value-type="date">
            <text:p>2020-02-12 01:00:00</text:p>
          </table:table-cell>
          <table:table-cell office:value-type="float" office:value="16113683554304" calcext:value-type="float">
            <text:p>16113.6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2:00:00" calcext:value-type="date">
            <text:p>2020-02-12 02:00:00</text:p>
          </table:table-cell>
          <table:table-cell office:value-type="float" office:value="16177786204160" calcext:value-type="float">
            <text:p>16177.7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3:00:00" calcext:value-type="date">
            <text:p>2020-02-12 03:00:00</text:p>
          </table:table-cell>
          <table:table-cell office:value-type="float" office:value="16244586405888" calcext:value-type="float">
            <text:p>16244.5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4:00:00" calcext:value-type="date">
            <text:p>2020-02-12 04:00:00</text:p>
          </table:table-cell>
          <table:table-cell office:value-type="float" office:value="16325611732992" calcext:value-type="float">
            <text:p>16325.6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5:00:00" calcext:value-type="date">
            <text:p>2020-02-12 05:00:00</text:p>
          </table:table-cell>
          <table:table-cell office:value-type="float" office:value="16384486256640" calcext:value-type="float">
            <text:p>16384.4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6:00:00" calcext:value-type="date">
            <text:p>2020-02-12 06:00:00</text:p>
          </table:table-cell>
          <table:table-cell office:value-type="float" office:value="16444783988736" calcext:value-type="float">
            <text:p>16444.7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7:00:00" calcext:value-type="date">
            <text:p>2020-02-12 07:00:00</text:p>
          </table:table-cell>
          <table:table-cell office:value-type="float" office:value="16506116321280" calcext:value-type="float">
            <text:p>16506.1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8:00:00" calcext:value-type="date">
            <text:p>2020-02-12 08:00:00</text:p>
          </table:table-cell>
          <table:table-cell office:value-type="float" office:value="16567813332992" calcext:value-type="float">
            <text:p>16567.8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09:00:00" calcext:value-type="date">
            <text:p>2020-02-12 09:00:00</text:p>
          </table:table-cell>
          <table:table-cell office:value-type="float" office:value="16617103495168" calcext:value-type="float">
            <text:p>16617.1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0:00:00" calcext:value-type="date">
            <text:p>2020-02-12 10:00:00</text:p>
          </table:table-cell>
          <table:table-cell office:value-type="float" office:value="16683026370560" calcext:value-type="float">
            <text:p>16683.0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1:00:00" calcext:value-type="date">
            <text:p>2020-02-12 11:00:00</text:p>
          </table:table-cell>
          <table:table-cell office:value-type="float" office:value="16801537568768" calcext:value-type="float">
            <text:p>16801.5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2:00:00" calcext:value-type="date">
            <text:p>2020-02-12 12:00:00</text:p>
          </table:table-cell>
          <table:table-cell office:value-type="float" office:value="16883383422976" calcext:value-type="float">
            <text:p>16883.3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3:00:00" calcext:value-type="date">
            <text:p>2020-02-12 13:00:00</text:p>
          </table:table-cell>
          <table:table-cell office:value-type="float" office:value="16954749861888" calcext:value-type="float">
            <text:p>16954.7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5:00:00" calcext:value-type="date">
            <text:p>2020-02-12 15:00:00</text:p>
          </table:table-cell>
          <table:table-cell office:value-type="float" office:value="17008309813248" calcext:value-type="float">
            <text:p>17008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4:00:00" calcext:value-type="date">
            <text:p>2020-02-12 14:00:00</text:p>
          </table:table-cell>
          <table:table-cell office:value-type="float" office:value="17020436287488" calcext:value-type="float">
            <text:p>17020.4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6:00:00" calcext:value-type="date">
            <text:p>2020-02-12 16:00:00</text:p>
          </table:table-cell>
          <table:table-cell office:value-type="float" office:value="17052415893504" calcext:value-type="float">
            <text:p>17052.4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7:00:00" calcext:value-type="date">
            <text:p>2020-02-12 17:00:00</text:p>
          </table:table-cell>
          <table:table-cell office:value-type="float" office:value="17116150312960" calcext:value-type="float">
            <text:p>17116.1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8:00:00" calcext:value-type="date">
            <text:p>2020-02-12 18:00:00</text:p>
          </table:table-cell>
          <table:table-cell office:value-type="float" office:value="17183445598208" calcext:value-type="float">
            <text:p>17183.4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19:00:00" calcext:value-type="date">
            <text:p>2020-02-12 19:00:00</text:p>
          </table:table-cell>
          <table:table-cell office:value-type="float" office:value="17243267112960" calcext:value-type="float">
            <text:p>17243.2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20:00:00" calcext:value-type="date">
            <text:p>2020-02-12 20:00:00</text:p>
          </table:table-cell>
          <table:table-cell office:value-type="float" office:value="17311554035712" calcext:value-type="float">
            <text:p>17311.5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21:00:00" calcext:value-type="date">
            <text:p>2020-02-12 21:00:00</text:p>
          </table:table-cell>
          <table:table-cell office:value-type="float" office:value="17359249903616" calcext:value-type="float">
            <text:p>17359.2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22:00:00" calcext:value-type="date">
            <text:p>2020-02-12 22:00:00</text:p>
          </table:table-cell>
          <table:table-cell office:value-type="float" office:value="17427633094656" calcext:value-type="float">
            <text:p>17427.6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2T23:00:00" calcext:value-type="date">
            <text:p>2020-02-12 23:00:00</text:p>
          </table:table-cell>
          <table:table-cell office:value-type="float" office:value="17479197003776" calcext:value-type="float">
            <text:p>17479.2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3:00:00" calcext:value-type="date">
            <text:p>2020-02-13 03:00:00</text:p>
          </table:table-cell>
          <table:table-cell office:value-type="float" office:value="17516495470592" calcext:value-type="float">
            <text:p>17516.5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" calcext:value-type="date">
            <text:p>2020-02-13 00:00:00</text:p>
          </table:table-cell>
          <table:table-cell office:value-type="float" office:value="17551112646656" calcext:value-type="float">
            <text:p>17551.1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1:00:00" calcext:value-type="date">
            <text:p>2020-02-13 01:00:00</text:p>
          </table:table-cell>
          <table:table-cell office:value-type="float" office:value="17570413297664" calcext:value-type="float">
            <text:p>17570.4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2:00:00" calcext:value-type="date">
            <text:p>2020-02-13 02:00:00</text:p>
          </table:table-cell>
          <table:table-cell office:value-type="float" office:value="17639063818240" calcext:value-type="float">
            <text:p>17639.0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4:00:00" calcext:value-type="date">
            <text:p>2020-02-13 04:00:00</text:p>
          </table:table-cell>
          <table:table-cell office:value-type="float" office:value="17759447633920" calcext:value-type="float">
            <text:p>17759.4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5:00:00" calcext:value-type="date">
            <text:p>2020-02-13 05:00:00</text:p>
          </table:table-cell>
          <table:table-cell office:value-type="float" office:value="17818913681408" calcext:value-type="float">
            <text:p>17818.9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6:00:00" calcext:value-type="date">
            <text:p>2020-02-13 06:00:00</text:p>
          </table:table-cell>
          <table:table-cell office:value-type="float" office:value="17875898793984" calcext:value-type="float">
            <text:p>17875.9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7:00:00" calcext:value-type="date">
            <text:p>2020-02-13 07:00:00</text:p>
          </table:table-cell>
          <table:table-cell office:value-type="float" office:value="17944333279232" calcext:value-type="float">
            <text:p>17944.3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8:00:00" calcext:value-type="date">
            <text:p>2020-02-13 08:00:00</text:p>
          </table:table-cell>
          <table:table-cell office:value-type="float" office:value="18063188758528" calcext:value-type="float">
            <text:p>18063.1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09:00:00" calcext:value-type="date">
            <text:p>2020-02-13 09:00:00</text:p>
          </table:table-cell>
          <table:table-cell office:value-type="float" office:value="18075170734080" calcext:value-type="float">
            <text:p>18075.1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0:00:00" calcext:value-type="date">
            <text:p>2020-02-13 10:00:00</text:p>
          </table:table-cell>
          <table:table-cell office:value-type="float" office:value="18179364777984" calcext:value-type="float">
            <text:p>18179.3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1:00:00" calcext:value-type="date">
            <text:p>2020-02-13 11:00:00</text:p>
          </table:table-cell>
          <table:table-cell office:value-type="float" office:value="18203216297984" calcext:value-type="float">
            <text:p>18203.2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2:00:00" calcext:value-type="date">
            <text:p>2020-02-13 12:00:00</text:p>
          </table:table-cell>
          <table:table-cell office:value-type="float" office:value="18288050757632" calcext:value-type="float">
            <text:p>18288.0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4:00:00" calcext:value-type="date">
            <text:p>2020-02-13 14:00:00</text:p>
          </table:table-cell>
          <table:table-cell office:value-type="float" office:value="18438545641472" calcext:value-type="float">
            <text:p>18438.5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5:00:00" calcext:value-type="date">
            <text:p>2020-02-13 15:00:00</text:p>
          </table:table-cell>
          <table:table-cell office:value-type="float" office:value="18455650971648" calcext:value-type="float">
            <text:p>18455.6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3:00:00" calcext:value-type="date">
            <text:p>2020-02-13 13:00:00</text:p>
          </table:table-cell>
          <table:table-cell office:value-type="float" office:value="18478474412032" calcext:value-type="float">
            <text:p>18478.4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6:00:00" calcext:value-type="date">
            <text:p>2020-02-13 16:00:00</text:p>
          </table:table-cell>
          <table:table-cell office:value-type="float" office:value="18516170452992" calcext:value-type="float">
            <text:p>18516.1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7:00:00" calcext:value-type="date">
            <text:p>2020-02-13 17:00:00</text:p>
          </table:table-cell>
          <table:table-cell office:value-type="float" office:value="18576715431936" calcext:value-type="float">
            <text:p>18576.7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8:00:00" calcext:value-type="date">
            <text:p>2020-02-13 18:00:00</text:p>
          </table:table-cell>
          <table:table-cell office:value-type="float" office:value="18640073089024" calcext:value-type="float">
            <text:p>18640.0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19:00:00" calcext:value-type="date">
            <text:p>2020-02-13 19:00:00</text:p>
          </table:table-cell>
          <table:table-cell office:value-type="float" office:value="18702235234304" calcext:value-type="float">
            <text:p>18702.2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20:00:00" calcext:value-type="date">
            <text:p>2020-02-13 20:00:00</text:p>
          </table:table-cell>
          <table:table-cell office:value-type="float" office:value="18788002889728" calcext:value-type="float">
            <text:p>18788.0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21:00:00" calcext:value-type="date">
            <text:p>2020-02-13 21:00:00</text:p>
          </table:table-cell>
          <table:table-cell office:value-type="float" office:value="18837522616320" calcext:value-type="float">
            <text:p>18837.5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22:00:00" calcext:value-type="date">
            <text:p>2020-02-13 22:00:00</text:p>
          </table:table-cell>
          <table:table-cell office:value-type="float" office:value="18882653184000" calcext:value-type="float">
            <text:p>18882.6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3T23:00:00" calcext:value-type="date">
            <text:p>2020-02-13 23:00:00</text:p>
          </table:table-cell>
          <table:table-cell office:value-type="float" office:value="18955916926976" calcext:value-type="float">
            <text:p>18955.9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" calcext:value-type="date">
            <text:p>2020-02-14 00:00:00</text:p>
          </table:table-cell>
          <table:table-cell office:value-type="float" office:value="18997139779584" calcext:value-type="float">
            <text:p>18997.1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1:00:00" calcext:value-type="date">
            <text:p>2020-02-14 01:00:00</text:p>
          </table:table-cell>
          <table:table-cell office:value-type="float" office:value="19025311150080" calcext:value-type="float">
            <text:p>19025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2:00:00" calcext:value-type="date">
            <text:p>2020-02-14 02:00:00</text:p>
          </table:table-cell>
          <table:table-cell office:value-type="float" office:value="19092478140416" calcext:value-type="float">
            <text:p>19092.4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3:00:00" calcext:value-type="date">
            <text:p>2020-02-14 03:00:00</text:p>
          </table:table-cell>
          <table:table-cell office:value-type="float" office:value="19152424734720" calcext:value-type="float">
            <text:p>19152.4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4:00:00" calcext:value-type="date">
            <text:p>2020-02-14 04:00:00</text:p>
          </table:table-cell>
          <table:table-cell office:value-type="float" office:value="19248300457984" calcext:value-type="float">
            <text:p>19248.3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5:00:00" calcext:value-type="date">
            <text:p>2020-02-14 05:00:00</text:p>
          </table:table-cell>
          <table:table-cell office:value-type="float" office:value="19296801542144" calcext:value-type="float">
            <text:p>19296.8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6:00:00" calcext:value-type="date">
            <text:p>2020-02-14 06:00:00</text:p>
          </table:table-cell>
          <table:table-cell office:value-type="float" office:value="19355332333568" calcext:value-type="float">
            <text:p>19355.3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7:00:00" calcext:value-type="date">
            <text:p>2020-02-14 07:00:00</text:p>
          </table:table-cell>
          <table:table-cell office:value-type="float" office:value="19410812444672" calcext:value-type="float">
            <text:p>19410.8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8:00:00" calcext:value-type="date">
            <text:p>2020-02-14 08:00:00</text:p>
          </table:table-cell>
          <table:table-cell office:value-type="float" office:value="19500243873792" calcext:value-type="float">
            <text:p>19500.2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09:00:00" calcext:value-type="date">
            <text:p>2020-02-14 09:00:00</text:p>
          </table:table-cell>
          <table:table-cell office:value-type="float" office:value="19539164020736" calcext:value-type="float">
            <text:p>19539.1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0:00:00" calcext:value-type="date">
            <text:p>2020-02-14 10:00:00</text:p>
          </table:table-cell>
          <table:table-cell office:value-type="float" office:value="19634659033088" calcext:value-type="float">
            <text:p>19634.6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1:00:00" calcext:value-type="date">
            <text:p>2020-02-14 11:00:00</text:p>
          </table:table-cell>
          <table:table-cell office:value-type="float" office:value="19729225854976" calcext:value-type="float">
            <text:p>19729.2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2:00:00" calcext:value-type="date">
            <text:p>2020-02-14 12:00:00</text:p>
          </table:table-cell>
          <table:table-cell office:value-type="float" office:value="19783557394432" calcext:value-type="float">
            <text:p>19783.5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3:00:00" calcext:value-type="date">
            <text:p>2020-02-14 13:00:00</text:p>
          </table:table-cell>
          <table:table-cell office:value-type="float" office:value="19797796507648" calcext:value-type="float">
            <text:p>19797.8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4:00:00" calcext:value-type="date">
            <text:p>2020-02-14 14:00:00</text:p>
          </table:table-cell>
          <table:table-cell office:value-type="float" office:value="19898112503808" calcext:value-type="float">
            <text:p>19898.1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5:00:00" calcext:value-type="date">
            <text:p>2020-02-14 15:00:00</text:p>
          </table:table-cell>
          <table:table-cell office:value-type="float" office:value="19940168146944" calcext:value-type="float">
            <text:p>19940.1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6:00:00" calcext:value-type="date">
            <text:p>2020-02-14 16:00:00</text:p>
          </table:table-cell>
          <table:table-cell office:value-type="float" office:value="20019288309760" calcext:value-type="float">
            <text:p>20019.2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7:00:00" calcext:value-type="date">
            <text:p>2020-02-14 17:00:00</text:p>
          </table:table-cell>
          <table:table-cell office:value-type="float" office:value="20091516813312" calcext:value-type="float">
            <text:p>20091.52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8:00:00" calcext:value-type="date">
            <text:p>2020-02-14 18:00:00</text:p>
          </table:table-cell>
          <table:table-cell office:value-type="float" office:value="20121507401728" calcext:value-type="float">
            <text:p>20121.5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19:00:00" calcext:value-type="date">
            <text:p>2020-02-14 19:00:00</text:p>
          </table:table-cell>
          <table:table-cell office:value-type="float" office:value="20161533472768" calcext:value-type="float">
            <text:p>20161.5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20:00:00" calcext:value-type="date">
            <text:p>2020-02-14 20:00:00</text:p>
          </table:table-cell>
          <table:table-cell office:value-type="float" office:value="20228058415104" calcext:value-type="float">
            <text:p>20228.0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21:00:00" calcext:value-type="date">
            <text:p>2020-02-14 21:00:00</text:p>
          </table:table-cell>
          <table:table-cell office:value-type="float" office:value="20298132070400" calcext:value-type="float">
            <text:p>20298.1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22:00:00" calcext:value-type="date">
            <text:p>2020-02-14 22:00:00</text:p>
          </table:table-cell>
          <table:table-cell office:value-type="float" office:value="20328163381248" calcext:value-type="float">
            <text:p>20328.1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4T23:00:00" calcext:value-type="date">
            <text:p>2020-02-14 23:00:00</text:p>
          </table:table-cell>
          <table:table-cell office:value-type="float" office:value="20414009282560" calcext:value-type="float">
            <text:p>20414.0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" calcext:value-type="date">
            <text:p>2020-02-15 00:00:00</text:p>
          </table:table-cell>
          <table:table-cell office:value-type="float" office:value="20469312192512" calcext:value-type="float">
            <text:p>20469.31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1:00:00" calcext:value-type="date">
            <text:p>2020-02-15 01:00:00</text:p>
          </table:table-cell>
          <table:table-cell office:value-type="float" office:value="20490597244928" calcext:value-type="float">
            <text:p>20490.60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2:00:00" calcext:value-type="date">
            <text:p>2020-02-15 02:00:00</text:p>
          </table:table-cell>
          <table:table-cell office:value-type="float" office:value="20561590243328" calcext:value-type="float">
            <text:p>20561.5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3:00:00" calcext:value-type="date">
            <text:p>2020-02-15 03:00:00</text:p>
          </table:table-cell>
          <table:table-cell office:value-type="float" office:value="20628376915968" calcext:value-type="float">
            <text:p>20628.3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4:00:00" calcext:value-type="date">
            <text:p>2020-02-15 04:00:00</text:p>
          </table:table-cell>
          <table:table-cell office:value-type="float" office:value="20707947646976" calcext:value-type="float">
            <text:p>20707.9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5:00:00" calcext:value-type="date">
            <text:p>2020-02-15 05:00:00</text:p>
          </table:table-cell>
          <table:table-cell office:value-type="float" office:value="20762575675392" calcext:value-type="float">
            <text:p>20762.5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6:00:00" calcext:value-type="date">
            <text:p>2020-02-15 06:00:00</text:p>
          </table:table-cell>
          <table:table-cell office:value-type="float" office:value="20827972026368" calcext:value-type="float">
            <text:p>20827.9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7:00:00" calcext:value-type="date">
            <text:p>2020-02-15 07:00:00</text:p>
          </table:table-cell>
          <table:table-cell office:value-type="float" office:value="20905769635840" calcext:value-type="float">
            <text:p>20905.7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8:00:00" calcext:value-type="date">
            <text:p>2020-02-15 08:00:00</text:p>
          </table:table-cell>
          <table:table-cell office:value-type="float" office:value="20955847565312" calcext:value-type="float">
            <text:p>20955.8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09:00:00" calcext:value-type="date">
            <text:p>2020-02-15 09:00:00</text:p>
          </table:table-cell>
          <table:table-cell office:value-type="float" office:value="21020668874752" calcext:value-type="float">
            <text:p>21020.6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0:00:00" calcext:value-type="date">
            <text:p>2020-02-15 10:00:00</text:p>
          </table:table-cell>
          <table:table-cell office:value-type="float" office:value="21112738283520" calcext:value-type="float">
            <text:p>21112.7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1:00:00" calcext:value-type="date">
            <text:p>2020-02-15 11:00:00</text:p>
          </table:table-cell>
          <table:table-cell office:value-type="float" office:value="21168648679424" calcext:value-type="float">
            <text:p>21168.65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2:00:00" calcext:value-type="date">
            <text:p>2020-02-15 12:00:00</text:p>
          </table:table-cell>
          <table:table-cell office:value-type="float" office:value="21303238217728" calcext:value-type="float">
            <text:p>21303.24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3:00:00" calcext:value-type="date">
            <text:p>2020-02-15 13:00:00</text:p>
          </table:table-cell>
          <table:table-cell office:value-type="float" office:value="21319676719104" calcext:value-type="float">
            <text:p>21319.6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4:00:00" calcext:value-type="date">
            <text:p>2020-02-15 14:00:00</text:p>
          </table:table-cell>
          <table:table-cell office:value-type="float" office:value="21420375293952" calcext:value-type="float">
            <text:p>21420.38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5:00:00" calcext:value-type="date">
            <text:p>2020-02-15 15:00:00</text:p>
          </table:table-cell>
          <table:table-cell office:value-type="float" office:value="21431470325760" calcext:value-type="float">
            <text:p>21431.47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6:00:00" calcext:value-type="date">
            <text:p>2020-02-15 16:00:00</text:p>
          </table:table-cell>
          <table:table-cell office:value-type="float" office:value="21457159966720" calcext:value-type="float">
            <text:p>21457.1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7:00:00" calcext:value-type="date">
            <text:p>2020-02-15 17:00:00</text:p>
          </table:table-cell>
          <table:table-cell office:value-type="float" office:value="21536434479104" calcext:value-type="float">
            <text:p>21536.43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8:00:00" calcext:value-type="date">
            <text:p>2020-02-15 18:00:00</text:p>
          </table:table-cell>
          <table:table-cell office:value-type="float" office:value="21581294063616" calcext:value-type="float">
            <text:p>21581.2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19:00:00" calcext:value-type="date">
            <text:p>2020-02-15 19:00:00</text:p>
          </table:table-cell>
          <table:table-cell office:value-type="float" office:value="21648691113984" calcext:value-type="float">
            <text:p>21648.6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20:00:00" calcext:value-type="date">
            <text:p>2020-02-15 20:00:00</text:p>
          </table:table-cell>
          <table:table-cell office:value-type="float" office:value="21707759017984" calcext:value-type="float">
            <text:p>21707.76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21:00:00" calcext:value-type="date">
            <text:p>2020-02-15 21:00:00</text:p>
          </table:table-cell>
          <table:table-cell office:value-type="float" office:value="21771091165184" calcext:value-type="float">
            <text:p>21771.09 GB</text:p>
          </table:table-cell>
        </table:table-row>
        <table:table-row table:style-name="ro1">
          <table:table-cell office:value-type="string" calcext:value-type="string">
            <text:p>openshift-logging</text:p>
          </table:table-cell>
          <table:table-cell office:value-type="date" office:date-value="2020-02-15T22:00:00" calcext:value-type="date">
            <text:p>2020-02-15 22:00:00</text:p>
          </table:table-cell>
          <table:table-cell office:value-type="float" office:value="21828179849216" calcext:value-type="float">
            <text:p>21828.18 GB</text:p>
          </table:table-cell>
        </table:table-row>
        <table:table-row table:style-name="ro1" table:number-rows-repeated="104788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metering-pv-data'.B1:'metering-pv-data'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loext:min-decimal-places="2" number:min-integer-digits="1" number:display-factor="1000"/>
      <number:text> KB</number:text>
    </number:number-style>
    <number:number-style style:name="N109P1" style:volatile="true">
      <number:number number:decimal-places="2" loext:min-decimal-places="2" number:min-integer-digits="1" number:display-factor="1000000"/>
      <number:text> MB</number:text>
    </number:number-style>
    <number:number-style style:name="N109">
      <number:number number:decimal-places="2" loext:min-decimal-places="2" number:min-integer-digits="1" number:display-factor="1000000000"/>
      <number:text> GB</number:text>
      <style:map style:condition="value()&lt;1000000" style:apply-style-name="N109P0"/>
      <style:map style:condition="value()&lt;1000000000" style:apply-style-name="N109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5T16:04:23.294947501</dc:date>
    <meta:editing-duration>PT4M52S</meta:editing-duration>
    <meta:editing-cycles>1</meta:editing-cycles>
    <meta:document-statistic meta:table-count="1" meta:cell-count="2082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9P0" style:volatile="true">
      <number:number number:decimal-places="2" loext:min-decimal-places="2" number:min-integer-digits="1" number:display-factor="1000"/>
      <number:text> KB</number:text>
    </number:number-style>
    <number:number-style style:name="N109P1" style:volatile="true">
      <number:number number:decimal-places="2" loext:min-decimal-places="2" number:min-integer-digits="1" number:display-factor="1000000"/>
      <number:text> MB</number:text>
    </number:number-style>
    <number:number-style style:name="N109">
      <number:number number:decimal-places="2" loext:min-decimal-places="2" number:min-integer-digits="1" number:display-factor="1000000000"/>
      <number:text> GB</number:text>
      <style:map style:condition="value()&lt;1000000" style:apply-style-name="N109P0"/>
      <style:map style:condition="value()&lt;1000000000" style:apply-style-name="N109P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09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109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6.807cm" svg:height="21.068cm" xlink:href=".." xlink:type="simple" chart:class="chart:bar" chart:style-name="ch1">
        <chart:title svg:x="20.515cm" svg:y="0.557cm" chart:style-name="ch2">
          <text:p>PVC Usage Per Namespace</text:p>
        </chart:title>
        <chart:legend chart:legend-position="end" svg:x="43.221cm" svg:y="9.488cm" style:legend-expansion="high" chart:style-name="ch3"/>
        <chart:plot-area chart:style-name="ch4" table:cell-range-address="'metering-pv-data'.B456:'metering-pv-data'.C694 'metering-pv-data'.A2:'metering-pv-data'.A2 'metering-pv-data'.C2:'metering-pv-data'.C428 'metering-pv-data'.A456:'metering-pv-data'.A456 'metering-pv-data'.A429:'metering-pv-data'.A429 'metering-pv-data'.C429:'metering-pv-data'.C455 'metering-pv-data'.A241:'metering-pv-data'.A241" chart:data-source-has-labels="both" svg:x="1.947cm" svg:y="1.757cm" svg:width="40.338cm" svg:height="17.909cm">
          <chartooo:coordinate-region svg:x="5.32cm" svg:y="2.405cm" svg:width="35.958cm" svg:height="16.614cm"/>
          <chart:axis chart:dimension="x" chart:name="primary-x" chart:style-name="ch5" chartooo:axis-type="auto">
            <chartooo:date-scale/>
            <chart:title svg:x="0.451cm" svg:y="11.694cm" chart:style-name="ch6">
              <text:p>Date &amp; Time </text:p>
            </chart:title>
            <chart:categories table:cell-range-address="'metering-pv-data'.B456:'metering-pv-data'.B694"/>
            <chart:grid chart:style-name="ch7" chart:class="major"/>
          </chart:axis>
          <chart:axis chart:dimension="y" chart:name="primary-y" chart:style-name="ch8">
            <chart:title svg:x="21.371cm" svg:y="20.087cm" chart:style-name="ch9">
              <text:p>PVC Size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metering-pv-data'.C2:'metering-pv-data'.C240" chart:label-cell-address="'metering-pv-data'.A2:'metering-pv-data'.A2" chart:class="chart:bar">
            <chart:data-point chart:repeated="239"/>
          </chart:series>
          <chart:series chart:attached-axis="secondary-y" chart:style-name="ch12" chart:values-cell-range-address="'metering-pv-data'.C456:'metering-pv-data'.C694" chart:label-cell-address="'metering-pv-data'.A456:'metering-pv-data'.A456" chart:class="chart:bar">
            <chart:data-point chart:repeated="239"/>
          </chart:series>
          <chart:series chart:attached-axis="primary-y" chart:style-name="ch13" chart:values-cell-range-address="'metering-pv-data'.C429:'metering-pv-data'.C455" chart:label-cell-address="'metering-pv-data'.A429:'metering-pv-data'.A429" chart:class="chart:bar">
            <chart:data-point chart:repeated="27"/>
          </chart:series>
          <chart:series chart:attached-axis="primary-y" chart:style-name="ch14" chart:values-cell-range-address="'metering-pv-data'.C241:'metering-pv-data'.C428" chart:label-cell-address="'metering-pv-data'.A241:'metering-pv-data'.A241" chart:class="chart:bar">
            <chart:data-point chart:repeated="18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shift-metering</text:p>
                <draw:g>
                  <svg:desc>'metering-pv-data'.A2:'metering-pv-data'.A2</svg:desc>
                </draw:g>
              </table:table-cell>
              <table:table-cell office:value-type="string">
                <text:p>openshift-logging</text:p>
                <draw:g>
                  <svg:desc>'metering-pv-data'.A456:'metering-pv-data'.A456</svg:desc>
                </draw:g>
              </table:table-cell>
              <table:table-cell office:value-type="string">
                <text:p>rc-test</text:p>
                <draw:g>
                  <svg:desc>'metering-pv-data'.A429:'metering-pv-data'.A429</svg:desc>
                </draw:g>
              </table:table-cell>
              <table:table-cell office:value-type="string">
                <text:p>tnhlex-dev</text:p>
                <draw:g>
                  <svg:desc>'metering-pv-data'.A241:'metering-pv-data'.A241</svg:desc>
                </draw:g>
              </table:table-cell>
            </table:table-row>
          </table:table-header-rows>
          <table:table-rows>
            <table:table-row>
              <table:table-cell office:value-type="float" office:value="43867">
                <text:p>43867</text:p>
                <draw:g>
                  <svg:desc>'metering-pv-data'.B456:'metering-pv-data'.B694</svg:desc>
                </draw:g>
              </table:table-cell>
              <table:table-cell office:value-type="float" office:value="1620049920">
                <text:p>1620049920</text:p>
                <draw:g>
                  <svg:desc>'metering-pv-data'.C2:'metering-pv-data'.C240</svg:desc>
                </draw:g>
              </table:table-cell>
              <table:table-cell office:value-type="float" office:value="7260508061696">
                <text:p>7260508061696</text:p>
                <draw:g>
                  <svg:desc>'metering-pv-data'.C456:'metering-pv-data'.C694</svg:desc>
                </draw:g>
              </table:table-cell>
              <table:table-cell office:value-type="float" office:value="64266952704">
                <text:p>64266952704</text:p>
                <draw:g>
                  <svg:desc>'metering-pv-data'.C429:'metering-pv-data'.C455</svg:desc>
                </draw:g>
              </table:table-cell>
              <table:table-cell office:value-type="float" office:value="3358601216">
                <text:p>3358601216</text:p>
                <draw:g>
                  <svg:desc>'metering-pv-data'.C241:'metering-pv-data'.C428</svg:desc>
                </draw:g>
              </table:table-cell>
            </table:table-row>
            <table:table-row>
              <table:table-cell office:value-type="float" office:value="43867.0416666667">
                <text:p>43867.0416666667</text:p>
              </table:table-cell>
              <table:table-cell office:value-type="float" office:value="1620049920">
                <text:p>1620049920</text:p>
              </table:table-cell>
              <table:table-cell office:value-type="float" office:value="7296483028992">
                <text:p>7296483028992</text:p>
              </table:table-cell>
              <table:table-cell office:value-type="float" office:value="64394805248">
                <text:p>64394805248</text:p>
              </table:table-cell>
              <table:table-cell office:value-type="float" office:value="5038739456">
                <text:p>5038739456</text:p>
              </table:table-cell>
            </table:table-row>
            <table:table-row>
              <table:table-cell office:value-type="float" office:value="43867.0833333333">
                <text:p>43867.0833333333</text:p>
              </table:table-cell>
              <table:table-cell office:value-type="float" office:value="1620049920">
                <text:p>1620049920</text:p>
              </table:table-cell>
              <table:table-cell office:value-type="float" office:value="7373094805504">
                <text:p>7373094805504</text:p>
              </table:table-cell>
              <table:table-cell office:value-type="float" office:value="64478339072">
                <text:p>64478339072</text:p>
              </table:table-cell>
              <table:table-cell office:value-type="float" office:value="5410865152">
                <text:p>5410865152</text:p>
              </table:table-cell>
            </table:table-row>
            <table:table-row>
              <table:table-cell office:value-type="float" office:value="43867.125">
                <text:p>43867.125</text:p>
              </table:table-cell>
              <table:table-cell office:value-type="float" office:value="1628160000">
                <text:p>1628160000</text:p>
              </table:table-cell>
              <table:table-cell office:value-type="float" office:value="7436046270464">
                <text:p>7436046270464</text:p>
              </table:table-cell>
              <table:table-cell office:value-type="float" office:value="64559153152">
                <text:p>64559153152</text:p>
              </table:table-cell>
              <table:table-cell office:value-type="float" office:value="8403603456">
                <text:p>8403603456</text:p>
              </table:table-cell>
            </table:table-row>
            <table:table-row>
              <table:table-cell office:value-type="float" office:value="43867.1666666667">
                <text:p>43867.1666666667</text:p>
              </table:table-cell>
              <table:table-cell office:value-type="float" office:value="1629634560">
                <text:p>1629634560</text:p>
              </table:table-cell>
              <table:table-cell office:value-type="float" office:value="7500706955264">
                <text:p>7500706955264</text:p>
              </table:table-cell>
              <table:table-cell office:value-type="float" office:value="64639197184">
                <text:p>64639197184</text:p>
              </table:table-cell>
              <table:table-cell office:value-type="float" office:value="9742516224">
                <text:p>9742516224</text:p>
              </table:table-cell>
            </table:table-row>
            <table:table-row>
              <table:table-cell office:value-type="float" office:value="43867.2083333333">
                <text:p>43867.2083333333</text:p>
              </table:table-cell>
              <table:table-cell office:value-type="float" office:value="1630126080">
                <text:p>1630126080</text:p>
              </table:table-cell>
              <table:table-cell office:value-type="float" office:value="7567980527616">
                <text:p>7567980527616</text:p>
              </table:table-cell>
              <table:table-cell office:value-type="float" office:value="64720437248">
                <text:p>64720437248</text:p>
              </table:table-cell>
              <table:table-cell office:value-type="float" office:value="12716871680">
                <text:p>12716871680</text:p>
              </table:table-cell>
            </table:table-row>
            <table:table-row>
              <table:table-cell office:value-type="float" office:value="43867.25">
                <text:p>43867.25</text:p>
              </table:table-cell>
              <table:table-cell office:value-type="float" office:value="1630126080">
                <text:p>1630126080</text:p>
              </table:table-cell>
              <table:table-cell office:value-type="float" office:value="7636200341504">
                <text:p>7636200341504</text:p>
              </table:table-cell>
              <table:table-cell office:value-type="float" office:value="64801533952">
                <text:p>64801533952</text:p>
              </table:table-cell>
              <table:table-cell office:value-type="float" office:value="12806950912">
                <text:p>12806950912</text:p>
              </table:table-cell>
            </table:table-row>
            <table:table-row>
              <table:table-cell office:value-type="float" office:value="43867.2916666667">
                <text:p>43867.2916666667</text:p>
              </table:table-cell>
              <table:table-cell office:value-type="float" office:value="1632374784">
                <text:p>1632374784</text:p>
              </table:table-cell>
              <table:table-cell office:value-type="float" office:value="7713446068224">
                <text:p>7713446068224</text:p>
              </table:table-cell>
              <table:table-cell office:value-type="float" office:value="64882573312">
                <text:p>64882573312</text:p>
              </table:table-cell>
              <table:table-cell office:value-type="float" office:value="13172674560">
                <text:p>13172674560</text:p>
              </table:table-cell>
            </table:table-row>
            <table:table-row>
              <table:table-cell office:value-type="float" office:value="43867.3333333333">
                <text:p>43867.3333333333</text:p>
              </table:table-cell>
              <table:table-cell office:value-type="float" office:value="1647419392">
                <text:p>1647419392</text:p>
              </table:table-cell>
              <table:table-cell office:value-type="float" office:value="7770969079808">
                <text:p>7770969079808</text:p>
              </table:table-cell>
              <table:table-cell office:value-type="float" office:value="64963534848">
                <text:p>64963534848</text:p>
              </table:table-cell>
              <table:table-cell office:value-type="float" office:value="14111727616">
                <text:p>14111727616</text:p>
              </table:table-cell>
            </table:table-row>
            <table:table-row>
              <table:table-cell office:value-type="float" office:value="43867.375">
                <text:p>43867.375</text:p>
              </table:table-cell>
              <table:table-cell office:value-type="float" office:value="1651261440">
                <text:p>1651261440</text:p>
              </table:table-cell>
              <table:table-cell office:value-type="float" office:value="7834669236224">
                <text:p>7834669236224</text:p>
              </table:table-cell>
              <table:table-cell office:value-type="float" office:value="65045282816">
                <text:p>65045282816</text:p>
              </table:table-cell>
              <table:table-cell office:value-type="float" office:value="16060129280">
                <text:p>16060129280</text:p>
              </table:table-cell>
            </table:table-row>
            <table:table-row>
              <table:table-cell office:value-type="float" office:value="43867.4166666667">
                <text:p>43867.4166666667</text:p>
              </table:table-cell>
              <table:table-cell office:value-type="float" office:value="1651261440">
                <text:p>1651261440</text:p>
              </table:table-cell>
              <table:table-cell office:value-type="float" office:value="7879459045376">
                <text:p>7879459045376</text:p>
              </table:table-cell>
              <table:table-cell office:value-type="float" office:value="65129414656">
                <text:p>65129414656</text:p>
              </table:table-cell>
              <table:table-cell office:value-type="float" office:value="16834940928">
                <text:p>16834940928</text:p>
              </table:table-cell>
            </table:table-row>
            <table:table-row>
              <table:table-cell office:value-type="float" office:value="43867.4583333333">
                <text:p>43867.4583333333</text:p>
              </table:table-cell>
              <table:table-cell office:value-type="float" office:value="1651261440">
                <text:p>1651261440</text:p>
              </table:table-cell>
              <table:table-cell office:value-type="float" office:value="8059402715136">
                <text:p>8059402715136</text:p>
              </table:table-cell>
              <table:table-cell office:value-type="float" office:value="65211842560">
                <text:p>65211842560</text:p>
              </table:table-cell>
              <table:table-cell office:value-type="float" office:value="18144317440">
                <text:p>18144317440</text:p>
              </table:table-cell>
            </table:table-row>
            <table:table-row>
              <table:table-cell office:value-type="float" office:value="43867.5">
                <text:p>43867.5</text:p>
              </table:table-cell>
              <table:table-cell office:value-type="float" office:value="1651261440">
                <text:p>1651261440</text:p>
              </table:table-cell>
              <table:table-cell office:value-type="float" office:value="8061807583232">
                <text:p>8061807583232</text:p>
              </table:table-cell>
              <table:table-cell office:value-type="float" office:value="65293156352">
                <text:p>65293156352</text:p>
              </table:table-cell>
              <table:table-cell office:value-type="float" office:value="18480009216">
                <text:p>18480009216</text:p>
              </table:table-cell>
            </table:table-row>
            <table:table-row>
              <table:table-cell office:value-type="float" office:value="43867.5416666667">
                <text:p>43867.5416666667</text:p>
              </table:table-cell>
              <table:table-cell office:value-type="float" office:value="1659682816">
                <text:p>1659682816</text:p>
              </table:table-cell>
              <table:table-cell office:value-type="float" office:value="8143032614912">
                <text:p>8143032614912</text:p>
              </table:table-cell>
              <table:table-cell office:value-type="float" office:value="65373552640">
                <text:p>65373552640</text:p>
              </table:table-cell>
              <table:table-cell office:value-type="float" office:value="18604036096">
                <text:p>18604036096</text:p>
              </table:table-cell>
            </table:table-row>
            <table:table-row>
              <table:table-cell office:value-type="float" office:value="43867.5833333333">
                <text:p>43867.5833333333</text:p>
              </table:table-cell>
              <table:table-cell office:value-type="float" office:value="1660846080">
                <text:p>1660846080</text:p>
              </table:table-cell>
              <table:table-cell office:value-type="float" office:value="8186174603264">
                <text:p>8186174603264</text:p>
              </table:table-cell>
              <table:table-cell office:value-type="float" office:value="65454764032">
                <text:p>65454764032</text:p>
              </table:table-cell>
              <table:table-cell office:value-type="float" office:value="18686251008">
                <text:p>18686251008</text:p>
              </table:table-cell>
            </table:table-row>
            <table:table-row>
              <table:table-cell office:value-type="float" office:value="43867.625">
                <text:p>43867.625</text:p>
              </table:table-cell>
              <table:table-cell office:value-type="float" office:value="1660846080">
                <text:p>1660846080</text:p>
              </table:table-cell>
              <table:table-cell office:value-type="float" office:value="8235409477632">
                <text:p>8235409477632</text:p>
              </table:table-cell>
              <table:table-cell office:value-type="float" office:value="65534345216">
                <text:p>65534345216</text:p>
              </table:table-cell>
              <table:table-cell office:value-type="float" office:value="19199250432">
                <text:p>19199250432</text:p>
              </table:table-cell>
            </table:table-row>
            <table:table-row>
              <table:table-cell office:value-type="float" office:value="43867.6666666667">
                <text:p>43867.6666666667</text:p>
              </table:table-cell>
              <table:table-cell office:value-type="float" office:value="1660846080">
                <text:p>1660846080</text:p>
              </table:table-cell>
              <table:table-cell office:value-type="float" office:value="8261768933376">
                <text:p>8261768933376</text:p>
              </table:table-cell>
              <table:table-cell office:value-type="float" office:value="65615568896">
                <text:p>65615568896</text:p>
              </table:table-cell>
              <table:table-cell office:value-type="float" office:value="19397419008">
                <text:p>19397419008</text:p>
              </table:table-cell>
            </table:table-row>
            <table:table-row>
              <table:table-cell office:value-type="float" office:value="43867.7083333333">
                <text:p>43867.7083333333</text:p>
              </table:table-cell>
              <table:table-cell office:value-type="float" office:value="1660846080">
                <text:p>1660846080</text:p>
              </table:table-cell>
              <table:table-cell office:value-type="float" office:value="8297051217920">
                <text:p>8297051217920</text:p>
              </table:table-cell>
              <table:table-cell office:value-type="float" office:value="65695559680">
                <text:p>65695559680</text:p>
              </table:table-cell>
              <table:table-cell office:value-type="float" office:value="19645591552">
                <text:p>19645591552</text:p>
              </table:table-cell>
            </table:table-row>
            <table:table-row>
              <table:table-cell office:value-type="float" office:value="43867.75">
                <text:p>43867.75</text:p>
              </table:table-cell>
              <table:table-cell office:value-type="float" office:value="1663811584">
                <text:p>1663811584</text:p>
              </table:table-cell>
              <table:table-cell office:value-type="float" office:value="8343781863424">
                <text:p>8343781863424</text:p>
              </table:table-cell>
              <table:table-cell office:value-type="float" office:value="65777917952">
                <text:p>65777917952</text:p>
              </table:table-cell>
              <table:table-cell office:value-type="float" office:value="19657494528">
                <text:p>19657494528</text:p>
              </table:table-cell>
            </table:table-row>
            <table:table-row>
              <table:table-cell office:value-type="float" office:value="43867.7916666667">
                <text:p>43867.7916666667</text:p>
              </table:table-cell>
              <table:table-cell office:value-type="float" office:value="1672921088">
                <text:p>1672921088</text:p>
              </table:table-cell>
              <table:table-cell office:value-type="float" office:value="8432929144832">
                <text:p>8432929144832</text:p>
              </table:table-cell>
              <table:table-cell office:value-type="float" office:value="65857921024">
                <text:p>65857921024</text:p>
              </table:table-cell>
              <table:table-cell office:value-type="float" office:value="20010180608">
                <text:p>20010180608</text:p>
              </table:table-cell>
            </table:table-row>
            <table:table-row>
              <table:table-cell office:value-type="float" office:value="43867.8333333333">
                <text:p>43867.8333333333</text:p>
              </table:table-cell>
              <table:table-cell office:value-type="float" office:value="1679769600">
                <text:p>1679769600</text:p>
              </table:table-cell>
              <table:table-cell office:value-type="float" office:value="8494411186176">
                <text:p>8494411186176</text:p>
              </table:table-cell>
              <table:table-cell office:value-type="float" office:value="65938505728">
                <text:p>65938505728</text:p>
              </table:table-cell>
              <table:table-cell office:value-type="float" office:value="20166250496">
                <text:p>20166250496</text:p>
              </table:table-cell>
            </table:table-row>
            <table:table-row>
              <table:table-cell office:value-type="float" office:value="43867.875">
                <text:p>43867.875</text:p>
              </table:table-cell>
              <table:table-cell office:value-type="float" office:value="1679769600">
                <text:p>1679769600</text:p>
              </table:table-cell>
              <table:table-cell office:value-type="float" office:value="8542053634048">
                <text:p>8542053634048</text:p>
              </table:table-cell>
              <table:table-cell office:value-type="float" office:value="66023456768">
                <text:p>66023456768</text:p>
              </table:table-cell>
              <table:table-cell office:value-type="float" office:value="20171685888">
                <text:p>20171685888</text:p>
              </table:table-cell>
            </table:table-row>
            <table:table-row>
              <table:table-cell office:value-type="float" office:value="43867.9166666667">
                <text:p>43867.9166666667</text:p>
              </table:table-cell>
              <table:table-cell office:value-type="float" office:value="1679769600">
                <text:p>1679769600</text:p>
              </table:table-cell>
              <table:table-cell office:value-type="float" office:value="8619990159360">
                <text:p>8619990159360</text:p>
              </table:table-cell>
              <table:table-cell office:value-type="float" office:value="66104958976">
                <text:p>66104958976</text:p>
              </table:table-cell>
              <table:table-cell office:value-type="float" office:value="20171833344">
                <text:p>20171833344</text:p>
              </table:table-cell>
            </table:table-row>
            <table:table-row>
              <table:table-cell office:value-type="float" office:value="43867.9583333333">
                <text:p>43867.9583333333</text:p>
              </table:table-cell>
              <table:table-cell office:value-type="float" office:value="1679769600">
                <text:p>1679769600</text:p>
              </table:table-cell>
              <table:table-cell office:value-type="float" office:value="8686622060544">
                <text:p>8686622060544</text:p>
              </table:table-cell>
              <table:table-cell office:value-type="float" office:value="66188697600">
                <text:p>66188697600</text:p>
              </table:table-cell>
              <table:table-cell office:value-type="float" office:value="20177731584">
                <text:p>2017773158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680846848">
                <text:p>1680846848</text:p>
              </table:table-cell>
              <table:table-cell office:value-type="float" office:value="8769895620608">
                <text:p>8769895620608</text:p>
              </table:table-cell>
              <table:table-cell office:value-type="float" office:value="66269896704">
                <text:p>66269896704</text:p>
              </table:table-cell>
              <table:table-cell office:value-type="float" office:value="20183085056">
                <text:p>20183085056</text:p>
              </table:table-cell>
            </table:table-row>
            <table:table-row>
              <table:table-cell office:value-type="float" office:value="43868.0416666667">
                <text:p>43868.0416666667</text:p>
              </table:table-cell>
              <table:table-cell office:value-type="float" office:value="1683210240">
                <text:p>1683210240</text:p>
              </table:table-cell>
              <table:table-cell office:value-type="float" office:value="8779804237824">
                <text:p>8779804237824</text:p>
              </table:table-cell>
              <table:table-cell office:value-type="float" office:value="66350620672">
                <text:p>66350620672</text:p>
              </table:table-cell>
              <table:table-cell office:value-type="float" office:value="20183392256">
                <text:p>20183392256</text:p>
              </table:table-cell>
            </table:table-row>
            <table:table-row>
              <table:table-cell office:value-type="float" office:value="43868.0833333333">
                <text:p>43868.0833333333</text:p>
              </table:table-cell>
              <table:table-cell office:value-type="float" office:value="1683210240">
                <text:p>1683210240</text:p>
              </table:table-cell>
              <table:table-cell office:value-type="float" office:value="8851469496320">
                <text:p>8851469496320</text:p>
              </table:table-cell>
              <table:table-cell office:value-type="float" office:value="66431197184">
                <text:p>66431197184</text:p>
              </table:table-cell>
              <table:table-cell office:value-type="float" office:value="20189188096">
                <text:p>20189188096</text:p>
              </table:table-cell>
            </table:table-row>
            <table:table-row>
              <table:table-cell office:value-type="float" office:value="43868.125">
                <text:p>43868.125</text:p>
              </table:table-cell>
              <table:table-cell office:value-type="float" office:value="1683210240">
                <text:p>1683210240</text:p>
              </table:table-cell>
              <table:table-cell office:value-type="float" office:value="8915247325184">
                <text:p>8915247325184</text:p>
              </table:table-cell>
              <table:table-cell office:value-type="float" office:value="NaN">
                <text:p>NaN</text:p>
              </table:table-cell>
              <table:table-cell office:value-type="float" office:value="20194471936">
                <text:p>20194471936</text:p>
              </table:table-cell>
            </table:table-row>
            <table:table-row>
              <table:table-cell office:value-type="float" office:value="43868.1666666667">
                <text:p>43868.1666666667</text:p>
              </table:table-cell>
              <table:table-cell office:value-type="float" office:value="1693286400">
                <text:p>1693286400</text:p>
              </table:table-cell>
              <table:table-cell office:value-type="float" office:value="8984844660736">
                <text:p>8984844660736</text:p>
              </table:table-cell>
              <table:table-cell office:value-type="float" office:value="NaN">
                <text:p>NaN</text:p>
              </table:table-cell>
              <table:table-cell office:value-type="float" office:value="20194979840">
                <text:p>20194979840</text:p>
              </table:table-cell>
            </table:table-row>
            <table:table-row>
              <table:table-cell office:value-type="float" office:value="43868.2083333333">
                <text:p>43868.2083333333</text:p>
              </table:table-cell>
              <table:table-cell office:value-type="float" office:value="1693286400">
                <text:p>1693286400</text:p>
              </table:table-cell>
              <table:table-cell office:value-type="float" office:value="9048811577344">
                <text:p>9048811577344</text:p>
              </table:table-cell>
              <table:table-cell office:value-type="float" office:value="NaN">
                <text:p>NaN</text:p>
              </table:table-cell>
              <table:table-cell office:value-type="float" office:value="20200542208">
                <text:p>20200542208</text:p>
              </table:table-cell>
            </table:table-row>
            <table:table-row>
              <table:table-cell office:value-type="float" office:value="43868.25">
                <text:p>43868.25</text:p>
              </table:table-cell>
              <table:table-cell office:value-type="float" office:value="1693286400">
                <text:p>1693286400</text:p>
              </table:table-cell>
              <table:table-cell office:value-type="float" office:value="9106576658432">
                <text:p>9106576658432</text:p>
              </table:table-cell>
              <table:table-cell office:value-type="float" office:value="NaN">
                <text:p>NaN</text:p>
              </table:table-cell>
              <table:table-cell office:value-type="float" office:value="20205850624">
                <text:p>20205850624</text:p>
              </table:table-cell>
            </table:table-row>
            <table:table-row>
              <table:table-cell office:value-type="float" office:value="43868.2916666667">
                <text:p>43868.2916666667</text:p>
              </table:table-cell>
              <table:table-cell office:value-type="float" office:value="1693286400">
                <text:p>1693286400</text:p>
              </table:table-cell>
              <table:table-cell office:value-type="float" office:value="9179623641088">
                <text:p>9179623641088</text:p>
              </table:table-cell>
              <table:table-cell office:value-type="float" office:value="NaN">
                <text:p>NaN</text:p>
              </table:table-cell>
              <table:table-cell office:value-type="float" office:value="20206567424">
                <text:p>20206567424</text:p>
              </table:table-cell>
            </table:table-row>
            <table:table-row>
              <table:table-cell office:value-type="float" office:value="43868.3333333333">
                <text:p>43868.3333333333</text:p>
              </table:table-cell>
              <table:table-cell office:value-type="float" office:value="1701105664">
                <text:p>1701105664</text:p>
              </table:table-cell>
              <table:table-cell office:value-type="float" office:value="9245403176960">
                <text:p>9245403176960</text:p>
              </table:table-cell>
              <table:table-cell office:value-type="float" office:value="NaN">
                <text:p>NaN</text:p>
              </table:table-cell>
              <table:table-cell office:value-type="float" office:value="20211978240">
                <text:p>20211978240</text:p>
              </table:table-cell>
            </table:table-row>
            <table:table-row>
              <table:table-cell office:value-type="float" office:value="43868.375">
                <text:p>43868.375</text:p>
              </table:table-cell>
              <table:table-cell office:value-type="float" office:value="1705918464">
                <text:p>1705918464</text:p>
              </table:table-cell>
              <table:table-cell office:value-type="float" office:value="9306746421248">
                <text:p>9306746421248</text:p>
              </table:table-cell>
              <table:table-cell office:value-type="float" office:value="NaN">
                <text:p>NaN</text:p>
              </table:table-cell>
              <table:table-cell office:value-type="float" office:value="20217229312">
                <text:p>20217229312</text:p>
              </table:table-cell>
            </table:table-row>
            <table:table-row>
              <table:table-cell office:value-type="float" office:value="43868.4166666667">
                <text:p>43868.4166666667</text:p>
              </table:table-cell>
              <table:table-cell office:value-type="float" office:value="1714421760">
                <text:p>1714421760</text:p>
              </table:table-cell>
              <table:table-cell office:value-type="float" office:value="9441608388608">
                <text:p>9441608388608</text:p>
              </table:table-cell>
              <table:table-cell office:value-type="float" office:value="NaN">
                <text:p>NaN</text:p>
              </table:table-cell>
              <table:table-cell office:value-type="float" office:value="20218155008">
                <text:p>20218155008</text:p>
              </table:table-cell>
            </table:table-row>
            <table:table-row>
              <table:table-cell office:value-type="float" office:value="43868.5">
                <text:p>43868.5</text:p>
              </table:table-cell>
              <table:table-cell office:value-type="float" office:value="1714421760">
                <text:p>1714421760</text:p>
              </table:table-cell>
              <table:table-cell office:value-type="float" office:value="9533000769536">
                <text:p>9533000769536</text:p>
              </table:table-cell>
              <table:table-cell office:value-type="float" office:value="NaN">
                <text:p>NaN</text:p>
              </table:table-cell>
              <table:table-cell office:value-type="float" office:value="20223430656">
                <text:p>20223430656</text:p>
              </table:table-cell>
            </table:table-row>
            <table:table-row>
              <table:table-cell office:value-type="float" office:value="43868.4583333333">
                <text:p>43868.4583333333</text:p>
              </table:table-cell>
              <table:table-cell office:value-type="float" office:value="1714421760">
                <text:p>1714421760</text:p>
              </table:table-cell>
              <table:table-cell office:value-type="float" office:value="9545896202240">
                <text:p>9545896202240</text:p>
              </table:table-cell>
              <table:table-cell office:value-type="float" office:value="NaN">
                <text:p>NaN</text:p>
              </table:table-cell>
              <table:table-cell office:value-type="float" office:value="20228612096">
                <text:p>20228612096</text:p>
              </table:table-cell>
            </table:table-row>
            <table:table-row>
              <table:table-cell office:value-type="float" office:value="43868.5416666667">
                <text:p>43868.5416666667</text:p>
              </table:table-cell>
              <table:table-cell office:value-type="float" office:value="1714421760">
                <text:p>1714421760</text:p>
              </table:table-cell>
              <table:table-cell office:value-type="float" office:value="9569987792896">
                <text:p>9569987792896</text:p>
              </table:table-cell>
              <table:table-cell office:value-type="float" office:value="NaN">
                <text:p>NaN</text:p>
              </table:table-cell>
              <table:table-cell office:value-type="float" office:value="20229738496">
                <text:p>20229738496</text:p>
              </table:table-cell>
            </table:table-row>
            <table:table-row>
              <table:table-cell office:value-type="float" office:value="43868.5833333333">
                <text:p>43868.5833333333</text:p>
              </table:table-cell>
              <table:table-cell office:value-type="float" office:value="1720737792">
                <text:p>1720737792</text:p>
              </table:table-cell>
              <table:table-cell office:value-type="float" office:value="9644365791232">
                <text:p>9644365791232</text:p>
              </table:table-cell>
              <table:table-cell office:value-type="float" office:value="NaN">
                <text:p>NaN</text:p>
              </table:table-cell>
              <table:table-cell office:value-type="float" office:value="20234821632">
                <text:p>20234821632</text:p>
              </table:table-cell>
            </table:table-row>
            <table:table-row>
              <table:table-cell office:value-type="float" office:value="43868.625">
                <text:p>43868.625</text:p>
              </table:table-cell>
              <table:table-cell office:value-type="float" office:value="1724006400">
                <text:p>1724006400</text:p>
              </table:table-cell>
              <table:table-cell office:value-type="float" office:value="9696088236032">
                <text:p>9696088236032</text:p>
              </table:table-cell>
              <table:table-cell office:value-type="float" office:value="NaN">
                <text:p>NaN</text:p>
              </table:table-cell>
              <table:table-cell office:value-type="float" office:value="20239994880">
                <text:p>20239994880</text:p>
              </table:table-cell>
            </table:table-row>
            <table:table-row>
              <table:table-cell office:value-type="float" office:value="43868.7083333333">
                <text:p>43868.7083333333</text:p>
              </table:table-cell>
              <table:table-cell office:value-type="float" office:value="1724006400">
                <text:p>1724006400</text:p>
              </table:table-cell>
              <table:table-cell office:value-type="float" office:value="9845881729024">
                <text:p>9845881729024</text:p>
              </table:table-cell>
              <table:table-cell office:value-type="float" office:value="NaN">
                <text:p>NaN</text:p>
              </table:table-cell>
              <table:table-cell office:value-type="float" office:value="20241260544">
                <text:p>20241260544</text:p>
              </table:table-cell>
            </table:table-row>
            <table:table-row>
              <table:table-cell office:value-type="float" office:value="43868.6666666667">
                <text:p>43868.6666666667</text:p>
              </table:table-cell>
              <table:table-cell office:value-type="float" office:value="1724006400">
                <text:p>1724006400</text:p>
              </table:table-cell>
              <table:table-cell office:value-type="float" office:value="9853399965696">
                <text:p>9853399965696</text:p>
              </table:table-cell>
              <table:table-cell office:value-type="float" office:value="NaN">
                <text:p>NaN</text:p>
              </table:table-cell>
              <table:table-cell office:value-type="float" office:value="20246274048">
                <text:p>20246274048</text:p>
              </table:table-cell>
            </table:table-row>
            <table:table-row>
              <table:table-cell office:value-type="float" office:value="43868.75">
                <text:p>43868.75</text:p>
              </table:table-cell>
              <table:table-cell office:value-type="float" office:value="1724006400">
                <text:p>1724006400</text:p>
              </table:table-cell>
              <table:table-cell office:value-type="float" office:value="9902064263168">
                <text:p>9902064263168</text:p>
              </table:table-cell>
              <table:table-cell office:value-type="float" office:value="NaN">
                <text:p>NaN</text:p>
              </table:table-cell>
              <table:table-cell office:value-type="float" office:value="20251447296">
                <text:p>20251447296</text:p>
              </table:table-cell>
            </table:table-row>
            <table:table-row>
              <table:table-cell office:value-type="float" office:value="43868.7916666667">
                <text:p>43868.7916666667</text:p>
              </table:table-cell>
              <table:table-cell office:value-type="float" office:value="1724006400">
                <text:p>1724006400</text:p>
              </table:table-cell>
              <table:table-cell office:value-type="float" office:value="9945001943040">
                <text:p>9945001943040</text:p>
              </table:table-cell>
              <table:table-cell office:value-type="float" office:value="NaN">
                <text:p>NaN</text:p>
              </table:table-cell>
              <table:table-cell office:value-type="float" office:value="20252839936">
                <text:p>20252839936</text:p>
              </table:table-cell>
            </table:table-row>
            <table:table-row>
              <table:table-cell office:value-type="float" office:value="43868.8333333333">
                <text:p>43868.8333333333</text:p>
              </table:table-cell>
              <table:table-cell office:value-type="float" office:value="1730863104">
                <text:p>1730863104</text:p>
              </table:table-cell>
              <table:table-cell office:value-type="float" office:value="10042639069184">
                <text:p>10042639069184</text:p>
              </table:table-cell>
              <table:table-cell office:value-type="float" office:value="NaN">
                <text:p>NaN</text:p>
              </table:table-cell>
              <table:table-cell office:value-type="float" office:value="20257714176">
                <text:p>20257714176</text:p>
              </table:table-cell>
            </table:table-row>
            <table:table-row>
              <table:table-cell office:value-type="float" office:value="43868.875">
                <text:p>43868.875</text:p>
              </table:table-cell>
              <table:table-cell office:value-type="float" office:value="1738883072">
                <text:p>1738883072</text:p>
              </table:table-cell>
              <table:table-cell office:value-type="float" office:value="10086733209600">
                <text:p>10086733209600</text:p>
              </table:table-cell>
              <table:table-cell office:value-type="float" office:value="NaN">
                <text:p>NaN</text:p>
              </table:table-cell>
              <table:table-cell office:value-type="float" office:value="20262793216">
                <text:p>20262793216</text:p>
              </table:table-cell>
            </table:table-row>
            <table:table-row>
              <table:table-cell office:value-type="float" office:value="43868.9166666667">
                <text:p>43868.9166666667</text:p>
              </table:table-cell>
              <table:table-cell office:value-type="float" office:value="1740095488">
                <text:p>1740095488</text:p>
              </table:table-cell>
              <table:table-cell office:value-type="float" office:value="10157561901056">
                <text:p>10157561901056</text:p>
              </table:table-cell>
              <table:table-cell office:value-type="float" office:value="NaN">
                <text:p>NaN</text:p>
              </table:table-cell>
              <table:table-cell office:value-type="float" office:value="20264517632">
                <text:p>20264517632</text:p>
              </table:table-cell>
            </table:table-row>
            <table:table-row>
              <table:table-cell office:value-type="float" office:value="43868.9583333333">
                <text:p>43868.9583333333</text:p>
              </table:table-cell>
              <table:table-cell office:value-type="float" office:value="1741209600">
                <text:p>1741209600</text:p>
              </table:table-cell>
              <table:table-cell office:value-type="float" office:value="10218263703552">
                <text:p>10218263703552</text:p>
              </table:table-cell>
              <table:table-cell office:value-type="float" office:value="NaN">
                <text:p>NaN</text:p>
              </table:table-cell>
              <table:table-cell office:value-type="float" office:value="20269187072">
                <text:p>20269187072</text:p>
              </table:table-cell>
            </table:table-row>
            <table:table-row>
              <table:table-cell office:value-type="float" office:value="43869.0416666667">
                <text:p>43869.0416666667</text:p>
              </table:table-cell>
              <table:table-cell office:value-type="float" office:value="1746153472">
                <text:p>1746153472</text:p>
              </table:table-cell>
              <table:table-cell office:value-type="float" office:value="10356689584128">
                <text:p>10356689584128</text:p>
              </table:table-cell>
              <table:table-cell office:value-type="float" office:value="NaN">
                <text:p>NaN</text:p>
              </table:table-cell>
              <table:table-cell office:value-type="float" office:value="20274278400">
                <text:p>20274278400</text:p>
              </table:table-cell>
            </table:table-row>
            <table:table-row>
              <table:table-cell office:value-type="float" office:value="43869.0833333333">
                <text:p>43869.0833333333</text:p>
              </table:table-cell>
              <table:table-cell office:value-type="float" office:value="1746370560">
                <text:p>1746370560</text:p>
              </table:table-cell>
              <table:table-cell office:value-type="float" office:value="10389214707712">
                <text:p>10389214707712</text:p>
              </table:table-cell>
              <table:table-cell office:value-type="float" office:value="NaN">
                <text:p>NaN</text:p>
              </table:table-cell>
              <table:table-cell office:value-type="float" office:value="20276015104">
                <text:p>2027601510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746370560">
                <text:p>1746370560</text:p>
              </table:table-cell>
              <table:table-cell office:value-type="float" office:value="10392494469120">
                <text:p>10392494469120</text:p>
              </table:table-cell>
              <table:table-cell office:value-type="float" office:value="NaN">
                <text:p>NaN</text:p>
              </table:table-cell>
              <table:table-cell office:value-type="float" office:value="20280676352">
                <text:p>20280676352</text:p>
              </table:table-cell>
            </table:table-row>
            <table:table-row>
              <table:table-cell office:value-type="float" office:value="43869.125">
                <text:p>43869.125</text:p>
              </table:table-cell>
              <table:table-cell office:value-type="float" office:value="1746370560">
                <text:p>1746370560</text:p>
              </table:table-cell>
              <table:table-cell office:value-type="float" office:value="10441416130560">
                <text:p>10441416130560</text:p>
              </table:table-cell>
              <table:table-cell office:value-type="float" office:value="NaN">
                <text:p>NaN</text:p>
              </table:table-cell>
              <table:table-cell office:value-type="float" office:value="20285685760">
                <text:p>20285685760</text:p>
              </table:table-cell>
            </table:table-row>
            <table:table-row>
              <table:table-cell office:value-type="float" office:value="43869.1666666667">
                <text:p>43869.1666666667</text:p>
              </table:table-cell>
              <table:table-cell office:value-type="float" office:value="1754791936">
                <text:p>1754791936</text:p>
              </table:table-cell>
              <table:table-cell office:value-type="float" office:value="10532324007936">
                <text:p>10532324007936</text:p>
              </table:table-cell>
              <table:table-cell office:value-type="float" office:value="NaN">
                <text:p>NaN</text:p>
              </table:table-cell>
              <table:table-cell office:value-type="float" office:value="20287713280">
                <text:p>20287713280</text:p>
              </table:table-cell>
            </table:table-row>
            <table:table-row>
              <table:table-cell office:value-type="float" office:value="43869.2083333333">
                <text:p>43869.2083333333</text:p>
              </table:table-cell>
              <table:table-cell office:value-type="float" office:value="1756446720">
                <text:p>1756446720</text:p>
              </table:table-cell>
              <table:table-cell office:value-type="float" office:value="10569261223936">
                <text:p>10569261223936</text:p>
              </table:table-cell>
              <table:table-cell office:value-type="float" office:value="NaN">
                <text:p>NaN</text:p>
              </table:table-cell>
              <table:table-cell office:value-type="float" office:value="20292177920">
                <text:p>20292177920</text:p>
              </table:table-cell>
            </table:table-row>
            <table:table-row>
              <table:table-cell office:value-type="float" office:value="43869.25">
                <text:p>43869.25</text:p>
              </table:table-cell>
              <table:table-cell office:value-type="float" office:value="1756446720">
                <text:p>1756446720</text:p>
              </table:table-cell>
              <table:table-cell office:value-type="float" office:value="10641794797568">
                <text:p>10641794797568</text:p>
              </table:table-cell>
              <table:table-cell office:value-type="float" office:value="NaN">
                <text:p>NaN</text:p>
              </table:table-cell>
              <table:table-cell office:value-type="float" office:value="20299366400">
                <text:p>20299366400</text:p>
              </table:table-cell>
            </table:table-row>
            <table:table-row>
              <table:table-cell office:value-type="float" office:value="43869.2916666667">
                <text:p>43869.2916666667</text:p>
              </table:table-cell>
              <table:table-cell office:value-type="float" office:value="1756446720">
                <text:p>1756446720</text:p>
              </table:table-cell>
              <table:table-cell office:value-type="float" office:value="10709231980544">
                <text:p>10709231980544</text:p>
              </table:table-cell>
              <table:table-cell office:value-type="float" office:value="NaN">
                <text:p>NaN</text:p>
              </table:table-cell>
              <table:table-cell office:value-type="float" office:value="20303552512">
                <text:p>20303552512</text:p>
              </table:table-cell>
            </table:table-row>
            <table:table-row>
              <table:table-cell office:value-type="float" office:value="43869.3333333333">
                <text:p>43869.3333333333</text:p>
              </table:table-cell>
              <table:table-cell office:value-type="float" office:value="1756446720">
                <text:p>1756446720</text:p>
              </table:table-cell>
              <table:table-cell office:value-type="float" office:value="10772752801792">
                <text:p>10772752801792</text:p>
              </table:table-cell>
              <table:table-cell office:value-type="float" office:value="NaN">
                <text:p>NaN</text:p>
              </table:table-cell>
              <table:table-cell office:value-type="float" office:value="20310929408">
                <text:p>20310929408</text:p>
              </table:table-cell>
            </table:table-row>
            <table:table-row>
              <table:table-cell office:value-type="float" office:value="43869.375">
                <text:p>43869.375</text:p>
              </table:table-cell>
              <table:table-cell office:value-type="float" office:value="1756446720">
                <text:p>1756446720</text:p>
              </table:table-cell>
              <table:table-cell office:value-type="float" office:value="10831893954560">
                <text:p>10831893954560</text:p>
              </table:table-cell>
              <table:table-cell office:value-type="float" office:value="NaN">
                <text:p>NaN</text:p>
              </table:table-cell>
              <table:table-cell office:value-type="float" office:value="20315041792">
                <text:p>20315041792</text:p>
              </table:table-cell>
            </table:table-row>
            <table:table-row>
              <table:table-cell office:value-type="float" office:value="43869.4166666667">
                <text:p>43869.4166666667</text:p>
              </table:table-cell>
              <table:table-cell office:value-type="float" office:value="1769455616">
                <text:p>1769455616</text:p>
              </table:table-cell>
              <table:table-cell office:value-type="float" office:value="10884318654464">
                <text:p>10884318654464</text:p>
              </table:table-cell>
              <table:table-cell office:value-type="float" office:value="NaN">
                <text:p>NaN</text:p>
              </table:table-cell>
              <table:table-cell office:value-type="float" office:value="20322623488">
                <text:p>20322623488</text:p>
              </table:table-cell>
            </table:table-row>
            <table:table-row>
              <table:table-cell office:value-type="float" office:value="43869.4583333333">
                <text:p>43869.4583333333</text:p>
              </table:table-cell>
              <table:table-cell office:value-type="float" office:value="1777582080">
                <text:p>1777582080</text:p>
              </table:table-cell>
              <table:table-cell office:value-type="float" office:value="10963952066560">
                <text:p>10963952066560</text:p>
              </table:table-cell>
              <table:table-cell office:value-type="float" office:value="NaN">
                <text:p>NaN</text:p>
              </table:table-cell>
              <table:table-cell office:value-type="float" office:value="20326617088">
                <text:p>20326617088</text:p>
              </table:table-cell>
            </table:table-row>
            <table:table-row>
              <table:table-cell office:value-type="float" office:value="43869.5">
                <text:p>43869.5</text:p>
              </table:table-cell>
              <table:table-cell office:value-type="float" office:value="1777582080">
                <text:p>1777582080</text:p>
              </table:table-cell>
              <table:table-cell office:value-type="float" office:value="11116892925952">
                <text:p>11116892925952</text:p>
              </table:table-cell>
              <table:table-cell office:value-type="float" office:value="NaN">
                <text:p>NaN</text:p>
              </table:table-cell>
              <table:table-cell office:value-type="float" office:value="20334153728">
                <text:p>20334153728</text:p>
              </table:table-cell>
            </table:table-row>
            <table:table-row>
              <table:table-cell office:value-type="float" office:value="43869.5416666667">
                <text:p>43869.5416666667</text:p>
              </table:table-cell>
              <table:table-cell office:value-type="float" office:value="1777582080">
                <text:p>1777582080</text:p>
              </table:table-cell>
              <table:table-cell office:value-type="float" office:value="11139969597440">
                <text:p>11139969597440</text:p>
              </table:table-cell>
              <table:table-cell office:value-type="float" office:value="NaN">
                <text:p>NaN</text:p>
              </table:table-cell>
              <table:table-cell office:value-type="float" office:value="20338040832">
                <text:p>20338040832</text:p>
              </table:table-cell>
            </table:table-row>
            <table:table-row>
              <table:table-cell office:value-type="float" office:value="43869.5833333333">
                <text:p>43869.5833333333</text:p>
              </table:table-cell>
              <table:table-cell office:value-type="float" office:value="1777582080">
                <text:p>1777582080</text:p>
              </table:table-cell>
              <table:table-cell office:value-type="float" office:value="11175122374656">
                <text:p>11175122374656</text:p>
              </table:table-cell>
              <table:table-cell office:value-type="float" office:value="NaN">
                <text:p>NaN</text:p>
              </table:table-cell>
              <table:table-cell office:value-type="float" office:value="20345733120">
                <text:p>20345733120</text:p>
              </table:table-cell>
            </table:table-row>
            <table:table-row>
              <table:table-cell office:value-type="float" office:value="43869.625">
                <text:p>43869.625</text:p>
              </table:table-cell>
              <table:table-cell office:value-type="float" office:value="1781211136">
                <text:p>1781211136</text:p>
              </table:table-cell>
              <table:table-cell office:value-type="float" office:value="11281427132416">
                <text:p>11281427132416</text:p>
              </table:table-cell>
              <table:table-cell office:value-type="float" office:value="NaN">
                <text:p>NaN</text:p>
              </table:table-cell>
              <table:table-cell office:value-type="float" office:value="20357320704">
                <text:p>20357320704</text:p>
              </table:table-cell>
            </table:table-row>
            <table:table-row>
              <table:table-cell office:value-type="float" office:value="43869.6666666667">
                <text:p>43869.6666666667</text:p>
              </table:table-cell>
              <table:table-cell office:value-type="float" office:value="1781501952">
                <text:p>1781501952</text:p>
              </table:table-cell>
              <table:table-cell office:value-type="float" office:value="11290186833920">
                <text:p>11290186833920</text:p>
              </table:table-cell>
              <table:table-cell office:value-type="float" office:value="NaN">
                <text:p>NaN</text:p>
              </table:table-cell>
              <table:table-cell office:value-type="float" office:value="20360962048">
                <text:p>20360962048</text:p>
              </table:table-cell>
            </table:table-row>
            <table:table-row>
              <table:table-cell office:value-type="float" office:value="43869.7083333333">
                <text:p>43869.7083333333</text:p>
              </table:table-cell>
              <table:table-cell office:value-type="float" office:value="1784950784">
                <text:p>1784950784</text:p>
              </table:table-cell>
              <table:table-cell office:value-type="float" office:value="11316705599488">
                <text:p>11316705599488</text:p>
              </table:table-cell>
              <table:table-cell office:value-type="float" office:value="NaN">
                <text:p>NaN</text:p>
              </table:table-cell>
              <table:table-cell office:value-type="float" office:value="20368838656">
                <text:p>20368838656</text:p>
              </table:table-cell>
            </table:table-row>
            <table:table-row>
              <table:table-cell office:value-type="float" office:value="43869.75">
                <text:p>43869.75</text:p>
              </table:table-cell>
              <table:table-cell office:value-type="float" office:value="1787904000">
                <text:p>1787904000</text:p>
              </table:table-cell>
              <table:table-cell office:value-type="float" office:value="11400856842240">
                <text:p>11400856842240</text:p>
              </table:table-cell>
              <table:table-cell office:value-type="float" office:value="NaN">
                <text:p>NaN</text:p>
              </table:table-cell>
              <table:table-cell office:value-type="float" office:value="20372357120">
                <text:p>20372357120</text:p>
              </table:table-cell>
            </table:table-row>
            <table:table-row>
              <table:table-cell office:value-type="float" office:value="43869.7916666667">
                <text:p>43869.7916666667</text:p>
              </table:table-cell>
              <table:table-cell office:value-type="float" office:value="1787904000">
                <text:p>1787904000</text:p>
              </table:table-cell>
              <table:table-cell office:value-type="float" office:value="11439640252416">
                <text:p>11439640252416</text:p>
              </table:table-cell>
              <table:table-cell office:value-type="float" office:value="NaN">
                <text:p>NaN</text:p>
              </table:table-cell>
              <table:table-cell office:value-type="float" office:value="20380340224">
                <text:p>20380340224</text:p>
              </table:table-cell>
            </table:table-row>
            <table:table-row>
              <table:table-cell office:value-type="float" office:value="43869.8333333333">
                <text:p>43869.8333333333</text:p>
              </table:table-cell>
              <table:table-cell office:value-type="float" office:value="1787904000">
                <text:p>1787904000</text:p>
              </table:table-cell>
              <table:table-cell office:value-type="float" office:value="11541896126464">
                <text:p>11541896126464</text:p>
              </table:table-cell>
              <table:table-cell office:value-type="float" office:value="NaN">
                <text:p>NaN</text:p>
              </table:table-cell>
              <table:table-cell office:value-type="float" office:value="20383817728">
                <text:p>20383817728</text:p>
              </table:table-cell>
            </table:table-row>
            <table:table-row>
              <table:table-cell office:value-type="float" office:value="43869.875">
                <text:p>43869.875</text:p>
              </table:table-cell>
              <table:table-cell office:value-type="float" office:value="1787904000">
                <text:p>1787904000</text:p>
              </table:table-cell>
              <table:table-cell office:value-type="float" office:value="11560457166848">
                <text:p>11560457166848</text:p>
              </table:table-cell>
              <table:table-cell office:value-type="float" office:value="NaN">
                <text:p>NaN</text:p>
              </table:table-cell>
              <table:table-cell office:value-type="float" office:value="20391911424">
                <text:p>20391911424</text:p>
              </table:table-cell>
            </table:table-row>
            <table:table-row>
              <table:table-cell office:value-type="float" office:value="43869.9166666667">
                <text:p>43869.9166666667</text:p>
              </table:table-cell>
              <table:table-cell office:value-type="float" office:value="1801711616">
                <text:p>1801711616</text:p>
              </table:table-cell>
              <table:table-cell office:value-type="float" office:value="11641297543168">
                <text:p>11641297543168</text:p>
              </table:table-cell>
              <table:table-cell office:value-type="float" office:value="NaN">
                <text:p>NaN</text:p>
              </table:table-cell>
              <table:table-cell office:value-type="float" office:value="20395266048">
                <text:p>20395266048</text:p>
              </table:table-cell>
            </table:table-row>
            <table:table-row>
              <table:table-cell office:value-type="float" office:value="43869.9583333333">
                <text:p>43869.9583333333</text:p>
              </table:table-cell>
              <table:table-cell office:value-type="float" office:value="1804369920">
                <text:p>1804369920</text:p>
              </table:table-cell>
              <table:table-cell office:value-type="float" office:value="11686124101632">
                <text:p>11686124101632</text:p>
              </table:table-cell>
              <table:table-cell office:value-type="float" office:value="NaN">
                <text:p>NaN</text:p>
              </table:table-cell>
              <table:table-cell office:value-type="float" office:value="20403372032">
                <text:p>2040337203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804369920">
                <text:p>1804369920</text:p>
              </table:table-cell>
              <table:table-cell office:value-type="float" office:value="11775331946496">
                <text:p>11775331946496</text:p>
              </table:table-cell>
              <table:table-cell office:value-type="float" office:value="NaN">
                <text:p>NaN</text:p>
              </table:table-cell>
              <table:table-cell office:value-type="float" office:value="20406689792">
                <text:p>20406689792</text:p>
              </table:table-cell>
            </table:table-row>
            <table:table-row>
              <table:table-cell office:value-type="float" office:value="43870.0416666667">
                <text:p>43870.0416666667</text:p>
              </table:table-cell>
              <table:table-cell office:value-type="float" office:value="1804369920">
                <text:p>1804369920</text:p>
              </table:table-cell>
              <table:table-cell office:value-type="float" office:value="11818293673984">
                <text:p>11818293673984</text:p>
              </table:table-cell>
              <table:table-cell office:value-type="float" office:value="NaN">
                <text:p>NaN</text:p>
              </table:table-cell>
              <table:table-cell office:value-type="float" office:value="20414799872">
                <text:p>20414799872</text:p>
              </table:table-cell>
            </table:table-row>
            <table:table-row>
              <table:table-cell office:value-type="float" office:value="43870.0833333333">
                <text:p>43870.0833333333</text:p>
              </table:table-cell>
              <table:table-cell office:value-type="float" office:value="1809530880">
                <text:p>1809530880</text:p>
              </table:table-cell>
              <table:table-cell office:value-type="float" office:value="11859395846144">
                <text:p>11859395846144</text:p>
              </table:table-cell>
              <table:table-cell office:value-type="float" office:value="NaN">
                <text:p>NaN</text:p>
              </table:table-cell>
              <table:table-cell office:value-type="float" office:value="20418068480">
                <text:p>20418068480</text:p>
              </table:table-cell>
            </table:table-row>
            <table:table-row>
              <table:table-cell office:value-type="float" office:value="43870.125">
                <text:p>43870.125</text:p>
              </table:table-cell>
              <table:table-cell office:value-type="float" office:value="1809530880">
                <text:p>1809530880</text:p>
              </table:table-cell>
              <table:table-cell office:value-type="float" office:value="11939340644352">
                <text:p>11939340644352</text:p>
              </table:table-cell>
              <table:table-cell office:value-type="float" office:value="NaN">
                <text:p>NaN</text:p>
              </table:table-cell>
              <table:table-cell office:value-type="float" office:value="20429484032">
                <text:p>20429484032</text:p>
              </table:table-cell>
            </table:table-row>
            <table:table-row>
              <table:table-cell office:value-type="float" office:value="43870.1666666667">
                <text:p>43870.1666666667</text:p>
              </table:table-cell>
              <table:table-cell office:value-type="float" office:value="1809530880">
                <text:p>1809530880</text:p>
              </table:table-cell>
              <table:table-cell office:value-type="float" office:value="11988162150400">
                <text:p>11988162150400</text:p>
              </table:table-cell>
              <table:table-cell office:value-type="float" office:value="NaN">
                <text:p>NaN</text:p>
              </table:table-cell>
              <table:table-cell office:value-type="float" office:value="20440911872">
                <text:p>20440911872</text:p>
              </table:table-cell>
            </table:table-row>
            <table:table-row>
              <table:table-cell office:value-type="float" office:value="43870.2083333333">
                <text:p>43870.2083333333</text:p>
              </table:table-cell>
              <table:table-cell office:value-type="float" office:value="1809530880">
                <text:p>1809530880</text:p>
              </table:table-cell>
              <table:table-cell office:value-type="float" office:value="12043967574016">
                <text:p>12043967574016</text:p>
              </table:table-cell>
              <table:table-cell office:value-type="float" office:value="NaN">
                <text:p>NaN</text:p>
              </table:table-cell>
              <table:table-cell office:value-type="float" office:value="20452241408">
                <text:p>20452241408</text:p>
              </table:table-cell>
            </table:table-row>
            <table:table-row>
              <table:table-cell office:value-type="float" office:value="43870.25">
                <text:p>43870.25</text:p>
              </table:table-cell>
              <table:table-cell office:value-type="float" office:value="1819484160">
                <text:p>1819484160</text:p>
              </table:table-cell>
              <table:table-cell office:value-type="float" office:value="12128619507712">
                <text:p>12128619507712</text:p>
              </table:table-cell>
              <table:table-cell office:value-type="float" office:value="NaN">
                <text:p>NaN</text:p>
              </table:table-cell>
              <table:table-cell office:value-type="float" office:value="20463579136">
                <text:p>20463579136</text:p>
              </table:table-cell>
            </table:table-row>
            <table:table-row>
              <table:table-cell office:value-type="float" office:value="43870.2916666667">
                <text:p>43870.2916666667</text:p>
              </table:table-cell>
              <table:table-cell office:value-type="float" office:value="1819607040">
                <text:p>1819607040</text:p>
              </table:table-cell>
              <table:table-cell office:value-type="float" office:value="12170120470528">
                <text:p>12170120470528</text:p>
              </table:table-cell>
              <table:table-cell office:value-type="float" office:value="NaN">
                <text:p>NaN</text:p>
              </table:table-cell>
              <table:table-cell office:value-type="float" office:value="20475043840">
                <text:p>20475043840</text:p>
              </table:table-cell>
            </table:table-row>
            <table:table-row>
              <table:table-cell office:value-type="float" office:value="43870.3333333333">
                <text:p>43870.3333333333</text:p>
              </table:table-cell>
              <table:table-cell office:value-type="float" office:value="1819607040">
                <text:p>1819607040</text:p>
              </table:table-cell>
              <table:table-cell office:value-type="float" office:value="12242951573504">
                <text:p>12242951573504</text:p>
              </table:table-cell>
              <table:table-cell office:value-type="float" office:value="NaN">
                <text:p>NaN</text:p>
              </table:table-cell>
              <table:table-cell office:value-type="float" office:value="20486496256">
                <text:p>20486496256</text:p>
              </table:table-cell>
            </table:table-row>
            <table:table-row>
              <table:table-cell office:value-type="float" office:value="43870.375">
                <text:p>43870.375</text:p>
              </table:table-cell>
              <table:table-cell office:value-type="float" office:value="1819607040">
                <text:p>1819607040</text:p>
              </table:table-cell>
              <table:table-cell office:value-type="float" office:value="12303887294464">
                <text:p>12303887294464</text:p>
              </table:table-cell>
              <table:table-cell office:value-type="float" office:value="NaN">
                <text:p>NaN</text:p>
              </table:table-cell>
              <table:table-cell office:value-type="float" office:value="20497956864">
                <text:p>20497956864</text:p>
              </table:table-cell>
            </table:table-row>
            <table:table-row>
              <table:table-cell office:value-type="float" office:value="43870.4166666667">
                <text:p>43870.4166666667</text:p>
              </table:table-cell>
              <table:table-cell office:value-type="float" office:value="1819607040">
                <text:p>1819607040</text:p>
              </table:table-cell>
              <table:table-cell office:value-type="float" office:value="12401016971264">
                <text:p>12401016971264</text:p>
              </table:table-cell>
              <table:table-cell office:value-type="float" office:value="NaN">
                <text:p>NaN</text:p>
              </table:table-cell>
              <table:table-cell office:value-type="float" office:value="20509286400">
                <text:p>20509286400</text:p>
              </table:table-cell>
            </table:table-row>
            <table:table-row>
              <table:table-cell office:value-type="float" office:value="43870.4583333333">
                <text:p>43870.4583333333</text:p>
              </table:table-cell>
              <table:table-cell office:value-type="float" office:value="1829634048">
                <text:p>1829634048</text:p>
              </table:table-cell>
              <table:table-cell office:value-type="float" office:value="12454654418944">
                <text:p>12454654418944</text:p>
              </table:table-cell>
              <table:table-cell office:value-type="float" office:value="NaN">
                <text:p>NaN</text:p>
              </table:table-cell>
              <table:table-cell office:value-type="float" office:value="20520681472">
                <text:p>20520681472</text:p>
              </table:table-cell>
            </table:table-row>
            <table:table-row>
              <table:table-cell office:value-type="float" office:value="43870.5">
                <text:p>43870.5</text:p>
              </table:table-cell>
              <table:table-cell office:value-type="float" office:value="1840742400">
                <text:p>1840742400</text:p>
              </table:table-cell>
              <table:table-cell office:value-type="float" office:value="12565707796480">
                <text:p>12565707796480</text:p>
              </table:table-cell>
              <table:table-cell office:value-type="float" office:value="NaN">
                <text:p>NaN</text:p>
              </table:table-cell>
              <table:table-cell office:value-type="float" office:value="20532158464">
                <text:p>20532158464</text:p>
              </table:table-cell>
            </table:table-row>
            <table:table-row>
              <table:table-cell office:value-type="float" office:value="43870.5833333333">
                <text:p>43870.5833333333</text:p>
              </table:table-cell>
              <table:table-cell office:value-type="float" office:value="1840742400">
                <text:p>1840742400</text:p>
              </table:table-cell>
              <table:table-cell office:value-type="float" office:value="12642141630464">
                <text:p>12642141630464</text:p>
              </table:table-cell>
              <table:table-cell office:value-type="float" office:value="NaN">
                <text:p>NaN</text:p>
              </table:table-cell>
              <table:table-cell office:value-type="float" office:value="20543459328">
                <text:p>20543459328</text:p>
              </table:table-cell>
            </table:table-row>
            <table:table-row>
              <table:table-cell office:value-type="float" office:value="43870.5416666667">
                <text:p>43870.5416666667</text:p>
              </table:table-cell>
              <table:table-cell office:value-type="float" office:value="1840742400">
                <text:p>1840742400</text:p>
              </table:table-cell>
              <table:table-cell office:value-type="float" office:value="12675078250496">
                <text:p>12675078250496</text:p>
              </table:table-cell>
              <table:table-cell office:value-type="float" office:value="NaN">
                <text:p>NaN</text:p>
              </table:table-cell>
              <table:table-cell office:value-type="float" office:value="20554776576">
                <text:p>20554776576</text:p>
              </table:table-cell>
            </table:table-row>
            <table:table-row>
              <table:table-cell office:value-type="float" office:value="43870.625">
                <text:p>43870.625</text:p>
              </table:table-cell>
              <table:table-cell office:value-type="float" office:value="1840742400">
                <text:p>1840742400</text:p>
              </table:table-cell>
              <table:table-cell office:value-type="float" office:value="12675744518144">
                <text:p>12675744518144</text:p>
              </table:table-cell>
              <table:table-cell office:value-type="float" office:value="NaN">
                <text:p>NaN</text:p>
              </table:table-cell>
              <table:table-cell office:value-type="float" office:value="20566155264">
                <text:p>20566155264</text:p>
              </table:table-cell>
            </table:table-row>
            <table:table-row>
              <table:table-cell office:value-type="float" office:value="43870.6666666667">
                <text:p>43870.6666666667</text:p>
              </table:table-cell>
              <table:table-cell office:value-type="float" office:value="1846976512">
                <text:p>1846976512</text:p>
              </table:table-cell>
              <table:table-cell office:value-type="float" office:value="12818311020544">
                <text:p>12818311020544</text:p>
              </table:table-cell>
              <table:table-cell office:value-type="float" office:value="NaN">
                <text:p>NaN</text:p>
              </table:table-cell>
              <table:table-cell office:value-type="float" office:value="20577439744">
                <text:p>20577439744</text:p>
              </table:table-cell>
            </table:table-row>
            <table:table-row>
              <table:table-cell office:value-type="float" office:value="43870.75">
                <text:p>43870.75</text:p>
              </table:table-cell>
              <table:table-cell office:value-type="float" office:value="1847058432">
                <text:p>1847058432</text:p>
              </table:table-cell>
              <table:table-cell office:value-type="float" office:value="12838429188096">
                <text:p>12838429188096</text:p>
              </table:table-cell>
              <table:table-cell office:value-type="float" office:value="NaN">
                <text:p>NaN</text:p>
              </table:table-cell>
              <table:table-cell office:value-type="float" office:value="20588740608">
                <text:p>20588740608</text:p>
              </table:table-cell>
            </table:table-row>
            <table:table-row>
              <table:table-cell office:value-type="float" office:value="43870.7083333333">
                <text:p>43870.7083333333</text:p>
              </table:table-cell>
              <table:table-cell office:value-type="float" office:value="1851064320">
                <text:p>1851064320</text:p>
              </table:table-cell>
              <table:table-cell office:value-type="float" office:value="12841436426240">
                <text:p>12841436426240</text:p>
              </table:table-cell>
              <table:table-cell office:value-type="float" office:value="NaN">
                <text:p>NaN</text:p>
              </table:table-cell>
              <table:table-cell office:value-type="float" office:value="20600094720">
                <text:p>20600094720</text:p>
              </table:table-cell>
            </table:table-row>
            <table:table-row>
              <table:table-cell office:value-type="float" office:value="43870.7916666667">
                <text:p>43870.7916666667</text:p>
              </table:table-cell>
              <table:table-cell office:value-type="float" office:value="1851064320">
                <text:p>1851064320</text:p>
              </table:table-cell>
              <table:table-cell office:value-type="float" office:value="12939305160704">
                <text:p>12939305160704</text:p>
              </table:table-cell>
              <table:table-cell office:value-type="float" office:value="NaN">
                <text:p>NaN</text:p>
              </table:table-cell>
              <table:table-cell office:value-type="float" office:value="20611305472">
                <text:p>20611305472</text:p>
              </table:table-cell>
            </table:table-row>
            <table:table-row>
              <table:table-cell office:value-type="float" office:value="43870.8333333333">
                <text:p>43870.8333333333</text:p>
              </table:table-cell>
              <table:table-cell office:value-type="float" office:value="1851064320">
                <text:p>1851064320</text:p>
              </table:table-cell>
              <table:table-cell office:value-type="float" office:value="12992863244288">
                <text:p>12992863244288</text:p>
              </table:table-cell>
              <table:table-cell office:value-type="float" office:value="NaN">
                <text:p>NaN</text:p>
              </table:table-cell>
              <table:table-cell office:value-type="float" office:value="20622721024">
                <text:p>20622721024</text:p>
              </table:table-cell>
            </table:table-row>
            <table:table-row>
              <table:table-cell office:value-type="float" office:value="43870.875">
                <text:p>43870.875</text:p>
              </table:table-cell>
              <table:table-cell office:value-type="float" office:value="1851064320">
                <text:p>1851064320</text:p>
              </table:table-cell>
              <table:table-cell office:value-type="float" office:value="13051423879168">
                <text:p>13051423879168</text:p>
              </table:table-cell>
              <table:table-cell office:value-type="float" office:value="NaN">
                <text:p>NaN</text:p>
              </table:table-cell>
              <table:table-cell office:value-type="float" office:value="20634107904">
                <text:p>20634107904</text:p>
              </table:table-cell>
            </table:table-row>
            <table:table-row>
              <table:table-cell office:value-type="float" office:value="43870.9166666667">
                <text:p>43870.9166666667</text:p>
              </table:table-cell>
              <table:table-cell office:value-type="float" office:value="1851064320">
                <text:p>1851064320</text:p>
              </table:table-cell>
              <table:table-cell office:value-type="float" office:value="13109621501952">
                <text:p>13109621501952</text:p>
              </table:table-cell>
              <table:table-cell office:value-type="float" office:value="NaN">
                <text:p>NaN</text:p>
              </table:table-cell>
              <table:table-cell office:value-type="float" office:value="20645457920">
                <text:p>20645457920</text:p>
              </table:table-cell>
            </table:table-row>
            <table:table-row>
              <table:table-cell office:value-type="float" office:value="43870.9583333333">
                <text:p>43870.9583333333</text:p>
              </table:table-cell>
              <table:table-cell office:value-type="float" office:value="1867530240">
                <text:p>1867530240</text:p>
              </table:table-cell>
              <table:table-cell office:value-type="float" office:value="13197131243520">
                <text:p>13197131243520</text:p>
              </table:table-cell>
              <table:table-cell office:value-type="float" office:value="NaN">
                <text:p>NaN</text:p>
              </table:table-cell>
              <table:table-cell office:value-type="float" office:value="20656939008">
                <text:p>20656939008</text:p>
              </table:table-cell>
            </table:table-row>
            <table:table-row>
              <table:table-cell office:value-type="float" office:value="43871.0416666667">
                <text:p>43871.0416666667</text:p>
              </table:table-cell>
              <table:table-cell office:value-type="float" office:value="1867530240">
                <text:p>1867530240</text:p>
              </table:table-cell>
              <table:table-cell office:value-type="float" office:value="13264277258240">
                <text:p>13264277258240</text:p>
              </table:table-cell>
              <table:table-cell office:value-type="float" office:value="NaN">
                <text:p>NaN</text:p>
              </table:table-cell>
              <table:table-cell office:value-type="float" office:value="20668452864">
                <text:p>2066845286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867530240">
                <text:p>1867530240</text:p>
              </table:table-cell>
              <table:table-cell office:value-type="float" office:value="13280902946816">
                <text:p>13280902946816</text:p>
              </table:table-cell>
              <table:table-cell office:value-type="float" office:value="NaN">
                <text:p>NaN</text:p>
              </table:table-cell>
              <table:table-cell office:value-type="float" office:value="20861476864">
                <text:p>20861476864</text:p>
              </table:table-cell>
            </table:table-row>
            <table:table-row>
              <table:table-cell office:value-type="float" office:value="43871.0833333333">
                <text:p>43871.0833333333</text:p>
              </table:table-cell>
              <table:table-cell office:value-type="float" office:value="1872691200">
                <text:p>1872691200</text:p>
              </table:table-cell>
              <table:table-cell office:value-type="float" office:value="13329683091456">
                <text:p>13329683091456</text:p>
              </table:table-cell>
              <table:table-cell office:value-type="float" office:value="NaN">
                <text:p>NaN</text:p>
              </table:table-cell>
              <table:table-cell office:value-type="float" office:value="22470098944">
                <text:p>22470098944</text:p>
              </table:table-cell>
            </table:table-row>
            <table:table-row>
              <table:table-cell office:value-type="float" office:value="43871.125">
                <text:p>43871.125</text:p>
              </table:table-cell>
              <table:table-cell office:value-type="float" office:value="1872691200">
                <text:p>1872691200</text:p>
              </table:table-cell>
              <table:table-cell office:value-type="float" office:value="13393455198208">
                <text:p>13393455198208</text:p>
              </table:table-cell>
              <table:table-cell office:value-type="float" office:value="NaN">
                <text:p>NaN</text:p>
              </table:table-cell>
              <table:table-cell office:value-type="float" office:value="22938902528">
                <text:p>22938902528</text:p>
              </table:table-cell>
            </table:table-row>
            <table:table-row>
              <table:table-cell office:value-type="float" office:value="43871.1666666667">
                <text:p>43871.1666666667</text:p>
              </table:table-cell>
              <table:table-cell office:value-type="float" office:value="1877917696">
                <text:p>1877917696</text:p>
              </table:table-cell>
              <table:table-cell office:value-type="float" office:value="13458005762048">
                <text:p>13458005762048</text:p>
              </table:table-cell>
              <table:table-cell office:value-type="float" office:value="NaN">
                <text:p>NaN</text:p>
              </table:table-cell>
              <table:table-cell office:value-type="float" office:value="22945906688">
                <text:p>22945906688</text:p>
              </table:table-cell>
            </table:table-row>
            <table:table-row>
              <table:table-cell office:value-type="float" office:value="43871.2083333333">
                <text:p>43871.2083333333</text:p>
              </table:table-cell>
              <table:table-cell office:value-type="float" office:value="1880162304">
                <text:p>1880162304</text:p>
              </table:table-cell>
              <table:table-cell office:value-type="float" office:value="13538285056000">
                <text:p>13538285056000</text:p>
              </table:table-cell>
              <table:table-cell office:value-type="float" office:value="NaN">
                <text:p>NaN</text:p>
              </table:table-cell>
              <table:table-cell office:value-type="float" office:value="22951104512">
                <text:p>22951104512</text:p>
              </table:table-cell>
            </table:table-row>
            <table:table-row>
              <table:table-cell office:value-type="float" office:value="43871.25">
                <text:p>43871.25</text:p>
              </table:table-cell>
              <table:table-cell office:value-type="float" office:value="1882767360">
                <text:p>1882767360</text:p>
              </table:table-cell>
              <table:table-cell office:value-type="float" office:value="13584414580736">
                <text:p>13584414580736</text:p>
              </table:table-cell>
              <table:table-cell office:value-type="float" office:value="NaN">
                <text:p>NaN</text:p>
              </table:table-cell>
              <table:table-cell office:value-type="float" office:value="22963355648">
                <text:p>22963355648</text:p>
              </table:table-cell>
            </table:table-row>
            <table:table-row>
              <table:table-cell office:value-type="float" office:value="43871.2916666667">
                <text:p>43871.2916666667</text:p>
              </table:table-cell>
              <table:table-cell office:value-type="float" office:value="1883643904">
                <text:p>1883643904</text:p>
              </table:table-cell>
              <table:table-cell office:value-type="float" office:value="13645991731200">
                <text:p>13645991731200</text:p>
              </table:table-cell>
              <table:table-cell office:value-type="float" office:value="NaN">
                <text:p>NaN</text:p>
              </table:table-cell>
              <table:table-cell office:value-type="float" office:value="22975655936">
                <text:p>22975655936</text:p>
              </table:table-cell>
            </table:table-row>
            <table:table-row>
              <table:table-cell office:value-type="float" office:value="43871.3333333333">
                <text:p>43871.3333333333</text:p>
              </table:table-cell>
              <table:table-cell office:value-type="float" office:value="1883873280">
                <text:p>1883873280</text:p>
              </table:table-cell>
              <table:table-cell office:value-type="float" office:value="13726973325312">
                <text:p>13726973325312</text:p>
              </table:table-cell>
              <table:table-cell office:value-type="float" office:value="NaN">
                <text:p>NaN</text:p>
              </table:table-cell>
              <table:table-cell office:value-type="float" office:value="22987898880">
                <text:p>22987898880</text:p>
              </table:table-cell>
            </table:table-row>
            <table:table-row>
              <table:table-cell office:value-type="float" office:value="43871.375">
                <text:p>43871.375</text:p>
              </table:table-cell>
              <table:table-cell office:value-type="float" office:value="1883996160">
                <text:p>1883996160</text:p>
              </table:table-cell>
              <table:table-cell office:value-type="float" office:value="13772484939776">
                <text:p>13772484939776</text:p>
              </table:table-cell>
              <table:table-cell office:value-type="float" office:value="NaN">
                <text:p>NaN</text:p>
              </table:table-cell>
              <table:table-cell office:value-type="float" office:value="23000072192">
                <text:p>23000072192</text:p>
              </table:table-cell>
            </table:table-row>
            <table:table-row>
              <table:table-cell office:value-type="float" office:value="43871.4166666667">
                <text:p>43871.4166666667</text:p>
              </table:table-cell>
              <table:table-cell office:value-type="float" office:value="1894625280">
                <text:p>1894625280</text:p>
              </table:table-cell>
              <table:table-cell office:value-type="float" office:value="13837213761536">
                <text:p>13837213761536</text:p>
              </table:table-cell>
              <table:table-cell office:value-type="float" office:value="NaN">
                <text:p>NaN</text:p>
              </table:table-cell>
              <table:table-cell office:value-type="float" office:value="23012331520">
                <text:p>23012331520</text:p>
              </table:table-cell>
            </table:table-row>
            <table:table-row>
              <table:table-cell office:value-type="float" office:value="43871.4583333333">
                <text:p>43871.4583333333</text:p>
              </table:table-cell>
              <table:table-cell office:value-type="float" office:value="1899487232">
                <text:p>1899487232</text:p>
              </table:table-cell>
              <table:table-cell office:value-type="float" office:value="13897310474240">
                <text:p>13897310474240</text:p>
              </table:table-cell>
              <table:table-cell office:value-type="float" office:value="NaN">
                <text:p>NaN</text:p>
              </table:table-cell>
              <table:table-cell office:value-type="float" office:value="23024467968">
                <text:p>23024467968</text:p>
              </table:table-cell>
            </table:table-row>
            <table:table-row>
              <table:table-cell office:value-type="float" office:value="43871.5">
                <text:p>43871.5</text:p>
              </table:table-cell>
              <table:table-cell office:value-type="float" office:value="1909415936">
                <text:p>1909415936</text:p>
              </table:table-cell>
              <table:table-cell office:value-type="float" office:value="13974651428864">
                <text:p>13974651428864</text:p>
              </table:table-cell>
              <table:table-cell office:value-type="float" office:value="NaN">
                <text:p>NaN</text:p>
              </table:table-cell>
              <table:table-cell office:value-type="float" office:value="23036588032">
                <text:p>23036588032</text:p>
              </table:table-cell>
            </table:table-row>
            <table:table-row>
              <table:table-cell office:value-type="float" office:value="43871.5416666667">
                <text:p>43871.5416666667</text:p>
              </table:table-cell>
              <table:table-cell office:value-type="float" office:value="1910292480">
                <text:p>1910292480</text:p>
              </table:table-cell>
              <table:table-cell office:value-type="float" office:value="14059713794048">
                <text:p>14059713794048</text:p>
              </table:table-cell>
              <table:table-cell office:value-type="float" office:value="NaN">
                <text:p>NaN</text:p>
              </table:table-cell>
              <table:table-cell office:value-type="float" office:value="23048798208">
                <text:p>23048798208</text:p>
              </table:table-cell>
            </table:table-row>
            <table:table-row>
              <table:table-cell office:value-type="float" office:value="43871.5833333333">
                <text:p>43871.5833333333</text:p>
              </table:table-cell>
              <table:table-cell office:value-type="float" office:value="1910292480">
                <text:p>1910292480</text:p>
              </table:table-cell>
              <table:table-cell office:value-type="float" office:value="14104397197312">
                <text:p>14104397197312</text:p>
              </table:table-cell>
              <table:table-cell office:value-type="float" office:value="NaN">
                <text:p>NaN</text:p>
              </table:table-cell>
              <table:table-cell office:value-type="float" office:value="23061037056">
                <text:p>23061037056</text:p>
              </table:table-cell>
            </table:table-row>
            <table:table-row>
              <table:table-cell office:value-type="float" office:value="43871.625">
                <text:p>43871.625</text:p>
              </table:table-cell>
              <table:table-cell office:value-type="float" office:value="1910292480">
                <text:p>1910292480</text:p>
              </table:table-cell>
              <table:table-cell office:value-type="float" office:value="14193488216064">
                <text:p>14193488216064</text:p>
              </table:table-cell>
              <table:table-cell office:value-type="float" office:value="NaN">
                <text:p>NaN</text:p>
              </table:table-cell>
              <table:table-cell office:value-type="float" office:value="23073259520">
                <text:p>23073259520</text:p>
              </table:table-cell>
            </table:table-row>
            <table:table-row>
              <table:table-cell office:value-type="float" office:value="43871.6666666667">
                <text:p>43871.6666666667</text:p>
              </table:table-cell>
              <table:table-cell office:value-type="float" office:value="1910292480">
                <text:p>1910292480</text:p>
              </table:table-cell>
              <table:table-cell office:value-type="float" office:value="14237704253440">
                <text:p>14237704253440</text:p>
              </table:table-cell>
              <table:table-cell office:value-type="float" office:value="NaN">
                <text:p>NaN</text:p>
              </table:table-cell>
              <table:table-cell office:value-type="float" office:value="23085432832">
                <text:p>23085432832</text:p>
              </table:table-cell>
            </table:table-row>
            <table:table-row>
              <table:table-cell office:value-type="float" office:value="43871.7083333333">
                <text:p>43871.7083333333</text:p>
              </table:table-cell>
              <table:table-cell office:value-type="float" office:value="1910292480">
                <text:p>1910292480</text:p>
              </table:table-cell>
              <table:table-cell office:value-type="float" office:value="14332705280000">
                <text:p>14332705280000</text:p>
              </table:table-cell>
              <table:table-cell office:value-type="float" office:value="NaN">
                <text:p>NaN</text:p>
              </table:table-cell>
              <table:table-cell office:value-type="float" office:value="23097663488">
                <text:p>23097663488</text:p>
              </table:table-cell>
            </table:table-row>
            <table:table-row>
              <table:table-cell office:value-type="float" office:value="43871.75">
                <text:p>43871.75</text:p>
              </table:table-cell>
              <table:table-cell office:value-type="float" office:value="1914224640">
                <text:p>1914224640</text:p>
              </table:table-cell>
              <table:table-cell office:value-type="float" office:value="14351445323776">
                <text:p>14351445323776</text:p>
              </table:table-cell>
              <table:table-cell office:value-type="float" office:value="NaN">
                <text:p>NaN</text:p>
              </table:table-cell>
              <table:table-cell office:value-type="float" office:value="23109931008">
                <text:p>23109931008</text:p>
              </table:table-cell>
            </table:table-row>
            <table:table-row>
              <table:table-cell office:value-type="float" office:value="43871.7916666667">
                <text:p>43871.7916666667</text:p>
              </table:table-cell>
              <table:table-cell office:value-type="float" office:value="1914224640">
                <text:p>1914224640</text:p>
              </table:table-cell>
              <table:table-cell office:value-type="float" office:value="14397059346432">
                <text:p>14397059346432</text:p>
              </table:table-cell>
              <table:table-cell office:value-type="float" office:value="NaN">
                <text:p>NaN</text:p>
              </table:table-cell>
              <table:table-cell office:value-type="float" office:value="23122112512">
                <text:p>23122112512</text:p>
              </table:table-cell>
            </table:table-row>
            <table:table-row>
              <table:table-cell office:value-type="float" office:value="43871.8333333333">
                <text:p>43871.8333333333</text:p>
              </table:table-cell>
              <table:table-cell office:value-type="float" office:value="1914224640">
                <text:p>1914224640</text:p>
              </table:table-cell>
              <table:table-cell office:value-type="float" office:value="14457683079168">
                <text:p>14457683079168</text:p>
              </table:table-cell>
              <table:table-cell office:value-type="float" office:value="NaN">
                <text:p>NaN</text:p>
              </table:table-cell>
              <table:table-cell office:value-type="float" office:value="23134289920">
                <text:p>23134289920</text:p>
              </table:table-cell>
            </table:table-row>
            <table:table-row>
              <table:table-cell office:value-type="float" office:value="43871.875">
                <text:p>43871.875</text:p>
              </table:table-cell>
              <table:table-cell office:value-type="float" office:value="1914224640">
                <text:p>1914224640</text:p>
              </table:table-cell>
              <table:table-cell office:value-type="float" office:value="14521075064832">
                <text:p>14521075064832</text:p>
              </table:table-cell>
              <table:table-cell office:value-type="float" office:value="NaN">
                <text:p>NaN</text:p>
              </table:table-cell>
              <table:table-cell office:value-type="float" office:value="23146467328">
                <text:p>23146467328</text:p>
              </table:table-cell>
            </table:table-row>
            <table:table-row>
              <table:table-cell office:value-type="float" office:value="43871.9166666667">
                <text:p>43871.9166666667</text:p>
              </table:table-cell>
              <table:table-cell office:value-type="float" office:value="1919488000">
                <text:p>1919488000</text:p>
              </table:table-cell>
              <table:table-cell office:value-type="float" office:value="14595312926720">
                <text:p>14595312926720</text:p>
              </table:table-cell>
              <table:table-cell office:value-type="float" office:value="NaN">
                <text:p>NaN</text:p>
              </table:table-cell>
              <table:table-cell office:value-type="float" office:value="23158599680">
                <text:p>23158599680</text:p>
              </table:table-cell>
            </table:table-row>
            <table:table-row>
              <table:table-cell office:value-type="float" office:value="43871.9583333333">
                <text:p>43871.9583333333</text:p>
              </table:table-cell>
              <table:table-cell office:value-type="float" office:value="1930690560">
                <text:p>1930690560</text:p>
              </table:table-cell>
              <table:table-cell office:value-type="float" office:value="14643215192064">
                <text:p>14643215192064</text:p>
              </table:table-cell>
              <table:table-cell office:value-type="float" office:value="NaN">
                <text:p>NaN</text:p>
              </table:table-cell>
              <table:table-cell office:value-type="float" office:value="23170723840">
                <text:p>2317072384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930690560">
                <text:p>1930690560</text:p>
              </table:table-cell>
              <table:table-cell office:value-type="float" office:value="14704043368448">
                <text:p>14704043368448</text:p>
              </table:table-cell>
              <table:table-cell office:value-type="float" office:value="NaN">
                <text:p>NaN</text:p>
              </table:table-cell>
              <table:table-cell office:value-type="float" office:value="23182868480">
                <text:p>23182868480</text:p>
              </table:table-cell>
            </table:table-row>
            <table:table-row>
              <table:table-cell office:value-type="float" office:value="43872.0416666667">
                <text:p>43872.0416666667</text:p>
              </table:table-cell>
              <table:table-cell office:value-type="float" office:value="1930690560">
                <text:p>1930690560</text:p>
              </table:table-cell>
              <table:table-cell office:value-type="float" office:value="14735993757696">
                <text:p>14735993757696</text:p>
              </table:table-cell>
              <table:table-cell office:value-type="float" office:value="NaN">
                <text:p>NaN</text:p>
              </table:table-cell>
              <table:table-cell office:value-type="float" office:value="23195000832">
                <text:p>23195000832</text:p>
              </table:table-cell>
            </table:table-row>
            <table:table-row>
              <table:table-cell office:value-type="float" office:value="43872.0833333333">
                <text:p>43872.0833333333</text:p>
              </table:table-cell>
              <table:table-cell office:value-type="float" office:value="1930690560">
                <text:p>1930690560</text:p>
              </table:table-cell>
              <table:table-cell office:value-type="float" office:value="14798555246592">
                <text:p>14798555246592</text:p>
              </table:table-cell>
              <table:table-cell office:value-type="float" office:value="NaN">
                <text:p>NaN</text:p>
              </table:table-cell>
              <table:table-cell office:value-type="float" office:value="23207075840">
                <text:p>23207075840</text:p>
              </table:table-cell>
            </table:table-row>
            <table:table-row>
              <table:table-cell office:value-type="float" office:value="43872.125">
                <text:p>43872.125</text:p>
              </table:table-cell>
              <table:table-cell office:value-type="float" office:value="1942224896">
                <text:p>1942224896</text:p>
              </table:table-cell>
              <table:table-cell office:value-type="float" office:value="14865668444160">
                <text:p>14865668444160</text:p>
              </table:table-cell>
              <table:table-cell office:value-type="float" office:value="NaN">
                <text:p>NaN</text:p>
              </table:table-cell>
              <table:table-cell office:value-type="float" office:value="23219277824">
                <text:p>23219277824</text:p>
              </table:table-cell>
            </table:table-row>
            <table:table-row>
              <table:table-cell office:value-type="float" office:value="43872.1666666667">
                <text:p>43872.1666666667</text:p>
              </table:table-cell>
              <table:table-cell office:value-type="float" office:value="1943961600">
                <text:p>1943961600</text:p>
              </table:table-cell>
              <table:table-cell office:value-type="float" office:value="14946848104448">
                <text:p>14946848104448</text:p>
              </table:table-cell>
              <table:table-cell office:value-type="float" office:value="NaN">
                <text:p>NaN</text:p>
              </table:table-cell>
              <table:table-cell office:value-type="float" office:value="23231475712">
                <text:p>23231475712</text:p>
              </table:table-cell>
            </table:table-row>
            <table:table-row>
              <table:table-cell office:value-type="float" office:value="43872.2083333333">
                <text:p>43872.2083333333</text:p>
              </table:table-cell>
              <table:table-cell office:value-type="float" office:value="1943961600">
                <text:p>1943961600</text:p>
              </table:table-cell>
              <table:table-cell office:value-type="float" office:value="14992991121408">
                <text:p>14992991121408</text:p>
              </table:table-cell>
              <table:table-cell office:value-type="float" office:value="NaN">
                <text:p>NaN</text:p>
              </table:table-cell>
              <table:table-cell office:value-type="float" office:value="23243636736">
                <text:p>23243636736</text:p>
              </table:table-cell>
            </table:table-row>
            <table:table-row>
              <table:table-cell office:value-type="float" office:value="43872.25">
                <text:p>43872.25</text:p>
              </table:table-cell>
              <table:table-cell office:value-type="float" office:value="1943961600">
                <text:p>1943961600</text:p>
              </table:table-cell>
              <table:table-cell office:value-type="float" office:value="15046171250688">
                <text:p>15046171250688</text:p>
              </table:table-cell>
              <table:table-cell office:value-type="float" office:value="NaN">
                <text:p>NaN</text:p>
              </table:table-cell>
              <table:table-cell office:value-type="float" office:value="23424987136">
                <text:p>23424987136</text:p>
              </table:table-cell>
            </table:table-row>
            <table:table-row>
              <table:table-cell office:value-type="float" office:value="43872.2916666667">
                <text:p>43872.2916666667</text:p>
              </table:table-cell>
              <table:table-cell office:value-type="float" office:value="1950535680">
                <text:p>1950535680</text:p>
              </table:table-cell>
              <table:table-cell office:value-type="float" office:value="15109585502208">
                <text:p>15109585502208</text:p>
              </table:table-cell>
              <table:table-cell office:value-type="float" office:value="NaN">
                <text:p>NaN</text:p>
              </table:table-cell>
              <table:table-cell office:value-type="float" office:value="24118984704">
                <text:p>24118984704</text:p>
              </table:table-cell>
            </table:table-row>
            <table:table-row>
              <table:table-cell office:value-type="float" office:value="43872.3333333333">
                <text:p>43872.3333333333</text:p>
              </table:table-cell>
              <table:table-cell office:value-type="float" office:value="1962885120">
                <text:p>1962885120</text:p>
              </table:table-cell>
              <table:table-cell office:value-type="float" office:value="15188454641664">
                <text:p>15188454641664</text:p>
              </table:table-cell>
              <table:table-cell office:value-type="float" office:value="NaN">
                <text:p>NaN</text:p>
              </table:table-cell>
              <table:table-cell office:value-type="float" office:value="24212000768">
                <text:p>24212000768</text:p>
              </table:table-cell>
            </table:table-row>
            <table:table-row>
              <table:table-cell office:value-type="float" office:value="43872.375">
                <text:p>43872.375</text:p>
              </table:table-cell>
              <table:table-cell office:value-type="float" office:value="1962885120">
                <text:p>1962885120</text:p>
              </table:table-cell>
              <table:table-cell office:value-type="float" office:value="15228518400000">
                <text:p>15228518400000</text:p>
              </table:table-cell>
              <table:table-cell office:value-type="float" office:value="NaN">
                <text:p>NaN</text:p>
              </table:table-cell>
              <table:table-cell office:value-type="float" office:value="24222244864">
                <text:p>24222244864</text:p>
              </table:table-cell>
            </table:table-row>
            <table:table-row>
              <table:table-cell office:value-type="float" office:value="43872.4166666667">
                <text:p>43872.4166666667</text:p>
              </table:table-cell>
              <table:table-cell office:value-type="float" office:value="1962885120">
                <text:p>1962885120</text:p>
              </table:table-cell>
              <table:table-cell office:value-type="float" office:value="15249633705984">
                <text:p>15249633705984</text:p>
              </table:table-cell>
              <table:table-cell office:value-type="float" office:value="NaN">
                <text:p>NaN</text:p>
              </table:table-cell>
              <table:table-cell office:value-type="float" office:value="24228712448">
                <text:p>24228712448</text:p>
              </table:table-cell>
            </table:table-row>
            <table:table-row>
              <table:table-cell office:value-type="float" office:value="43872.4583333333">
                <text:p>43872.4583333333</text:p>
              </table:table-cell>
              <table:table-cell office:value-type="float" office:value="1962885120">
                <text:p>1962885120</text:p>
              </table:table-cell>
              <table:table-cell office:value-type="float" office:value="15279074627584">
                <text:p>15279074627584</text:p>
              </table:table-cell>
              <table:table-cell office:value-type="float" office:value="NaN">
                <text:p>NaN</text:p>
              </table:table-cell>
              <table:table-cell office:value-type="float" office:value="24233848832">
                <text:p>24233848832</text:p>
              </table:table-cell>
            </table:table-row>
            <table:table-row>
              <table:table-cell office:value-type="float" office:value="43872.5">
                <text:p>43872.5</text:p>
              </table:table-cell>
              <table:table-cell office:value-type="float" office:value="1968189440">
                <text:p>1968189440</text:p>
              </table:table-cell>
              <table:table-cell office:value-type="float" office:value="15341232238592">
                <text:p>15341232238592</text:p>
              </table:table-cell>
              <table:table-cell office:value-type="float" office:value="NaN">
                <text:p>NaN</text:p>
              </table:table-cell>
              <table:table-cell office:value-type="float" office:value="24243924992">
                <text:p>24243924992</text:p>
              </table:table-cell>
            </table:table-row>
            <table:table-row>
              <table:table-cell office:value-type="float" office:value="43872.5416666667">
                <text:p>43872.5416666667</text:p>
              </table:table-cell>
              <table:table-cell office:value-type="float" office:value="1973452800">
                <text:p>1973452800</text:p>
              </table:table-cell>
              <table:table-cell office:value-type="float" office:value="15471945048064">
                <text:p>15471945048064</text:p>
              </table:table-cell>
              <table:table-cell office:value-type="float" office:value="NaN">
                <text:p>NaN</text:p>
              </table:table-cell>
              <table:table-cell office:value-type="float" office:value="24245620736">
                <text:p>24245620736</text:p>
              </table:table-cell>
            </table:table-row>
            <table:table-row>
              <table:table-cell office:value-type="float" office:value="43872.5833333333">
                <text:p>43872.5833333333</text:p>
              </table:table-cell>
              <table:table-cell office:value-type="float" office:value="1973452800">
                <text:p>1973452800</text:p>
              </table:table-cell>
              <table:table-cell office:value-type="float" office:value="15511992733696">
                <text:p>15511992733696</text:p>
              </table:table-cell>
              <table:table-cell office:value-type="float" office:value="NaN">
                <text:p>NaN</text:p>
              </table:table-cell>
              <table:table-cell office:value-type="float" office:value="24257196032">
                <text:p>24257196032</text:p>
              </table:table-cell>
            </table:table-row>
            <table:table-row>
              <table:table-cell office:value-type="float" office:value="43872.625">
                <text:p>43872.625</text:p>
              </table:table-cell>
              <table:table-cell office:value-type="float" office:value="1973452800">
                <text:p>1973452800</text:p>
              </table:table-cell>
              <table:table-cell office:value-type="float" office:value="15573541404672">
                <text:p>15573541404672</text:p>
              </table:table-cell>
              <table:table-cell office:value-type="float" office:value="NaN">
                <text:p>NaN</text:p>
              </table:table-cell>
              <table:table-cell office:value-type="float" office:value="24259133440">
                <text:p>24259133440</text:p>
              </table:table-cell>
            </table:table-row>
            <table:table-row>
              <table:table-cell office:value-type="float" office:value="43872.6666666667">
                <text:p>43872.6666666667</text:p>
              </table:table-cell>
              <table:table-cell office:value-type="float" office:value="1973452800">
                <text:p>1973452800</text:p>
              </table:table-cell>
              <table:table-cell office:value-type="float" office:value="15635796738048">
                <text:p>15635796738048</text:p>
              </table:table-cell>
              <table:table-cell office:value-type="float" office:value="NaN">
                <text:p>NaN</text:p>
              </table:table-cell>
              <table:table-cell office:value-type="float" office:value="24268914688">
                <text:p>24268914688</text:p>
              </table:table-cell>
            </table:table-row>
            <table:table-row>
              <table:table-cell office:value-type="float" office:value="43872.7083333333">
                <text:p>43872.7083333333</text:p>
              </table:table-cell>
              <table:table-cell office:value-type="float" office:value="1973452800">
                <text:p>1973452800</text:p>
              </table:table-cell>
              <table:table-cell office:value-type="float" office:value="15650904162304">
                <text:p>15650904162304</text:p>
              </table:table-cell>
              <table:table-cell office:value-type="float" office:value="NaN">
                <text:p>NaN</text:p>
              </table:table-cell>
              <table:table-cell office:value-type="float" office:value="24274214912">
                <text:p>24274214912</text:p>
              </table:table-cell>
            </table:table-row>
            <table:table-row>
              <table:table-cell office:value-type="float" office:value="43872.75">
                <text:p>43872.75</text:p>
              </table:table-cell>
              <table:table-cell office:value-type="float" office:value="1973452800">
                <text:p>1973452800</text:p>
              </table:table-cell>
              <table:table-cell office:value-type="float" office:value="15714442297344">
                <text:p>15714442297344</text:p>
              </table:table-cell>
              <table:table-cell office:value-type="float" office:value="NaN">
                <text:p>NaN</text:p>
              </table:table-cell>
              <table:table-cell office:value-type="float" office:value="24280526848">
                <text:p>24280526848</text:p>
              </table:table-cell>
            </table:table-row>
            <table:table-row>
              <table:table-cell office:value-type="float" office:value="43872.7916666667">
                <text:p>43872.7916666667</text:p>
              </table:table-cell>
              <table:table-cell office:value-type="float" office:value="1977384960">
                <text:p>1977384960</text:p>
              </table:table-cell>
              <table:table-cell office:value-type="float" office:value="15821530775552">
                <text:p>15821530775552</text:p>
              </table:table-cell>
              <table:table-cell office:value-type="float" office:value="NaN">
                <text:p>NaN</text:p>
              </table:table-cell>
              <table:table-cell office:value-type="float" office:value="24289378304">
                <text:p>24289378304</text:p>
              </table:table-cell>
            </table:table-row>
            <table:table-row>
              <table:table-cell office:value-type="float" office:value="43872.8333333333">
                <text:p>43872.8333333333</text:p>
              </table:table-cell>
              <table:table-cell office:value-type="float" office:value="1977384960">
                <text:p>1977384960</text:p>
              </table:table-cell>
              <table:table-cell office:value-type="float" office:value="15825688928256">
                <text:p>15825688928256</text:p>
              </table:table-cell>
              <table:table-cell office:value-type="float" office:value="NaN">
                <text:p>NaN</text:p>
              </table:table-cell>
              <table:table-cell office:value-type="float" office:value="24292134912">
                <text:p>24292134912</text:p>
              </table:table-cell>
            </table:table-row>
            <table:table-row>
              <table:table-cell office:value-type="float" office:value="43872.875">
                <text:p>43872.875</text:p>
              </table:table-cell>
              <table:table-cell office:value-type="float" office:value="1977384960">
                <text:p>1977384960</text:p>
              </table:table-cell>
              <table:table-cell office:value-type="float" office:value="15897953464320">
                <text:p>15897953464320</text:p>
              </table:table-cell>
              <table:table-cell office:value-type="float" office:value="NaN">
                <text:p>NaN</text:p>
              </table:table-cell>
              <table:table-cell office:value-type="float" office:value="24303697920">
                <text:p>24303697920</text:p>
              </table:table-cell>
            </table:table-row>
            <table:table-row>
              <table:table-cell office:value-type="float" office:value="43872.9166666667">
                <text:p>43872.9166666667</text:p>
              </table:table-cell>
              <table:table-cell office:value-type="float" office:value="1977384960">
                <text:p>1977384960</text:p>
              </table:table-cell>
              <table:table-cell office:value-type="float" office:value="15979322523648">
                <text:p>15979322523648</text:p>
              </table:table-cell>
              <table:table-cell office:value-type="float" office:value="NaN">
                <text:p>NaN</text:p>
              </table:table-cell>
              <table:table-cell office:value-type="float" office:value="24304480256">
                <text:p>24304480256</text:p>
              </table:table-cell>
            </table:table-row>
            <table:table-row>
              <table:table-cell office:value-type="float" office:value="43872.9583333333">
                <text:p>43872.9583333333</text:p>
              </table:table-cell>
              <table:table-cell office:value-type="float" office:value="1977384960">
                <text:p>1977384960</text:p>
              </table:table-cell>
              <table:table-cell office:value-type="float" office:value="16033672593408">
                <text:p>16033672593408</text:p>
              </table:table-cell>
              <table:table-cell office:value-type="float" office:value="NaN">
                <text:p>NaN</text:p>
              </table:table-cell>
              <table:table-cell office:value-type="float" office:value="24315412480">
                <text:p>2431541248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977778176">
                <text:p>1977778176</text:p>
              </table:table-cell>
              <table:table-cell office:value-type="float" office:value="16090206748672">
                <text:p>16090206748672</text:p>
              </table:table-cell>
              <table:table-cell office:value-type="float" office:value="NaN">
                <text:p>NaN</text:p>
              </table:table-cell>
              <table:table-cell office:value-type="float" office:value="24319488000">
                <text:p>24319488000</text:p>
              </table:table-cell>
            </table:table-row>
            <table:table-row>
              <table:table-cell office:value-type="float" office:value="43873.0416666667">
                <text:p>43873.0416666667</text:p>
              </table:table-cell>
              <table:table-cell office:value-type="float" office:value="1993850880">
                <text:p>1993850880</text:p>
              </table:table-cell>
              <table:table-cell office:value-type="float" office:value="16113683554304">
                <text:p>16113683554304</text:p>
              </table:table-cell>
              <table:table-cell office:value-type="float" office:value="NaN">
                <text:p>NaN</text:p>
              </table:table-cell>
              <table:table-cell office:value-type="float" office:value="24327028736">
                <text:p>24327028736</text:p>
              </table:table-cell>
            </table:table-row>
            <table:table-row>
              <table:table-cell office:value-type="float" office:value="43873.0833333333">
                <text:p>43873.0833333333</text:p>
              </table:table-cell>
              <table:table-cell office:value-type="float" office:value="1993850880">
                <text:p>1993850880</text:p>
              </table:table-cell>
              <table:table-cell office:value-type="float" office:value="16177786204160">
                <text:p>16177786204160</text:p>
              </table:table-cell>
              <table:table-cell office:value-type="float" office:value="NaN">
                <text:p>NaN</text:p>
              </table:table-cell>
              <table:table-cell office:value-type="float" office:value="24334749696">
                <text:p>24334749696</text:p>
              </table:table-cell>
            </table:table-row>
            <table:table-row>
              <table:table-cell office:value-type="float" office:value="43873.125">
                <text:p>43873.125</text:p>
              </table:table-cell>
              <table:table-cell office:value-type="float" office:value="1993850880">
                <text:p>1993850880</text:p>
              </table:table-cell>
              <table:table-cell office:value-type="float" office:value="16244586405888">
                <text:p>16244586405888</text:p>
              </table:table-cell>
              <table:table-cell office:value-type="float" office:value="NaN">
                <text:p>NaN</text:p>
              </table:table-cell>
              <table:table-cell office:value-type="float" office:value="24338747392">
                <text:p>24338747392</text:p>
              </table:table-cell>
            </table:table-row>
            <table:table-row>
              <table:table-cell office:value-type="float" office:value="43873.1666666667">
                <text:p>43873.1666666667</text:p>
              </table:table-cell>
              <table:table-cell office:value-type="float" office:value="1993850880">
                <text:p>1993850880</text:p>
              </table:table-cell>
              <table:table-cell office:value-type="float" office:value="16325611732992">
                <text:p>16325611732992</text:p>
              </table:table-cell>
              <table:table-cell office:value-type="float" office:value="NaN">
                <text:p>NaN</text:p>
              </table:table-cell>
              <table:table-cell office:value-type="float" office:value="24349757440">
                <text:p>24349757440</text:p>
              </table:table-cell>
            </table:table-row>
            <table:table-row>
              <table:table-cell office:value-type="float" office:value="43873.2083333333">
                <text:p>43873.2083333333</text:p>
              </table:table-cell>
              <table:table-cell office:value-type="float" office:value="1999491072">
                <text:p>1999491072</text:p>
              </table:table-cell>
              <table:table-cell office:value-type="float" office:value="16384486256640">
                <text:p>16384486256640</text:p>
              </table:table-cell>
              <table:table-cell office:value-type="float" office:value="NaN">
                <text:p>NaN</text:p>
              </table:table-cell>
              <table:table-cell office:value-type="float" office:value="24350523392">
                <text:p>24350523392</text:p>
              </table:table-cell>
            </table:table-row>
            <table:table-row>
              <table:table-cell office:value-type="float" office:value="43873.25">
                <text:p>43873.25</text:p>
              </table:table-cell>
              <table:table-cell office:value-type="float" office:value="2007367680">
                <text:p>2007367680</text:p>
              </table:table-cell>
              <table:table-cell office:value-type="float" office:value="16444783988736">
                <text:p>16444783988736</text:p>
              </table:table-cell>
              <table:table-cell office:value-type="float" office:value="NaN">
                <text:p>NaN</text:p>
              </table:table-cell>
              <table:table-cell office:value-type="float" office:value="24362110976">
                <text:p>24362110976</text:p>
              </table:table-cell>
            </table:table-row>
            <table:table-row>
              <table:table-cell office:value-type="float" office:value="43873.2916666667">
                <text:p>43873.2916666667</text:p>
              </table:table-cell>
              <table:table-cell office:value-type="float" office:value="2007367680">
                <text:p>2007367680</text:p>
              </table:table-cell>
              <table:table-cell office:value-type="float" office:value="16506116321280">
                <text:p>16506116321280</text:p>
              </table:table-cell>
              <table:table-cell office:value-type="float" office:value="NaN">
                <text:p>NaN</text:p>
              </table:table-cell>
              <table:table-cell office:value-type="float" office:value="24364711936">
                <text:p>24364711936</text:p>
              </table:table-cell>
            </table:table-row>
            <table:table-row>
              <table:table-cell office:value-type="float" office:value="43873.3333333333">
                <text:p>43873.3333333333</text:p>
              </table:table-cell>
              <table:table-cell office:value-type="float" office:value="2007367680">
                <text:p>2007367680</text:p>
              </table:table-cell>
              <table:table-cell office:value-type="float" office:value="16567813332992">
                <text:p>16567813332992</text:p>
              </table:table-cell>
              <table:table-cell office:value-type="float" office:value="NaN">
                <text:p>NaN</text:p>
              </table:table-cell>
              <table:table-cell office:value-type="float" office:value="24373899264">
                <text:p>24373899264</text:p>
              </table:table-cell>
            </table:table-row>
            <table:table-row>
              <table:table-cell office:value-type="float" office:value="43873.375">
                <text:p>43873.375</text:p>
              </table:table-cell>
              <table:table-cell office:value-type="float" office:value="2007367680">
                <text:p>2007367680</text:p>
              </table:table-cell>
              <table:table-cell office:value-type="float" office:value="16617103495168">
                <text:p>16617103495168</text:p>
              </table:table-cell>
              <table:table-cell office:value-type="float" office:value="NaN">
                <text:p>NaN</text:p>
              </table:table-cell>
              <table:table-cell office:value-type="float" office:value="24379510784">
                <text:p>24379510784</text:p>
              </table:table-cell>
            </table:table-row>
            <table:table-row>
              <table:table-cell office:value-type="float" office:value="43873.4166666667">
                <text:p>43873.4166666667</text:p>
              </table:table-cell>
              <table:table-cell office:value-type="float" office:value="2014507008">
                <text:p>2014507008</text:p>
              </table:table-cell>
              <table:table-cell office:value-type="float" office:value="16683026370560">
                <text:p>16683026370560</text:p>
              </table:table-cell>
              <table:table-cell office:value-type="float" office:value="NaN">
                <text:p>NaN</text:p>
              </table:table-cell>
              <table:table-cell office:value-type="float" office:value="24385667072">
                <text:p>24385667072</text:p>
              </table:table-cell>
            </table:table-row>
            <table:table-row>
              <table:table-cell office:value-type="float" office:value="43873.4583333333">
                <text:p>43873.4583333333</text:p>
              </table:table-cell>
              <table:table-cell office:value-type="float" office:value="2017624064">
                <text:p>2017624064</text:p>
              </table:table-cell>
              <table:table-cell office:value-type="float" office:value="16801537568768">
                <text:p>16801537568768</text:p>
              </table:table-cell>
              <table:table-cell office:value-type="float" office:value="NaN">
                <text:p>NaN</text:p>
              </table:table-cell>
              <table:table-cell office:value-type="float" office:value="24394227712">
                <text:p>24394227712</text:p>
              </table:table-cell>
            </table:table-row>
            <table:table-row>
              <table:table-cell office:value-type="float" office:value="43873.5">
                <text:p>43873.5</text:p>
              </table:table-cell>
              <table:table-cell office:value-type="float" office:value="2021801984">
                <text:p>2021801984</text:p>
              </table:table-cell>
              <table:table-cell office:value-type="float" office:value="16883383422976">
                <text:p>16883383422976</text:p>
              </table:table-cell>
              <table:table-cell office:value-type="float" office:value="NaN">
                <text:p>NaN</text:p>
              </table:table-cell>
              <table:table-cell office:value-type="float" office:value="24397426688">
                <text:p>24397426688</text:p>
              </table:table-cell>
            </table:table-row>
            <table:table-row>
              <table:table-cell office:value-type="float" office:value="43873.5416666667">
                <text:p>43873.5416666667</text:p>
              </table:table-cell>
              <table:table-cell office:value-type="float" office:value="2026045440">
                <text:p>2026045440</text:p>
              </table:table-cell>
              <table:table-cell office:value-type="float" office:value="16954749861888">
                <text:p>16954749861888</text:p>
              </table:table-cell>
              <table:table-cell office:value-type="float" office:value="NaN">
                <text:p>NaN</text:p>
              </table:table-cell>
              <table:table-cell office:value-type="float" office:value="24408956928">
                <text:p>24408956928</text:p>
              </table:table-cell>
            </table:table-row>
            <table:table-row>
              <table:table-cell office:value-type="float" office:value="43873.625">
                <text:p>43873.625</text:p>
              </table:table-cell>
              <table:table-cell office:value-type="float" office:value="2026045440">
                <text:p>2026045440</text:p>
              </table:table-cell>
              <table:table-cell office:value-type="float" office:value="17008309813248">
                <text:p>17008309813248</text:p>
              </table:table-cell>
              <table:table-cell office:value-type="float" office:value="NaN">
                <text:p>NaN</text:p>
              </table:table-cell>
              <table:table-cell office:value-type="float" office:value="24409010176">
                <text:p>24409010176</text:p>
              </table:table-cell>
            </table:table-row>
            <table:table-row>
              <table:table-cell office:value-type="float" office:value="43873.5833333333">
                <text:p>43873.5833333333</text:p>
              </table:table-cell>
              <table:table-cell office:value-type="float" office:value="2026045440">
                <text:p>2026045440</text:p>
              </table:table-cell>
              <table:table-cell office:value-type="float" office:value="17020436287488">
                <text:p>17020436287488</text:p>
              </table:table-cell>
              <table:table-cell office:value-type="float" office:value="NaN">
                <text:p>NaN</text:p>
              </table:table-cell>
              <table:table-cell office:value-type="float" office:value="24420581376">
                <text:p>24420581376</text:p>
              </table:table-cell>
            </table:table-row>
            <table:table-row>
              <table:table-cell office:value-type="float" office:value="43873.6666666667">
                <text:p>43873.6666666667</text:p>
              </table:table-cell>
              <table:table-cell office:value-type="float" office:value="2026045440">
                <text:p>2026045440</text:p>
              </table:table-cell>
              <table:table-cell office:value-type="float" office:value="17052415893504">
                <text:p>17052415893504</text:p>
              </table:table-cell>
              <table:table-cell office:value-type="float" office:value="NaN">
                <text:p>NaN</text:p>
              </table:table-cell>
              <table:table-cell office:value-type="float" office:value="24423718912">
                <text:p>24423718912</text:p>
              </table:table-cell>
            </table:table-row>
            <table:table-row>
              <table:table-cell office:value-type="float" office:value="43873.7083333333">
                <text:p>43873.7083333333</text:p>
              </table:table-cell>
              <table:table-cell office:value-type="float" office:value="2028359680">
                <text:p>2028359680</text:p>
              </table:table-cell>
              <table:table-cell office:value-type="float" office:value="17116150312960">
                <text:p>17116150312960</text:p>
              </table:table-cell>
              <table:table-cell office:value-type="float" office:value="NaN">
                <text:p>NaN</text:p>
              </table:table-cell>
              <table:table-cell office:value-type="float" office:value="24432218112">
                <text:p>24432218112</text:p>
              </table:table-cell>
            </table:table-row>
            <table:table-row>
              <table:table-cell office:value-type="float" office:value="43873.75">
                <text:p>43873.75</text:p>
              </table:table-cell>
              <table:table-cell office:value-type="float" office:value="2036613120">
                <text:p>2036613120</text:p>
              </table:table-cell>
              <table:table-cell office:value-type="float" office:value="17183445598208">
                <text:p>17183445598208</text:p>
              </table:table-cell>
              <table:table-cell office:value-type="float" office:value="NaN">
                <text:p>NaN</text:p>
              </table:table-cell>
              <table:table-cell office:value-type="float" office:value="24438476800">
                <text:p>24438476800</text:p>
              </table:table-cell>
            </table:table-row>
            <table:table-row>
              <table:table-cell office:value-type="float" office:value="43873.7916666667">
                <text:p>43873.7916666667</text:p>
              </table:table-cell>
              <table:table-cell office:value-type="float" office:value="2036613120">
                <text:p>2036613120</text:p>
              </table:table-cell>
              <table:table-cell office:value-type="float" office:value="17243267112960">
                <text:p>17243267112960</text:p>
              </table:table-cell>
              <table:table-cell office:value-type="float" office:value="NaN">
                <text:p>NaN</text:p>
              </table:table-cell>
              <table:table-cell office:value-type="float" office:value="24443928576">
                <text:p>24443928576</text:p>
              </table:table-cell>
            </table:table-row>
            <table:table-row>
              <table:table-cell office:value-type="float" office:value="43873.8333333333">
                <text:p>43873.8333333333</text:p>
              </table:table-cell>
              <table:table-cell office:value-type="float" office:value="2036613120">
                <text:p>2036613120</text:p>
              </table:table-cell>
              <table:table-cell office:value-type="float" office:value="17311554035712">
                <text:p>17311554035712</text:p>
              </table:table-cell>
              <table:table-cell office:value-type="float" office:value="NaN">
                <text:p>NaN</text:p>
              </table:table-cell>
              <table:table-cell office:value-type="float" office:value="24453206016">
                <text:p>24453206016</text:p>
              </table:table-cell>
            </table:table-row>
            <table:table-row>
              <table:table-cell office:value-type="float" office:value="43873.875">
                <text:p>43873.875</text:p>
              </table:table-cell>
              <table:table-cell office:value-type="float" office:value="2036613120">
                <text:p>2036613120</text:p>
              </table:table-cell>
              <table:table-cell office:value-type="float" office:value="17359249903616">
                <text:p>17359249903616</text:p>
              </table:table-cell>
              <table:table-cell office:value-type="float" office:value="NaN">
                <text:p>NaN</text:p>
              </table:table-cell>
              <table:table-cell office:value-type="float" office:value="24455757824">
                <text:p>24455757824</text:p>
              </table:table-cell>
            </table:table-row>
            <table:table-row>
              <table:table-cell office:value-type="float" office:value="43873.9166666667">
                <text:p>43873.9166666667</text:p>
              </table:table-cell>
              <table:table-cell office:value-type="float" office:value="2036613120">
                <text:p>2036613120</text:p>
              </table:table-cell>
              <table:table-cell office:value-type="float" office:value="17427633094656">
                <text:p>17427633094656</text:p>
              </table:table-cell>
              <table:table-cell office:value-type="float" office:value="NaN">
                <text:p>NaN</text:p>
              </table:table-cell>
              <table:table-cell office:value-type="float" office:value="24467341312">
                <text:p>24467341312</text:p>
              </table:table-cell>
            </table:table-row>
            <table:table-row>
              <table:table-cell office:value-type="float" office:value="43873.9583333333">
                <text:p>43873.9583333333</text:p>
              </table:table-cell>
              <table:table-cell office:value-type="float" office:value="2036613120">
                <text:p>2036613120</text:p>
              </table:table-cell>
              <table:table-cell office:value-type="float" office:value="17479197003776">
                <text:p>17479197003776</text:p>
              </table:table-cell>
              <table:table-cell office:value-type="float" office:value="NaN">
                <text:p>NaN</text:p>
              </table:table-cell>
              <table:table-cell office:value-type="float" office:value="24467980288">
                <text:p>24467980288</text:p>
              </table:table-cell>
            </table:table-row>
            <table:table-row>
              <table:table-cell office:value-type="float" office:value="43874.125">
                <text:p>43874.125</text:p>
              </table:table-cell>
              <table:table-cell office:value-type="float" office:value="2040545280">
                <text:p>2040545280</text:p>
              </table:table-cell>
              <table:table-cell office:value-type="float" office:value="17516495470592">
                <text:p>17516495470592</text:p>
              </table:table-cell>
              <table:table-cell office:value-type="float" office:value="NaN">
                <text:p>NaN</text:p>
              </table:table-cell>
              <table:table-cell office:value-type="float" office:value="24479088640">
                <text:p>2447908864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041221120">
                <text:p>2041221120</text:p>
              </table:table-cell>
              <table:table-cell office:value-type="float" office:value="17551112646656">
                <text:p>17551112646656</text:p>
              </table:table-cell>
              <table:table-cell office:value-type="float" office:value="NaN">
                <text:p>NaN</text:p>
              </table:table-cell>
              <table:table-cell office:value-type="float" office:value="24482443264">
                <text:p>24482443264</text:p>
              </table:table-cell>
            </table:table-row>
            <table:table-row>
              <table:table-cell office:value-type="float" office:value="43874.0416666667">
                <text:p>43874.0416666667</text:p>
              </table:table-cell>
              <table:table-cell office:value-type="float" office:value="2042462208">
                <text:p>2042462208</text:p>
              </table:table-cell>
              <table:table-cell office:value-type="float" office:value="17570413297664">
                <text:p>17570413297664</text:p>
              </table:table-cell>
              <table:table-cell office:value-type="float" office:value="NaN">
                <text:p>NaN</text:p>
              </table:table-cell>
              <table:table-cell office:value-type="float" office:value="24490651648">
                <text:p>24490651648</text:p>
              </table:table-cell>
            </table:table-row>
            <table:table-row>
              <table:table-cell office:value-type="float" office:value="43874.0833333333">
                <text:p>43874.0833333333</text:p>
              </table:table-cell>
              <table:table-cell office:value-type="float" office:value="2042757120">
                <text:p>2042757120</text:p>
              </table:table-cell>
              <table:table-cell office:value-type="float" office:value="17639063818240">
                <text:p>17639063818240</text:p>
              </table:table-cell>
              <table:table-cell office:value-type="float" office:value="NaN">
                <text:p>NaN</text:p>
              </table:table-cell>
              <table:table-cell office:value-type="float" office:value="24497086464">
                <text:p>24497086464</text:p>
              </table:table-cell>
            </table:table-row>
            <table:table-row>
              <table:table-cell office:value-type="float" office:value="43874.1666666667">
                <text:p>43874.1666666667</text:p>
              </table:table-cell>
              <table:table-cell office:value-type="float" office:value="2052980736">
                <text:p>2052980736</text:p>
              </table:table-cell>
              <table:table-cell office:value-type="float" office:value="17759447633920">
                <text:p>17759447633920</text:p>
              </table:table-cell>
              <table:table-cell office:value-type="float" office:value="NaN">
                <text:p>NaN</text:p>
              </table:table-cell>
              <table:table-cell office:value-type="float" office:value="24511651840">
                <text:p>24511651840</text:p>
              </table:table-cell>
            </table:table-row>
            <table:table-row>
              <table:table-cell office:value-type="float" office:value="43874.2083333333">
                <text:p>43874.2083333333</text:p>
              </table:table-cell>
              <table:table-cell office:value-type="float" office:value="2053685248">
                <text:p>2053685248</text:p>
              </table:table-cell>
              <table:table-cell office:value-type="float" office:value="17818913681408">
                <text:p>17818913681408</text:p>
              </table:table-cell>
              <table:table-cell office:value-type="float" office:value="NaN">
                <text:p>NaN</text:p>
              </table:table-cell>
              <table:table-cell office:value-type="float" office:value="24526102528">
                <text:p>24526102528</text:p>
              </table:table-cell>
            </table:table-row>
            <table:table-row>
              <table:table-cell office:value-type="float" office:value="43874.25">
                <text:p>43874.25</text:p>
              </table:table-cell>
              <table:table-cell office:value-type="float" office:value="2057011200">
                <text:p>2057011200</text:p>
              </table:table-cell>
              <table:table-cell office:value-type="float" office:value="17875898793984">
                <text:p>17875898793984</text:p>
              </table:table-cell>
              <table:table-cell office:value-type="float" office:value="NaN">
                <text:p>NaN</text:p>
              </table:table-cell>
              <table:table-cell office:value-type="float" office:value="24540631040">
                <text:p>24540631040</text:p>
              </table:table-cell>
            </table:table-row>
            <table:table-row>
              <table:table-cell office:value-type="float" office:value="43874.2916666667">
                <text:p>43874.2916666667</text:p>
              </table:table-cell>
              <table:table-cell office:value-type="float" office:value="2057011200">
                <text:p>2057011200</text:p>
              </table:table-cell>
              <table:table-cell office:value-type="float" office:value="17944333279232">
                <text:p>17944333279232</text:p>
              </table:table-cell>
              <table:table-cell office:value-type="float" office:value="NaN">
                <text:p>NaN</text:p>
              </table:table-cell>
              <table:table-cell office:value-type="float" office:value="24555184128">
                <text:p>24555184128</text:p>
              </table:table-cell>
            </table:table-row>
            <table:table-row>
              <table:table-cell office:value-type="float" office:value="43874.3333333333">
                <text:p>43874.3333333333</text:p>
              </table:table-cell>
              <table:table-cell office:value-type="float" office:value="2059583488">
                <text:p>2059583488</text:p>
              </table:table-cell>
              <table:table-cell office:value-type="float" office:value="18063188758528">
                <text:p>18063188758528</text:p>
              </table:table-cell>
              <table:table-cell office:value-type="float" office:value="NaN">
                <text:p>NaN</text:p>
              </table:table-cell>
              <table:table-cell office:value-type="float" office:value="24569749504">
                <text:p>24569749504</text:p>
              </table:table-cell>
            </table:table-row>
            <table:table-row>
              <table:table-cell office:value-type="float" office:value="43874.375">
                <text:p>43874.375</text:p>
              </table:table-cell>
              <table:table-cell office:value-type="float" office:value="2063982592">
                <text:p>2063982592</text:p>
              </table:table-cell>
              <table:table-cell office:value-type="float" office:value="18075170734080">
                <text:p>18075170734080</text:p>
              </table:table-cell>
              <table:table-cell office:value-type="float" office:value="NaN">
                <text:p>NaN</text:p>
              </table:table-cell>
              <table:table-cell office:value-type="float" office:value="24584388608">
                <text:p>24584388608</text:p>
              </table:table-cell>
            </table:table-row>
            <table:table-row>
              <table:table-cell office:value-type="float" office:value="43874.4166666667">
                <text:p>43874.4166666667</text:p>
              </table:table-cell>
              <table:table-cell office:value-type="float" office:value="2070528000">
                <text:p>2070528000</text:p>
              </table:table-cell>
              <table:table-cell office:value-type="float" office:value="18179364777984">
                <text:p>18179364777984</text:p>
              </table:table-cell>
              <table:table-cell office:value-type="float" office:value="NaN">
                <text:p>NaN</text:p>
              </table:table-cell>
              <table:table-cell office:value-type="float" office:value="24598966272">
                <text:p>24598966272</text:p>
              </table:table-cell>
            </table:table-row>
            <table:table-row>
              <table:table-cell office:value-type="float" office:value="43874.4583333333">
                <text:p>43874.4583333333</text:p>
              </table:table-cell>
              <table:table-cell office:value-type="float" office:value="2070528000">
                <text:p>2070528000</text:p>
              </table:table-cell>
              <table:table-cell office:value-type="float" office:value="18203216297984">
                <text:p>18203216297984</text:p>
              </table:table-cell>
              <table:table-cell office:value-type="float" office:value="NaN">
                <text:p>NaN</text:p>
              </table:table-cell>
              <table:table-cell office:value-type="float" office:value="24613560320">
                <text:p>24613560320</text:p>
              </table:table-cell>
            </table:table-row>
            <table:table-row>
              <table:table-cell office:value-type="float" office:value="43874.5">
                <text:p>43874.5</text:p>
              </table:table-cell>
              <table:table-cell office:value-type="float" office:value="2070528000">
                <text:p>2070528000</text:p>
              </table:table-cell>
              <table:table-cell office:value-type="float" office:value="18288050757632">
                <text:p>18288050757632</text:p>
              </table:table-cell>
              <table:table-cell office:value-type="float" office:value="NaN">
                <text:p>NaN</text:p>
              </table:table-cell>
              <table:table-cell office:value-type="float" office:value="24628228096">
                <text:p>24628228096</text:p>
              </table:table-cell>
            </table:table-row>
            <table:table-row>
              <table:table-cell office:value-type="float" office:value="43874.5833333333">
                <text:p>43874.5833333333</text:p>
              </table:table-cell>
              <table:table-cell office:value-type="float" office:value="2073686016">
                <text:p>2073686016</text:p>
              </table:table-cell>
              <table:table-cell office:value-type="float" office:value="18438545641472">
                <text:p>18438545641472</text:p>
              </table:table-cell>
              <table:table-cell office:value-type="float" office:value="NaN">
                <text:p>NaN</text:p>
              </table:table-cell>
              <table:table-cell office:value-type="float" office:value="24642973696">
                <text:p>24642973696</text:p>
              </table:table-cell>
            </table:table-row>
            <table:table-row>
              <table:table-cell office:value-type="float" office:value="43874.625">
                <text:p>43874.625</text:p>
              </table:table-cell>
              <table:table-cell office:value-type="float" office:value="2079731712">
                <text:p>2079731712</text:p>
              </table:table-cell>
              <table:table-cell office:value-type="float" office:value="18455650971648">
                <text:p>18455650971648</text:p>
              </table:table-cell>
              <table:table-cell office:value-type="float" office:value="NaN">
                <text:p>NaN</text:p>
              </table:table-cell>
              <table:table-cell office:value-type="float" office:value="24657657856">
                <text:p>24657657856</text:p>
              </table:table-cell>
            </table:table-row>
            <table:table-row>
              <table:table-cell office:value-type="float" office:value="43874.5416666667">
                <text:p>43874.5416666667</text:p>
              </table:table-cell>
              <table:table-cell office:value-type="float" office:value="2089205760">
                <text:p>2089205760</text:p>
              </table:table-cell>
              <table:table-cell office:value-type="float" office:value="18478474412032">
                <text:p>18478474412032</text:p>
              </table:table-cell>
              <table:table-cell office:value-type="float" office:value="NaN">
                <text:p>NaN</text:p>
              </table:table-cell>
              <table:table-cell office:value-type="float" office:value="24672428032">
                <text:p>24672428032</text:p>
              </table:table-cell>
            </table:table-row>
            <table:table-row>
              <table:table-cell office:value-type="float" office:value="43874.6666666667">
                <text:p>43874.6666666667</text:p>
              </table:table-cell>
              <table:table-cell office:value-type="float" office:value="2089205760">
                <text:p>2089205760</text:p>
              </table:table-cell>
              <table:table-cell office:value-type="float" office:value="18516170452992">
                <text:p>18516170452992</text:p>
              </table:table-cell>
              <table:table-cell office:value-type="float" office:value="NaN">
                <text:p>NaN</text:p>
              </table:table-cell>
              <table:table-cell office:value-type="float" office:value="24687222784">
                <text:p>24687222784</text:p>
              </table:table-cell>
            </table:table-row>
            <table:table-row>
              <table:table-cell office:value-type="float" office:value="43874.7083333333">
                <text:p>43874.7083333333</text:p>
              </table:table-cell>
              <table:table-cell office:value-type="float" office:value="2089205760">
                <text:p>2089205760</text:p>
              </table:table-cell>
              <table:table-cell office:value-type="float" office:value="18576715431936">
                <text:p>18576715431936</text:p>
              </table:table-cell>
              <table:table-cell office:value-type="float" office:value="NaN">
                <text:p>NaN</text:p>
              </table:table-cell>
              <table:table-cell office:value-type="float" office:value="24701722624">
                <text:p>24701722624</text:p>
              </table:table-cell>
            </table:table-row>
            <table:table-row>
              <table:table-cell office:value-type="float" office:value="43874.75">
                <text:p>43874.75</text:p>
              </table:table-cell>
              <table:table-cell office:value-type="float" office:value="2089205760">
                <text:p>2089205760</text:p>
              </table:table-cell>
              <table:table-cell office:value-type="float" office:value="18640073089024">
                <text:p>18640073089024</text:p>
              </table:table-cell>
              <table:table-cell office:value-type="float" office:value="NaN">
                <text:p>NaN</text:p>
              </table:table-cell>
              <table:table-cell office:value-type="float" office:value="24716337152">
                <text:p>24716337152</text:p>
              </table:table-cell>
            </table:table-row>
            <table:table-row>
              <table:table-cell office:value-type="float" office:value="43874.7916666667">
                <text:p>43874.7916666667</text:p>
              </table:table-cell>
              <table:table-cell office:value-type="float" office:value="2099773440">
                <text:p>2099773440</text:p>
              </table:table-cell>
              <table:table-cell office:value-type="float" office:value="18702235234304">
                <text:p>18702235234304</text:p>
              </table:table-cell>
              <table:table-cell office:value-type="float" office:value="NaN">
                <text:p>NaN</text:p>
              </table:table-cell>
              <table:table-cell office:value-type="float" office:value="24731127808">
                <text:p>24731127808</text:p>
              </table:table-cell>
            </table:table-row>
            <table:table-row>
              <table:table-cell office:value-type="float" office:value="43874.8333333333">
                <text:p>43874.8333333333</text:p>
              </table:table-cell>
              <table:table-cell office:value-type="float" office:value="2099773440">
                <text:p>2099773440</text:p>
              </table:table-cell>
              <table:table-cell office:value-type="float" office:value="18788002889728">
                <text:p>187880028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4.875">
                <text:p>43874.875</text:p>
              </table:table-cell>
              <table:table-cell office:value-type="float" office:value="2099773440">
                <text:p>2099773440</text:p>
              </table:table-cell>
              <table:table-cell office:value-type="float" office:value="18837522616320">
                <text:p>18837522616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4.9166666667">
                <text:p>43874.9166666667</text:p>
              </table:table-cell>
              <table:table-cell office:value-type="float" office:value="2102403072">
                <text:p>2102403072</text:p>
              </table:table-cell>
              <table:table-cell office:value-type="float" office:value="18882653184000">
                <text:p>1888265318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4.9583333333">
                <text:p>43874.9583333333</text:p>
              </table:table-cell>
              <table:table-cell office:value-type="float" office:value="2102968320">
                <text:p>2102968320</text:p>
              </table:table-cell>
              <table:table-cell office:value-type="float" office:value="18955916926976">
                <text:p>1895591692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107961344">
                <text:p>2107961344</text:p>
              </table:table-cell>
              <table:table-cell office:value-type="float" office:value="18997139779584">
                <text:p>1899713977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0416666667">
                <text:p>43875.0416666667</text:p>
              </table:table-cell>
              <table:table-cell office:value-type="float" office:value="2116276224">
                <text:p>2116276224</text:p>
              </table:table-cell>
              <table:table-cell office:value-type="float" office:value="19025311150080">
                <text:p>19025311150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0833333333">
                <text:p>43875.0833333333</text:p>
              </table:table-cell>
              <table:table-cell office:value-type="float" office:value="2121646080">
                <text:p>2121646080</text:p>
              </table:table-cell>
              <table:table-cell office:value-type="float" office:value="19092478140416">
                <text:p>1909247814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125">
                <text:p>43875.125</text:p>
              </table:table-cell>
              <table:table-cell office:value-type="float" office:value="2121646080">
                <text:p>2121646080</text:p>
              </table:table-cell>
              <table:table-cell office:value-type="float" office:value="19152424734720">
                <text:p>19152424734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1666666667">
                <text:p>43875.1666666667</text:p>
              </table:table-cell>
              <table:table-cell office:value-type="float" office:value="2121646080">
                <text:p>2121646080</text:p>
              </table:table-cell>
              <table:table-cell office:value-type="float" office:value="19248300457984">
                <text:p>1924830045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2083333333">
                <text:p>43875.2083333333</text:p>
              </table:table-cell>
              <table:table-cell office:value-type="float" office:value="2121646080">
                <text:p>2121646080</text:p>
              </table:table-cell>
              <table:table-cell office:value-type="float" office:value="19296801542144">
                <text:p>1929680154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25">
                <text:p>43875.25</text:p>
              </table:table-cell>
              <table:table-cell office:value-type="float" office:value="2125086720">
                <text:p>2125086720</text:p>
              </table:table-cell>
              <table:table-cell office:value-type="float" office:value="19355332333568">
                <text:p>1935533233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2916666667">
                <text:p>43875.2916666667</text:p>
              </table:table-cell>
              <table:table-cell office:value-type="float" office:value="2125086720">
                <text:p>2125086720</text:p>
              </table:table-cell>
              <table:table-cell office:value-type="float" office:value="19410812444672">
                <text:p>1941081244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3333333333">
                <text:p>43875.3333333333</text:p>
              </table:table-cell>
              <table:table-cell office:value-type="float" office:value="2125086720">
                <text:p>2125086720</text:p>
              </table:table-cell>
              <table:table-cell office:value-type="float" office:value="19500243873792">
                <text:p>1950024387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375">
                <text:p>43875.375</text:p>
              </table:table-cell>
              <table:table-cell office:value-type="float" office:value="2133688320">
                <text:p>2133688320</text:p>
              </table:table-cell>
              <table:table-cell office:value-type="float" office:value="19539164020736">
                <text:p>1953916402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4166666667">
                <text:p>43875.4166666667</text:p>
              </table:table-cell>
              <table:table-cell office:value-type="float" office:value="2133688320">
                <text:p>2133688320</text:p>
              </table:table-cell>
              <table:table-cell office:value-type="float" office:value="19634659033088">
                <text:p>1963465903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4583333333">
                <text:p>43875.4583333333</text:p>
              </table:table-cell>
              <table:table-cell office:value-type="float" office:value="2133688320">
                <text:p>2133688320</text:p>
              </table:table-cell>
              <table:table-cell office:value-type="float" office:value="19729225854976">
                <text:p>1972922585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5">
                <text:p>43875.5</text:p>
              </table:table-cell>
              <table:table-cell office:value-type="float" office:value="2133688320">
                <text:p>2133688320</text:p>
              </table:table-cell>
              <table:table-cell office:value-type="float" office:value="19783557394432">
                <text:p>1978355739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5416666667">
                <text:p>43875.5416666667</text:p>
              </table:table-cell>
              <table:table-cell office:value-type="float" office:value="2139734016">
                <text:p>2139734016</text:p>
              </table:table-cell>
              <table:table-cell office:value-type="float" office:value="19797796507648">
                <text:p>1979779650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5833333333">
                <text:p>43875.5833333333</text:p>
              </table:table-cell>
              <table:table-cell office:value-type="float" office:value="2146127872">
                <text:p>2146127872</text:p>
              </table:table-cell>
              <table:table-cell office:value-type="float" office:value="19898112503808">
                <text:p>1989811250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625">
                <text:p>43875.625</text:p>
              </table:table-cell>
              <table:table-cell office:value-type="float" office:value="2152366080">
                <text:p>2152366080</text:p>
              </table:table-cell>
              <table:table-cell office:value-type="float" office:value="19940168146944">
                <text:p>1994016814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6666666667">
                <text:p>43875.6666666667</text:p>
              </table:table-cell>
              <table:table-cell office:value-type="float" office:value="2152366080">
                <text:p>2152366080</text:p>
              </table:table-cell>
              <table:table-cell office:value-type="float" office:value="20019288309760">
                <text:p>20019288309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7083333333">
                <text:p>43875.7083333333</text:p>
              </table:table-cell>
              <table:table-cell office:value-type="float" office:value="2152366080">
                <text:p>2152366080</text:p>
              </table:table-cell>
              <table:table-cell office:value-type="float" office:value="20091516813312">
                <text:p>2009151681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75">
                <text:p>43875.75</text:p>
              </table:table-cell>
              <table:table-cell office:value-type="float" office:value="2152366080">
                <text:p>2152366080</text:p>
              </table:table-cell>
              <table:table-cell office:value-type="float" office:value="20121507401728">
                <text:p>2012150740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7916666667">
                <text:p>43875.7916666667</text:p>
              </table:table-cell>
              <table:table-cell office:value-type="float" office:value="2155794432">
                <text:p>2155794432</text:p>
              </table:table-cell>
              <table:table-cell office:value-type="float" office:value="20161533472768">
                <text:p>2016153347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8333333333">
                <text:p>43875.8333333333</text:p>
              </table:table-cell>
              <table:table-cell office:value-type="float" office:value="2166128640">
                <text:p>2166128640</text:p>
              </table:table-cell>
              <table:table-cell office:value-type="float" office:value="20228058415104">
                <text:p>2022805841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875">
                <text:p>43875.875</text:p>
              </table:table-cell>
              <table:table-cell office:value-type="float" office:value="2166128640">
                <text:p>2166128640</text:p>
              </table:table-cell>
              <table:table-cell office:value-type="float" office:value="20298132070400">
                <text:p>20298132070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9166666667">
                <text:p>43875.9166666667</text:p>
              </table:table-cell>
              <table:table-cell office:value-type="float" office:value="2166128640">
                <text:p>2166128640</text:p>
              </table:table-cell>
              <table:table-cell office:value-type="float" office:value="20328163381248">
                <text:p>2032816338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.9583333333">
                <text:p>43875.9583333333</text:p>
              </table:table-cell>
              <table:table-cell office:value-type="float" office:value="2166128640">
                <text:p>2166128640</text:p>
              </table:table-cell>
              <table:table-cell office:value-type="float" office:value="20414009282560">
                <text:p>2041400928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174582784">
                <text:p>2174582784</text:p>
              </table:table-cell>
              <table:table-cell office:value-type="float" office:value="20469312192512">
                <text:p>2046931219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0416666667">
                <text:p>43876.0416666667</text:p>
              </table:table-cell>
              <table:table-cell office:value-type="float" office:value="2180595712">
                <text:p>2180595712</text:p>
              </table:table-cell>
              <table:table-cell office:value-type="float" office:value="20490597244928">
                <text:p>2049059724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0833333333">
                <text:p>43876.0833333333</text:p>
              </table:table-cell>
              <table:table-cell office:value-type="float" office:value="2184806400">
                <text:p>2184806400</text:p>
              </table:table-cell>
              <table:table-cell office:value-type="float" office:value="20561590243328">
                <text:p>2056159024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125">
                <text:p>43876.125</text:p>
              </table:table-cell>
              <table:table-cell office:value-type="float" office:value="2184806400">
                <text:p>2184806400</text:p>
              </table:table-cell>
              <table:table-cell office:value-type="float" office:value="20628376915968">
                <text:p>2062837691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1666666667">
                <text:p>43876.1666666667</text:p>
              </table:table-cell>
              <table:table-cell office:value-type="float" office:value="2184806400">
                <text:p>2184806400</text:p>
              </table:table-cell>
              <table:table-cell office:value-type="float" office:value="20707947646976">
                <text:p>2070794764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2083333333">
                <text:p>43876.2083333333</text:p>
              </table:table-cell>
              <table:table-cell office:value-type="float" office:value="2185867264">
                <text:p>2185867264</text:p>
              </table:table-cell>
              <table:table-cell office:value-type="float" office:value="20762575675392">
                <text:p>2076257567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25">
                <text:p>43876.25</text:p>
              </table:table-cell>
              <table:table-cell office:value-type="float" office:value="2196848640">
                <text:p>2196848640</text:p>
              </table:table-cell>
              <table:table-cell office:value-type="float" office:value="20827972026368">
                <text:p>2082797202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2916666667">
                <text:p>43876.2916666667</text:p>
              </table:table-cell>
              <table:table-cell office:value-type="float" office:value="2196848640">
                <text:p>2196848640</text:p>
              </table:table-cell>
              <table:table-cell office:value-type="float" office:value="20905769635840">
                <text:p>20905769635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3333333333">
                <text:p>43876.3333333333</text:p>
              </table:table-cell>
              <table:table-cell office:value-type="float" office:value="2196848640">
                <text:p>2196848640</text:p>
              </table:table-cell>
              <table:table-cell office:value-type="float" office:value="20955847565312">
                <text:p>2095584756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375">
                <text:p>43876.375</text:p>
              </table:table-cell>
              <table:table-cell office:value-type="float" office:value="2196848640">
                <text:p>2196848640</text:p>
              </table:table-cell>
              <table:table-cell office:value-type="float" office:value="21020668874752">
                <text:p>2102066887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4166666667">
                <text:p>43876.4166666667</text:p>
              </table:table-cell>
              <table:table-cell office:value-type="float" office:value="2203947008">
                <text:p>2203947008</text:p>
              </table:table-cell>
              <table:table-cell office:value-type="float" office:value="21112738283520">
                <text:p>21112738283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4583333333">
                <text:p>43876.4583333333</text:p>
              </table:table-cell>
              <table:table-cell office:value-type="float" office:value="2219147264">
                <text:p>2219147264</text:p>
              </table:table-cell>
              <table:table-cell office:value-type="float" office:value="21168648679424">
                <text:p>2116864867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5">
                <text:p>43876.5</text:p>
              </table:table-cell>
              <table:table-cell office:value-type="float" office:value="2219704320">
                <text:p>2219704320</text:p>
              </table:table-cell>
              <table:table-cell office:value-type="float" office:value="21303238217728">
                <text:p>21303238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5416666667">
                <text:p>43876.5416666667</text:p>
              </table:table-cell>
              <table:table-cell office:value-type="float" office:value="2219704320">
                <text:p>2219704320</text:p>
              </table:table-cell>
              <table:table-cell office:value-type="float" office:value="21319676719104">
                <text:p>2131967671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5833333333">
                <text:p>43876.5833333333</text:p>
              </table:table-cell>
              <table:table-cell office:value-type="float" office:value="2229534720">
                <text:p>2229534720</text:p>
              </table:table-cell>
              <table:table-cell office:value-type="float" office:value="21420375293952">
                <text:p>21420375293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625">
                <text:p>43876.625</text:p>
              </table:table-cell>
              <table:table-cell office:value-type="float" office:value="2229534720">
                <text:p>2229534720</text:p>
              </table:table-cell>
              <table:table-cell office:value-type="float" office:value="21431470325760">
                <text:p>21431470325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6666666667">
                <text:p>43876.6666666667</text:p>
              </table:table-cell>
              <table:table-cell office:value-type="float" office:value="2229534720">
                <text:p>2229534720</text:p>
              </table:table-cell>
              <table:table-cell office:value-type="float" office:value="21457159966720">
                <text:p>21457159966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7083333333">
                <text:p>43876.7083333333</text:p>
              </table:table-cell>
              <table:table-cell office:value-type="float" office:value="2229534720">
                <text:p>2229534720</text:p>
              </table:table-cell>
              <table:table-cell office:value-type="float" office:value="21536434479104">
                <text:p>2153643447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75">
                <text:p>43876.75</text:p>
              </table:table-cell>
              <table:table-cell office:value-type="float" office:value="2229534720">
                <text:p>2229534720</text:p>
              </table:table-cell>
              <table:table-cell office:value-type="float" office:value="21581294063616">
                <text:p>21581294063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7916666667">
                <text:p>43876.7916666667</text:p>
              </table:table-cell>
              <table:table-cell office:value-type="float" office:value="2248458240">
                <text:p>2248458240</text:p>
              </table:table-cell>
              <table:table-cell office:value-type="float" office:value="21648691113984">
                <text:p>2164869111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8333333333">
                <text:p>43876.8333333333</text:p>
              </table:table-cell>
              <table:table-cell office:value-type="float" office:value="2248458240">
                <text:p>2248458240</text:p>
              </table:table-cell>
              <table:table-cell office:value-type="float" office:value="21707759017984">
                <text:p>2170775901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875">
                <text:p>43876.875</text:p>
              </table:table-cell>
              <table:table-cell office:value-type="float" office:value="2248458240">
                <text:p>2248458240</text:p>
              </table:table-cell>
              <table:table-cell office:value-type="float" office:value="21771091165184">
                <text:p>2177109116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.9166666667">
                <text:p>43876.9166666667</text:p>
              </table:table-cell>
              <table:table-cell office:value-type="float" office:value="2248458240">
                <text:p>2248458240</text:p>
              </table:table-cell>
              <table:table-cell office:value-type="float" office:value="21828179849216">
                <text:p>2182817984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